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t" table:style-name="ta1">
        <table:shapes>
          <draw:frame draw:z-index="0" draw:style-name="gr1" draw:text-style-name="P1" svg:width="15.99cm" svg:height="9.005cm" svg:x="9.577cm" svg:y="12.059cm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21.155" calcext:value-type="float">
            <text:p>1021.155</text:p>
          </table:table-cell>
          <table:table-cell table:formula="of:=[.D130]" office:value-type="float" office:value="696.0935" calcext:value-type="float">
            <text:p>696.0935</text:p>
          </table:table-cell>
          <table:table-cell table:formula="of:=[.D255]" office:value-type="float" office:value="1017.5675" calcext:value-type="float">
            <text:p>1017.5675</text:p>
          </table:table-cell>
          <table:table-cell table:formula="of:=[.D380]" office:value-type="float" office:value="660.8575" calcext:value-type="float">
            <text:p>660.85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8.22" calcext:value-type="float">
            <text:p>1018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1020.99" calcext:value-type="float">
            <text:p>1020.99</text:p>
          </table:table-cell>
          <table:table-cell table:formula="of:=[.D135]" office:value-type="float" office:value="659.37675" calcext:value-type="float">
            <text:p>659.37675</text:p>
          </table:table-cell>
          <table:table-cell table:formula="of:=[.D260]" office:value-type="float" office:value="1018.8825" calcext:value-type="float">
            <text:p>1018.8825</text:p>
          </table:table-cell>
          <table:table-cell table:formula="of:=[.D385]" office:value-type="float" office:value="520.228" calcext:value-type="float">
            <text:p>520.2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1009.46625" calcext:value-type="float">
            <text:p>1009.46625</text:p>
          </table:table-cell>
          <table:table-cell table:formula="of:=[.D140]" office:value-type="float" office:value="597.288" calcext:value-type="float">
            <text:p>597.288</text:p>
          </table:table-cell>
          <table:table-cell table:formula="of:=[.D265]" office:value-type="float" office:value="948.19925" calcext:value-type="float">
            <text:p>948.19925</text:p>
          </table:table-cell>
          <table:table-cell table:formula="of:=[.D390]" office:value-type="float" office:value="771.76025" calcext:value-type="float">
            <text:p>771.76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formula="of:=AVERAGE([.B2:.B5])" office:value-type="float" office:value="1021.155" calcext:value-type="float">
            <text:p>1021.1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949.83575" calcext:value-type="float">
            <text:p>949.83575</text:p>
          </table:table-cell>
          <table:table-cell table:formula="of:=[.D145]" office:value-type="float" office:value="584.927" calcext:value-type="float">
            <text:p>584.927</text:p>
          </table:table-cell>
          <table:table-cell table:formula="of:=[.D270]" office:value-type="float" office:value="894.868" calcext:value-type="float">
            <text:p>894.868</text:p>
          </table:table-cell>
          <table:table-cell table:formula="of:=[.D395]" office:value-type="float" office:value="527.9175" calcext:value-type="float">
            <text:p>527.9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920.98925" calcext:value-type="float">
            <text:p>920.98925</text:p>
          </table:table-cell>
          <table:table-cell table:formula="of:=[.D150]" office:value-type="float" office:value="604.2295" calcext:value-type="float">
            <text:p>604.2295</text:p>
          </table:table-cell>
          <table:table-cell table:formula="of:=[.D275]" office:value-type="float" office:value="941.7715" calcext:value-type="float">
            <text:p>941.7715</text:p>
          </table:table-cell>
          <table:table-cell table:formula="of:=[.D400]" office:value-type="float" office:value="646.227" calcext:value-type="float">
            <text:p>646.22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7.58" calcext:value-type="float">
            <text:p>1017.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900.39" calcext:value-type="float">
            <text:p>900.39</text:p>
          </table:table-cell>
          <table:table-cell table:formula="of:=[.D155]" office:value-type="float" office:value="639.05125" calcext:value-type="float">
            <text:p>639.05125</text:p>
          </table:table-cell>
          <table:table-cell table:formula="of:=[.D280]" office:value-type="float" office:value="982.60425" calcext:value-type="float">
            <text:p>982.60425</text:p>
          </table:table-cell>
          <table:table-cell table:formula="of:=[.D405]" office:value-type="float" office:value="707.23675" calcext:value-type="float">
            <text:p>707.236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873.08525" calcext:value-type="float">
            <text:p>873.08525</text:p>
          </table:table-cell>
          <table:table-cell table:formula="of:=[.D160]" office:value-type="float" office:value="696.34125" calcext:value-type="float">
            <text:p>696.34125</text:p>
          </table:table-cell>
          <table:table-cell table:formula="of:=[.D285]" office:value-type="float" office:value="935.79825" calcext:value-type="float">
            <text:p>935.79825</text:p>
          </table:table-cell>
          <table:table-cell table:formula="of:=[.D410]" office:value-type="float" office:value="584.26725" calcext:value-type="float">
            <text:p>584.26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851.519" calcext:value-type="float">
            <text:p>851.519</text:p>
          </table:table-cell>
          <table:table-cell table:formula="of:=[.D165]" office:value-type="float" office:value="679.258" calcext:value-type="float">
            <text:p>679.258</text:p>
          </table:table-cell>
          <table:table-cell table:formula="of:=[.D290]" office:value-type="float" office:value="911.09825" calcext:value-type="float">
            <text:p>911.09825</text:p>
          </table:table-cell>
          <table:table-cell table:formula="of:=[.D415]" office:value-type="float" office:value="489.89225" calcext:value-type="float">
            <text:p>489.892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formula="of:=AVERAGE([.B7:.B10])" office:value-type="float" office:value="1020.99" calcext:value-type="float">
            <text:p>1020.9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835.242" calcext:value-type="float">
            <text:p>835.242</text:p>
          </table:table-cell>
          <table:table-cell table:formula="of:=[.D170]" office:value-type="float" office:value="663.99325" calcext:value-type="float">
            <text:p>663.99325</text:p>
          </table:table-cell>
          <table:table-cell table:formula="of:=[.D295]" office:value-type="float" office:value="910.3725" calcext:value-type="float">
            <text:p>910.3725</text:p>
          </table:table-cell>
          <table:table-cell table:formula="of:=[.D420]" office:value-type="float" office:value="509.12525" calcext:value-type="float">
            <text:p>509.125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861.88375" calcext:value-type="float">
            <text:p>861.88375</text:p>
          </table:table-cell>
          <table:table-cell table:formula="of:=[.D175]" office:value-type="float" office:value="652.02625" calcext:value-type="float">
            <text:p>652.02625</text:p>
          </table:table-cell>
          <table:table-cell table:formula="of:=[.D300]" office:value-type="float" office:value="950.87" calcext:value-type="float">
            <text:p>950.87</text:p>
          </table:table-cell>
          <table:table-cell table:formula="of:=[.D425]" office:value-type="float" office:value="695.95" calcext:value-type="float">
            <text:p>695.9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820.19575" calcext:value-type="float">
            <text:p>820.19575</text:p>
          </table:table-cell>
          <table:table-cell table:formula="of:=[.D180]" office:value-type="float" office:value="662.0805" calcext:value-type="float">
            <text:p>662.0805</text:p>
          </table:table-cell>
          <table:table-cell table:formula="of:=[.D305]" office:value-type="float" office:value="956.069" calcext:value-type="float">
            <text:p>956.069</text:p>
          </table:table-cell>
          <table:table-cell table:formula="of:=[.D430]" office:value-type="float" office:value="483.0555" calcext:value-type="float">
            <text:p>483.05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565" calcext:value-type="float">
            <text:p>971.5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791.191" calcext:value-type="float">
            <text:p>791.191</text:p>
          </table:table-cell>
          <table:table-cell table:formula="of:=[.D185]" office:value-type="float" office:value="685.0215" calcext:value-type="float">
            <text:p>685.0215</text:p>
          </table:table-cell>
          <table:table-cell table:formula="of:=[.D310]" office:value-type="float" office:value="773.826" calcext:value-type="float">
            <text:p>773.826</text:p>
          </table:table-cell>
          <table:table-cell table:formula="of:=[.D435]" office:value-type="float" office:value="206.64935375" calcext:value-type="float">
            <text:p>206.649353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821.523" calcext:value-type="float">
            <text:p>821.523</text:p>
          </table:table-cell>
          <table:table-cell table:formula="of:=[.D190]" office:value-type="float" office:value="630.139" calcext:value-type="float">
            <text:p>630.139</text:p>
          </table:table-cell>
          <table:table-cell table:formula="of:=[.D315]" office:value-type="float" office:value="774.10575" calcext:value-type="float">
            <text:p>774.10575</text:p>
          </table:table-cell>
          <table:table-cell table:formula="of:=[.D440]" office:value-type="float" office:value="529.5675" calcext:value-type="float">
            <text:p>529.56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formula="of:=AVERAGE([.B12:.B15])" office:value-type="float" office:value="1009.46625" calcext:value-type="float">
            <text:p>1009.466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808.12875" calcext:value-type="float">
            <text:p>808.12875</text:p>
          </table:table-cell>
          <table:table-cell table:formula="of:=[.D195]" office:value-type="float" office:value="656.444" calcext:value-type="float">
            <text:p>656.444</text:p>
          </table:table-cell>
          <table:table-cell table:formula="of:=[.D320]" office:value-type="float" office:value="807.858" calcext:value-type="float">
            <text:p>807.858</text:p>
          </table:table-cell>
          <table:table-cell table:formula="of:=[.D445]" office:value-type="float" office:value="561.1305" calcext:value-type="float">
            <text:p>561.13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108" calcext:value-type="float">
            <text:p>916.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842.3005" calcext:value-type="float">
            <text:p>842.3005</text:p>
          </table:table-cell>
          <table:table-cell table:formula="of:=[.D200]" office:value-type="float" office:value="668.54725" calcext:value-type="float">
            <text:p>668.54725</text:p>
          </table:table-cell>
          <table:table-cell table:formula="of:=[.D325]" office:value-type="float" office:value="943.17075" calcext:value-type="float">
            <text:p>943.17075</text:p>
          </table:table-cell>
          <table:table-cell table:formula="of:=[.D450]" office:value-type="float" office:value="546.951" calcext:value-type="float">
            <text:p>546.95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1.97" calcext:value-type="float">
            <text:p>1021.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846.386" calcext:value-type="float">
            <text:p>846.386</text:p>
          </table:table-cell>
          <table:table-cell table:formula="of:=[.D205]" office:value-type="float" office:value="664.9235" calcext:value-type="float">
            <text:p>664.9235</text:p>
          </table:table-cell>
          <table:table-cell table:formula="of:=[.D330]" office:value-type="float" office:value="730.87175" calcext:value-type="float">
            <text:p>730.87175</text:p>
          </table:table-cell>
          <table:table-cell table:formula="of:=[.D455]" office:value-type="float" office:value="569.69175" calcext:value-type="float">
            <text:p>569.69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3.358" calcext:value-type="float">
            <text:p>763.3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858.944" calcext:value-type="float">
            <text:p>858.944</text:p>
          </table:table-cell>
          <table:table-cell table:formula="of:=[.D210]" office:value-type="float" office:value="716.75175" calcext:value-type="float">
            <text:p>716.75175</text:p>
          </table:table-cell>
          <table:table-cell table:formula="of:=[.D335]" office:value-type="float" office:value="953.73975" calcext:value-type="float">
            <text:p>953.73975</text:p>
          </table:table-cell>
          <table:table-cell table:formula="of:=[.D460]" office:value-type="float" office:value="661.57" calcext:value-type="float">
            <text:p>661.5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1.905" calcext:value-type="float">
            <text:p>991.9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847.8555" calcext:value-type="float">
            <text:p>847.8555</text:p>
          </table:table-cell>
          <table:table-cell table:formula="of:=[.D215]" office:value-type="float" office:value="731.6325" calcext:value-type="float">
            <text:p>731.6325</text:p>
          </table:table-cell>
          <table:table-cell table:formula="of:=[.D340]" office:value-type="float" office:value="972.89325" calcext:value-type="float">
            <text:p>972.89325</text:p>
          </table:table-cell>
          <table:table-cell table:formula="of:=[.D465]" office:value-type="float" office:value="600.10975" calcext:value-type="float">
            <text:p>600.10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6" calcext:value-type="float">
            <text:p>6</text:p>
          </table:table-cell>
          <table:table-cell table:formula="of:=AVERAGE([.B17:.B20])" office:value-type="float" office:value="949.83575" calcext:value-type="float">
            <text:p>949.8357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848.98775" calcext:value-type="float">
            <text:p>848.98775</text:p>
          </table:table-cell>
          <table:table-cell table:formula="of:=[.D220]" office:value-type="float" office:value="743.613" calcext:value-type="float">
            <text:p>743.613</text:p>
          </table:table-cell>
          <table:table-cell table:formula="of:=[.D345]" office:value-type="float" office:value="800.18" calcext:value-type="float">
            <text:p>800.18</text:p>
          </table:table-cell>
          <table:table-cell table:formula="of:=[.D470]" office:value-type="float" office:value="563.343" calcext:value-type="float">
            <text:p>563.34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682" calcext:value-type="float">
            <text:p>806.6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825.046" calcext:value-type="float">
            <text:p>825.046</text:p>
          </table:table-cell>
          <table:table-cell table:formula="of:=[.D225]" office:value-type="float" office:value="711.52825" calcext:value-type="float">
            <text:p>711.52825</text:p>
          </table:table-cell>
          <table:table-cell table:formula="of:=[.D350]" office:value-type="float" office:value="938.91875" calcext:value-type="float">
            <text:p>938.91875</text:p>
          </table:table-cell>
          <table:table-cell table:formula="of:=[.D475]" office:value-type="float" office:value="698.4055" calcext:value-type="float">
            <text:p>698.40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896" calcext:value-type="float">
            <text:p>987.8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847.5545" calcext:value-type="float">
            <text:p>847.5545</text:p>
          </table:table-cell>
          <table:table-cell table:formula="of:=[.D230]" office:value-type="float" office:value="696.90375" calcext:value-type="float">
            <text:p>696.90375</text:p>
          </table:table-cell>
          <table:table-cell table:formula="of:=[.D355]" office:value-type="float" office:value="962.00375" calcext:value-type="float">
            <text:p>962.00375</text:p>
          </table:table-cell>
          <table:table-cell table:formula="of:=[.D480]" office:value-type="float" office:value="739.08775" calcext:value-type="float">
            <text:p>739.087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4.21" calcext:value-type="float">
            <text:p>814.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847.05825" calcext:value-type="float">
            <text:p>847.05825</text:p>
          </table:table-cell>
          <table:table-cell table:formula="of:=[.D235]" office:value-type="float" office:value="756.8285" calcext:value-type="float">
            <text:p>756.8285</text:p>
          </table:table-cell>
          <table:table-cell table:formula="of:=[.D360]" office:value-type="float" office:value="938.025" calcext:value-type="float">
            <text:p>938.025</text:p>
          </table:table-cell>
          <table:table-cell table:formula="of:=[.D485]" office:value-type="float" office:value="591.2965" calcext:value-type="float">
            <text:p>591.296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161" calcext:value-type="float">
            <text:p>882.16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849.687" calcext:value-type="float">
            <text:p>849.687</text:p>
          </table:table-cell>
          <table:table-cell table:formula="of:=[.D240]" office:value-type="float" office:value="715.8745" calcext:value-type="float">
            <text:p>715.8745</text:p>
          </table:table-cell>
          <table:table-cell table:formula="of:=[.D365]" office:value-type="float" office:value="852.053" calcext:value-type="float">
            <text:p>852.053</text:p>
          </table:table-cell>
          <table:table-cell table:formula="of:=[.D490]" office:value-type="float" office:value="617.5335" calcext:value-type="float">
            <text:p>617.533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9.69" calcext:value-type="float">
            <text:p>999.69</text:p>
          </table:table-cell>
          <table:table-cell office:value-type="float" office:value="8" calcext:value-type="float">
            <text:p>8</text:p>
          </table:table-cell>
          <table:table-cell table:formula="of:=AVERAGE([.B22:.B25])" office:value-type="float" office:value="920.98925" calcext:value-type="float">
            <text:p>920.989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830.27" calcext:value-type="float">
            <text:p>830.27</text:p>
          </table:table-cell>
          <table:table-cell table:formula="of:=[.D245]" office:value-type="float" office:value="703.6545" calcext:value-type="float">
            <text:p>703.6545</text:p>
          </table:table-cell>
          <table:table-cell table:formula="of:=[.D370]" office:value-type="float" office:value="768.73325" calcext:value-type="float">
            <text:p>768.73325</text:p>
          </table:table-cell>
          <table:table-cell table:formula="of:=[.D495]" office:value-type="float" office:value="480.3755" calcext:value-type="float">
            <text:p>480.37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648" calcext:value-type="float">
            <text:p>764.64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847.47375" calcext:value-type="float">
            <text:p>847.47375</text:p>
          </table:table-cell>
          <table:table-cell table:formula="of:=[.D250]" office:value-type="float" office:value="735.7465" calcext:value-type="float">
            <text:p>735.7465</text:p>
          </table:table-cell>
          <table:table-cell table:formula="of:=[.D375]" office:value-type="float" office:value="664.80225" calcext:value-type="float">
            <text:p>664.80225</text:p>
          </table:table-cell>
          <table:table-cell table:formula="of:=[.D500]" office:value-type="float" office:value="624.6855" calcext:value-type="float">
            <text:p>624.68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3.683" calcext:value-type="float">
            <text:p>933.6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17" calcext:value-type="float">
            <text:p>822.11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1.58" calcext:value-type="float">
            <text:p>841.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4.18" calcext:value-type="float">
            <text:p>1004.18</text:p>
          </table:table-cell>
          <table:table-cell office:value-type="float" office:value="10" calcext:value-type="float">
            <text:p>10</text:p>
          </table:table-cell>
          <table:table-cell table:formula="of:=AVERAGE([.B27:.B30])" office:value-type="float" office:value="900.39" calcext:value-type="float">
            <text:p>900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9.4" calcext:value-type="float">
            <text:p>759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9.936" calcext:value-type="float">
            <text:p>889.93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661" calcext:value-type="float">
            <text:p>871.66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9.185" calcext:value-type="float">
            <text:p>779.1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1.559" calcext:value-type="float">
            <text:p>951.559</text:p>
          </table:table-cell>
          <table:table-cell office:value-type="float" office:value="12" calcext:value-type="float">
            <text:p>12</text:p>
          </table:table-cell>
          <table:table-cell table:formula="of:=AVERAGE([.B32:.B35])" office:value-type="float" office:value="873.08525" calcext:value-type="float">
            <text:p>873.0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98" calcext:value-type="float">
            <text:p>804.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7.487" calcext:value-type="float">
            <text:p>817.48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515" calcext:value-type="float">
            <text:p>811.5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1.978" calcext:value-type="float">
            <text:p>881.97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096" calcext:value-type="float">
            <text:p>895.096</text:p>
          </table:table-cell>
          <table:table-cell office:value-type="float" office:value="14" calcext:value-type="float">
            <text:p>14</text:p>
          </table:table-cell>
          <table:table-cell table:formula="of:=AVERAGE([.B37:.B40])" office:value-type="float" office:value="851.519" calcext:value-type="float">
            <text:p>851.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3.371" calcext:value-type="float">
            <text:p>853.3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929" calcext:value-type="float">
            <text:p>855.92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286" calcext:value-type="float">
            <text:p>788.28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616" calcext:value-type="float">
            <text:p>837.61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137" calcext:value-type="float">
            <text:p>859.137</text:p>
          </table:table-cell>
          <table:table-cell office:value-type="float" office:value="16" calcext:value-type="float">
            <text:p>16</text:p>
          </table:table-cell>
          <table:table-cell table:formula="of:=AVERAGE([.B42:.B45])" office:value-type="float" office:value="835.242" calcext:value-type="float">
            <text:p>835.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74" calcext:value-type="float">
            <text:p>822.17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486" calcext:value-type="float">
            <text:p>806.4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399" calcext:value-type="float">
            <text:p>882.39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903" calcext:value-type="float">
            <text:p>893.90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747" calcext:value-type="float">
            <text:p>864.747</text:p>
          </table:table-cell>
          <table:table-cell office:value-type="float" office:value="18" calcext:value-type="float">
            <text:p>18</text:p>
          </table:table-cell>
          <table:table-cell table:formula="of:=AVERAGE([.B47:.B50])" office:value-type="float" office:value="861.88375" calcext:value-type="float">
            <text:p>861.88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5.031" calcext:value-type="float">
            <text:p>875.03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348" calcext:value-type="float">
            <text:p>791.3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39" calcext:value-type="float">
            <text:p>887.83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723" calcext:value-type="float">
            <text:p>799.7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1.873" calcext:value-type="float">
            <text:p>801.873</text:p>
          </table:table-cell>
          <table:table-cell office:value-type="float" office:value="20" calcext:value-type="float">
            <text:p>20</text:p>
          </table:table-cell>
          <table:table-cell table:formula="of:=AVERAGE([.B52:.B55])" office:value-type="float" office:value="820.19575" calcext:value-type="float">
            <text:p>820.19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655" calcext:value-type="float">
            <text:p>836.6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203" calcext:value-type="float">
            <text:p>764.20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318" calcext:value-type="float">
            <text:p>855.31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3.615" calcext:value-type="float">
            <text:p>753.6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628" calcext:value-type="float">
            <text:p>791.628</text:p>
          </table:table-cell>
          <table:table-cell office:value-type="float" office:value="22" calcext:value-type="float">
            <text:p>22</text:p>
          </table:table-cell>
          <table:table-cell table:formula="of:=AVERAGE([.B57:.B60])" office:value-type="float" office:value="791.191" calcext:value-type="float">
            <text:p>791.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7.065" calcext:value-type="float">
            <text:p>797.06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187" calcext:value-type="float">
            <text:p>806.1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616" calcext:value-type="float">
            <text:p>916.61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4.802" calcext:value-type="float">
            <text:p>774.80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487" calcext:value-type="float">
            <text:p>788.487</text:p>
          </table:table-cell>
          <table:table-cell office:value-type="float" office:value="24" calcext:value-type="float">
            <text:p>24</text:p>
          </table:table-cell>
          <table:table-cell table:formula="of:=AVERAGE([.B62:.B65])" office:value-type="float" office:value="821.523" calcext:value-type="float">
            <text:p>821.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2.413" calcext:value-type="float">
            <text:p>792.41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923" calcext:value-type="float">
            <text:p>838.92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8.676" calcext:value-type="float">
            <text:p>878.67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0.891" calcext:value-type="float">
            <text:p>760.8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4.025" calcext:value-type="float">
            <text:p>754.025</text:p>
          </table:table-cell>
          <table:table-cell office:value-type="float" office:value="26" calcext:value-type="float">
            <text:p>26</text:p>
          </table:table-cell>
          <table:table-cell table:formula="of:=AVERAGE([.B67:.B70])" office:value-type="float" office:value="808.12875" calcext:value-type="float">
            <text:p>808.12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195" calcext:value-type="float">
            <text:p>864.1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9.192" calcext:value-type="float">
            <text:p>869.19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4.76" calcext:value-type="float">
            <text:p>904.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0.431" calcext:value-type="float">
            <text:p>790.43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19" calcext:value-type="float">
            <text:p>804.819</text:p>
          </table:table-cell>
          <table:table-cell office:value-type="float" office:value="28" calcext:value-type="float">
            <text:p>28</text:p>
          </table:table-cell>
          <table:table-cell table:formula="of:=AVERAGE([.B72:.B75])" office:value-type="float" office:value="842.3005" calcext:value-type="float">
            <text:p>842.3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2.61" calcext:value-type="float">
            <text:p>852.6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3.749" calcext:value-type="float">
            <text:p>843.74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227" calcext:value-type="float">
            <text:p>942.22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6.267" calcext:value-type="float">
            <text:p>816.267</text:p>
          </table:table-cell>
          <table:table-cell office:value-type="float" office:value="30" calcext:value-type="float">
            <text:p>30</text:p>
          </table:table-cell>
          <table:table-cell table:formula="of:=AVERAGE([.B77:.B80])" office:value-type="float" office:value="846.386" calcext:value-type="float">
            <text:p>846.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847" calcext:value-type="float">
            <text:p>854.84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984" calcext:value-type="float">
            <text:p>861.9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5.78" calcext:value-type="float">
            <text:p>925.7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956" calcext:value-type="float">
            <text:p>799.9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8.056" calcext:value-type="float">
            <text:p>848.056</text:p>
          </table:table-cell>
          <table:table-cell office:value-type="float" office:value="32" calcext:value-type="float">
            <text:p>32</text:p>
          </table:table-cell>
          <table:table-cell table:formula="of:=AVERAGE([.B82:.B85])" office:value-type="float" office:value="858.944" calcext:value-type="float">
            <text:p>858.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616" calcext:value-type="float">
            <text:p>851.61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51" calcext:value-type="float">
            <text:p>851.5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758" calcext:value-type="float">
            <text:p>884.75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6.385" calcext:value-type="float">
            <text:p>826.38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8.769" calcext:value-type="float">
            <text:p>828.769</text:p>
          </table:table-cell>
          <table:table-cell office:value-type="float" office:value="34" calcext:value-type="float">
            <text:p>34</text:p>
          </table:table-cell>
          <table:table-cell table:formula="of:=AVERAGE([.B87:.B90])" office:value-type="float" office:value="847.8555" calcext:value-type="float">
            <text:p>847.8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607" calcext:value-type="float">
            <text:p>838.6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254" calcext:value-type="float">
            <text:p>855.25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3.638" calcext:value-type="float">
            <text:p>863.63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9.274" calcext:value-type="float">
            <text:p>809.2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7.785" calcext:value-type="float">
            <text:p>867.785</text:p>
          </table:table-cell>
          <table:table-cell office:value-type="float" office:value="36" calcext:value-type="float">
            <text:p>36</text:p>
          </table:table-cell>
          <table:table-cell table:formula="of:=AVERAGE([.B92:.B95])" office:value-type="float" office:value="848.98775" calcext:value-type="float">
            <text:p>848.98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0.475" calcext:value-type="float">
            <text:p>910.47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578" calcext:value-type="float">
            <text:p>854.57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5.185" calcext:value-type="float">
            <text:p>775.1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0.414" calcext:value-type="float">
            <text:p>820.41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0.007" calcext:value-type="float">
            <text:p>850.007</text:p>
          </table:table-cell>
          <table:table-cell office:value-type="float" office:value="38" calcext:value-type="float">
            <text:p>38</text:p>
          </table:table-cell>
          <table:table-cell table:formula="of:=AVERAGE([.B97:.B100])" office:value-type="float" office:value="825.046" calcext:value-type="float">
            <text:p>825.0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3.502" calcext:value-type="float">
            <text:p>833.5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809" calcext:value-type="float">
            <text:p>819.8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52" calcext:value-type="float">
            <text:p>887.8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1.115" calcext:value-type="float">
            <text:p>821.11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442" calcext:value-type="float">
            <text:p>861.442</text:p>
          </table:table-cell>
          <table:table-cell office:value-type="float" office:value="40" calcext:value-type="float">
            <text:p>40</text:p>
          </table:table-cell>
          <table:table-cell table:formula="of:=AVERAGE([.B102:.B105])" office:value-type="float" office:value="847.5545" calcext:value-type="float">
            <text:p>847.5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725" calcext:value-type="float">
            <text:p>871.72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772" calcext:value-type="float">
            <text:p>819.77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323" calcext:value-type="float">
            <text:p>788.32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4.208" calcext:value-type="float">
            <text:p>874.20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5.93" calcext:value-type="float">
            <text:p>905.93</text:p>
          </table:table-cell>
          <table:table-cell office:value-type="float" office:value="45" calcext:value-type="float">
            <text:p>45</text:p>
          </table:table-cell>
          <table:table-cell table:formula="of:=AVERAGE([.B107:.B110])" office:value-type="float" office:value="847.05825" calcext:value-type="float">
            <text:p>847.05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47" calcext:value-type="float">
            <text:p>859.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185" calcext:value-type="float">
            <text:p>836.18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9.635" calcext:value-type="float">
            <text:p>879.63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6" calcext:value-type="float">
            <text:p>811.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28" calcext:value-type="float">
            <text:p>871.328</text:p>
          </table:table-cell>
          <table:table-cell office:value-type="float" office:value="50" calcext:value-type="float">
            <text:p>50</text:p>
          </table:table-cell>
          <table:table-cell table:formula="of:=AVERAGE([.B112:.B115])" office:value-type="float" office:value="849.687" calcext:value-type="float">
            <text:p>849.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1.005" calcext:value-type="float">
            <text:p>761.0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53" calcext:value-type="float">
            <text:p>871.3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1.619" calcext:value-type="float">
            <text:p>751.61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4.839" calcext:value-type="float">
            <text:p>824.83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3.269" calcext:value-type="float">
            <text:p>873.269</text:p>
          </table:table-cell>
          <table:table-cell office:value-type="float" office:value="55" calcext:value-type="float">
            <text:p>55</text:p>
          </table:table-cell>
          <table:table-cell table:formula="of:=AVERAGE([.B117:.B120])" office:value-type="float" office:value="830.27" calcext:value-type="float">
            <text:p>830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3.287" calcext:value-type="float">
            <text:p>803.28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258" calcext:value-type="float">
            <text:p>884.2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923" calcext:value-type="float">
            <text:p>837.92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74" calcext:value-type="float">
            <text:p>804.8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2.84" calcext:value-type="float">
            <text:p>862.84</text:p>
          </table:table-cell>
          <table:table-cell office:value-type="float" office:value="60" calcext:value-type="float">
            <text:p>60</text:p>
          </table:table-cell>
          <table:table-cell table:formula="of:=AVERAGE([.B122:.B125])" office:value-type="float" office:value="847.47375" calcext:value-type="float">
            <text:p>847.47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5.007" calcext:value-type="float">
            <text:p>685.0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332" calcext:value-type="float">
            <text:p>660.3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4.864" calcext:value-type="float">
            <text:p>714.8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2.733" calcext:value-type="float">
            <text:p>702.7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6.445" calcext:value-type="float">
            <text:p>706.445</text:p>
          </table:table-cell>
          <table:table-cell office:value-type="float" office:value="0" calcext:value-type="float">
            <text:p>0</text:p>
          </table:table-cell>
          <table:table-cell table:formula="of:=AVERAGE([.B127:.B130])" office:value-type="float" office:value="696.0935" calcext:value-type="float">
            <text:p>696.0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991" calcext:value-type="float">
            <text:p>663.9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8.669" calcext:value-type="float">
            <text:p>558.66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6.548" calcext:value-type="float">
            <text:p>636.5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5.447" calcext:value-type="float">
            <text:p>645.44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6.843" calcext:value-type="float">
            <text:p>796.843</text:p>
          </table:table-cell>
          <table:table-cell office:value-type="float" office:value="2" calcext:value-type="float">
            <text:p>2</text:p>
          </table:table-cell>
          <table:table-cell table:formula="of:=AVERAGE([.B132:.B135])" office:value-type="float" office:value="659.37675" calcext:value-type="float">
            <text:p>659.37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5.672" calcext:value-type="float">
            <text:p>825.6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3.994" calcext:value-type="float">
            <text:p>553.99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1.304" calcext:value-type="float">
            <text:p>601.30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249" calcext:value-type="float">
            <text:p>628.24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05" calcext:value-type="float">
            <text:p>605.605</text:p>
          </table:table-cell>
          <table:table-cell office:value-type="float" office:value="4" calcext:value-type="float">
            <text:p>4</text:p>
          </table:table-cell>
          <table:table-cell table:formula="of:=AVERAGE([.B137:.B140])" office:value-type="float" office:value="597.288" calcext:value-type="float">
            <text:p>597.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5.38" calcext:value-type="float">
            <text:p>495.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5.438" calcext:value-type="float">
            <text:p>465.4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8.535" calcext:value-type="float">
            <text:p>748.53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355" calcext:value-type="float">
            <text:p>630.355</text:p>
          </table:table-cell>
          <table:table-cell office:value-type="float" office:value="6" calcext:value-type="float">
            <text:p>6</text:p>
          </table:table-cell>
          <table:table-cell table:formula="of:=AVERAGE([.B142:.B145])" office:value-type="float" office:value="584.927" calcext:value-type="float">
            <text:p>584.9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547" calcext:value-type="float">
            <text:p>628.5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2.476" calcext:value-type="float">
            <text:p>542.47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4.881" calcext:value-type="float">
            <text:p>524.88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138" calcext:value-type="float">
            <text:p>679.13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0.423" calcext:value-type="float">
            <text:p>670.423</text:p>
          </table:table-cell>
          <table:table-cell office:value-type="float" office:value="8" calcext:value-type="float">
            <text:p>8</text:p>
          </table:table-cell>
          <table:table-cell table:formula="of:=AVERAGE([.B147:.B150])" office:value-type="float" office:value="604.2295" calcext:value-type="float">
            <text:p>604.2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8.45" calcext:value-type="float">
            <text:p>518.4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4.338" calcext:value-type="float">
            <text:p>554.33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552" calcext:value-type="float">
            <text:p>669.5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1.196" calcext:value-type="float">
            <text:p>611.19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1.119" calcext:value-type="float">
            <text:p>721.119</text:p>
          </table:table-cell>
          <table:table-cell office:value-type="float" office:value="10" calcext:value-type="float">
            <text:p>10</text:p>
          </table:table-cell>
          <table:table-cell table:formula="of:=AVERAGE([.B152:.B155])" office:value-type="float" office:value="639.05125" calcext:value-type="float">
            <text:p>639.05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" calcext:value-type="float">
            <text:p>726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442" calcext:value-type="float">
            <text:p>667.44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87" calcext:value-type="float">
            <text:p>726.28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4.402" calcext:value-type="float">
            <text:p>614.40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7.234" calcext:value-type="float">
            <text:p>777.234</text:p>
          </table:table-cell>
          <table:table-cell office:value-type="float" office:value="12" calcext:value-type="float">
            <text:p>12</text:p>
          </table:table-cell>
          <table:table-cell table:formula="of:=AVERAGE([.B157:.B160])" office:value-type="float" office:value="696.34125" calcext:value-type="float">
            <text:p>696.34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6.924" calcext:value-type="float">
            <text:p>576.9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96" calcext:value-type="float">
            <text:p>605.6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512" calcext:value-type="float">
            <text:p>695.5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812" calcext:value-type="float">
            <text:p>683.8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012" calcext:value-type="float">
            <text:p>732.012</text:p>
          </table:table-cell>
          <table:table-cell office:value-type="float" office:value="14" calcext:value-type="float">
            <text:p>14</text:p>
          </table:table-cell>
          <table:table-cell table:formula="of:=AVERAGE([.B162:.B165])" office:value-type="float" office:value="679.258" calcext:value-type="float">
            <text:p>679.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04" calcext:value-type="float">
            <text:p>639.0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521" calcext:value-type="float">
            <text:p>639.52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72" calcext:value-type="float">
            <text:p>663.7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285" calcext:value-type="float">
            <text:p>669.28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447" calcext:value-type="float">
            <text:p>683.447</text:p>
          </table:table-cell>
          <table:table-cell office:value-type="float" office:value="16" calcext:value-type="float">
            <text:p>16</text:p>
          </table:table-cell>
          <table:table-cell table:formula="of:=AVERAGE([.B167:.B170])" office:value-type="float" office:value="663.99325" calcext:value-type="float">
            <text:p>663.99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1.273" calcext:value-type="float">
            <text:p>621.2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2.272" calcext:value-type="float">
            <text:p>562.2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3.792" calcext:value-type="float">
            <text:p>743.79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327" calcext:value-type="float">
            <text:p>675.3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6.714" calcext:value-type="float">
            <text:p>626.714</text:p>
          </table:table-cell>
          <table:table-cell office:value-type="float" office:value="18" calcext:value-type="float">
            <text:p>18</text:p>
          </table:table-cell>
          <table:table-cell table:formula="of:=AVERAGE([.B172:.B175])" office:value-type="float" office:value="652.02625" calcext:value-type="float">
            <text:p>652.02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9.393" calcext:value-type="float">
            <text:p>609.3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1.433" calcext:value-type="float">
            <text:p>571.43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712" calcext:value-type="float">
            <text:p>694.7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93" calcext:value-type="float">
            <text:p>713.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247" calcext:value-type="float">
            <text:p>668.247</text:p>
          </table:table-cell>
          <table:table-cell office:value-type="float" office:value="20" calcext:value-type="float">
            <text:p>20</text:p>
          </table:table-cell>
          <table:table-cell table:formula="of:=AVERAGE([.B177:.B180])" office:value-type="float" office:value="662.0805" calcext:value-type="float">
            <text:p>662.0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885" calcext:value-type="float">
            <text:p>660.88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8.167" calcext:value-type="float">
            <text:p>618.1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3.271" calcext:value-type="float">
            <text:p>773.27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57" calcext:value-type="float">
            <text:p>662.5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6.078" calcext:value-type="float">
            <text:p>686.078</text:p>
          </table:table-cell>
          <table:table-cell office:value-type="float" office:value="22" calcext:value-type="float">
            <text:p>22</text:p>
          </table:table-cell>
          <table:table-cell table:formula="of:=AVERAGE([.B182:.B185])" office:value-type="float" office:value="685.0215" calcext:value-type="float">
            <text:p>685.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2.164" calcext:value-type="float">
            <text:p>602.1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3.487" calcext:value-type="float">
            <text:p>573.4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3.401" calcext:value-type="float">
            <text:p>703.40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8.293" calcext:value-type="float">
            <text:p>548.29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375" calcext:value-type="float">
            <text:p>695.375</text:p>
          </table:table-cell>
          <table:table-cell office:value-type="float" office:value="24" calcext:value-type="float">
            <text:p>24</text:p>
          </table:table-cell>
          <table:table-cell table:formula="of:=AVERAGE([.B187:.B190])" office:value-type="float" office:value="630.139" calcext:value-type="float">
            <text:p>630.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677" calcext:value-type="float">
            <text:p>675.67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1.359" calcext:value-type="float">
            <text:p>581.35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8.087" calcext:value-type="float">
            <text:p>758.08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2.737" calcext:value-type="float">
            <text:p>672.7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3.593" calcext:value-type="float">
            <text:p>613.593</text:p>
          </table:table-cell>
          <table:table-cell office:value-type="float" office:value="26" calcext:value-type="float">
            <text:p>26</text:p>
          </table:table-cell>
          <table:table-cell table:formula="of:=AVERAGE([.B192:.B195])" office:value-type="float" office:value="656.444" calcext:value-type="float">
            <text:p>656.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743" calcext:value-type="float">
            <text:p>695.74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3.455" calcext:value-type="float">
            <text:p>603.45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2.638" calcext:value-type="float">
            <text:p>692.6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147" calcext:value-type="float">
            <text:p>747.1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949" calcext:value-type="float">
            <text:p>630.949</text:p>
          </table:table-cell>
          <table:table-cell office:value-type="float" office:value="28" calcext:value-type="float">
            <text:p>28</text:p>
          </table:table-cell>
          <table:table-cell table:formula="of:=AVERAGE([.B197:.B200])" office:value-type="float" office:value="668.54725" calcext:value-type="float">
            <text:p>668.5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202" calcext:value-type="float">
            <text:p>720.20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052" calcext:value-type="float">
            <text:p>534.0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5.893" calcext:value-type="float">
            <text:p>795.89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819" calcext:value-type="float">
            <text:p>713.8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5.93" calcext:value-type="float">
            <text:p>615.93</text:p>
          </table:table-cell>
          <table:table-cell office:value-type="float" office:value="30" calcext:value-type="float">
            <text:p>30</text:p>
          </table:table-cell>
          <table:table-cell table:formula="of:=AVERAGE([.B202:.B205])" office:value-type="float" office:value="664.9235" calcext:value-type="float">
            <text:p>664.9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7.295" calcext:value-type="float">
            <text:p>537.29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3.025" calcext:value-type="float">
            <text:p>653.0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0.416" calcext:value-type="float">
            <text:p>830.41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958" calcext:value-type="float">
            <text:p>720.9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608" calcext:value-type="float">
            <text:p>662.608</text:p>
          </table:table-cell>
          <table:table-cell office:value-type="float" office:value="32" calcext:value-type="float">
            <text:p>32</text:p>
          </table:table-cell>
          <table:table-cell table:formula="of:=AVERAGE([.B207:.B210])" office:value-type="float" office:value="716.75175" calcext:value-type="float">
            <text:p>716.75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275" calcext:value-type="float">
            <text:p>662.27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866" calcext:value-type="float">
            <text:p>691.86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6.362" calcext:value-type="float">
            <text:p>806.36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7.756" calcext:value-type="float">
            <text:p>727.75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0.546" calcext:value-type="float">
            <text:p>700.546</text:p>
          </table:table-cell>
          <table:table-cell office:value-type="float" office:value="34" calcext:value-type="float">
            <text:p>34</text:p>
          </table:table-cell>
          <table:table-cell table:formula="of:=AVERAGE([.B212:.B215])" office:value-type="float" office:value="731.6325" calcext:value-type="float">
            <text:p>731.6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6.041" calcext:value-type="float">
            <text:p>716.04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7.411" calcext:value-type="float">
            <text:p>697.41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7.67" calcext:value-type="float">
            <text:p>767.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9.85" calcext:value-type="float">
            <text:p>769.8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9.521" calcext:value-type="float">
            <text:p>739.521</text:p>
          </table:table-cell>
          <table:table-cell office:value-type="float" office:value="36" calcext:value-type="float">
            <text:p>36</text:p>
          </table:table-cell>
          <table:table-cell table:formula="of:=AVERAGE([.B217:.B220])" office:value-type="float" office:value="743.613" calcext:value-type="float">
            <text:p>743.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0.2" calcext:value-type="float">
            <text:p>750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54" calcext:value-type="float">
            <text:p>726.25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615" calcext:value-type="float">
            <text:p>691.6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3.788" calcext:value-type="float">
            <text:p>723.7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4.456" calcext:value-type="float">
            <text:p>704.456</text:p>
          </table:table-cell>
          <table:table-cell office:value-type="float" office:value="38" calcext:value-type="float">
            <text:p>38</text:p>
          </table:table-cell>
          <table:table-cell table:formula="of:=AVERAGE([.B222:.B225])" office:value-type="float" office:value="711.52825" calcext:value-type="float">
            <text:p>711.52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692" calcext:value-type="float">
            <text:p>668.6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714" calcext:value-type="float">
            <text:p>665.7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8.808" calcext:value-type="float">
            <text:p>698.80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1.566" calcext:value-type="float">
            <text:p>741.56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1.527" calcext:value-type="float">
            <text:p>681.527</text:p>
          </table:table-cell>
          <table:table-cell office:value-type="float" office:value="40" calcext:value-type="float">
            <text:p>40</text:p>
          </table:table-cell>
          <table:table-cell table:formula="of:=AVERAGE([.B227:.B230])" office:value-type="float" office:value="696.90375" calcext:value-type="float">
            <text:p>696.90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3.451" calcext:value-type="float">
            <text:p>763.4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6.664" calcext:value-type="float">
            <text:p>696.6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4.776" calcext:value-type="float">
            <text:p>814.7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7.755" calcext:value-type="float">
            <text:p>737.7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8.119" calcext:value-type="float">
            <text:p>778.119</text:p>
          </table:table-cell>
          <table:table-cell office:value-type="float" office:value="45" calcext:value-type="float">
            <text:p>45</text:p>
          </table:table-cell>
          <table:table-cell table:formula="of:=AVERAGE([.B232:.B235])" office:value-type="float" office:value="756.8285" calcext:value-type="float">
            <text:p>756.8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9.779" calcext:value-type="float">
            <text:p>719.77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647" calcext:value-type="float">
            <text:p>730.6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172" calcext:value-type="float">
            <text:p>730.17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4.592" calcext:value-type="float">
            <text:p>764.5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8.087" calcext:value-type="float">
            <text:p>638.087</text:p>
          </table:table-cell>
          <table:table-cell office:value-type="float" office:value="50" calcext:value-type="float">
            <text:p>50</text:p>
          </table:table-cell>
          <table:table-cell table:formula="of:=AVERAGE([.B237:.B240])" office:value-type="float" office:value="715.8745" calcext:value-type="float">
            <text:p>715.8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029" calcext:value-type="float">
            <text:p>730.02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9.231" calcext:value-type="float">
            <text:p>699.23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2.112" calcext:value-type="float">
            <text:p>752.1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632" calcext:value-type="float">
            <text:p>683.6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643" calcext:value-type="float">
            <text:p>679.643</text:p>
          </table:table-cell>
          <table:table-cell office:value-type="float" office:value="55" calcext:value-type="float">
            <text:p>55</text:p>
          </table:table-cell>
          <table:table-cell table:formula="of:=AVERAGE([.B242:.B245])" office:value-type="float" office:value="703.6545" calcext:value-type="float">
            <text:p>703.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3.247" calcext:value-type="float">
            <text:p>733.2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161" calcext:value-type="float">
            <text:p>694.1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1.969" calcext:value-type="float">
            <text:p>761.96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0.412" calcext:value-type="float">
            <text:p>760.41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44" calcext:value-type="float">
            <text:p>726.444</text:p>
          </table:table-cell>
          <table:table-cell office:value-type="float" office:value="60" calcext:value-type="float">
            <text:p>60</text:p>
          </table:table-cell>
          <table:table-cell table:formula="of:=AVERAGE([.B247:.B250])" office:value-type="float" office:value="735.7465" calcext:value-type="float">
            <text:p>735.7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6.428" calcext:value-type="float">
            <text:p>746.4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1.59" calcext:value-type="float">
            <text:p>1011.59</text:p>
          </table:table-cell>
          <table:table-cell office:value-type="float" office:value="0" calcext:value-type="float">
            <text:p>0</text:p>
          </table:table-cell>
          <table:table-cell table:formula="of:=AVERAGE([.B252:.B255])" office:value-type="float" office:value="1017.5675" calcext:value-type="float">
            <text:p>1017.5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783" calcext:value-type="float">
            <text:p>742.78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98" calcext:value-type="float">
            <text:p>1021.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2" calcext:value-type="float">
            <text:p>2</text:p>
          </table:table-cell>
          <table:table-cell table:formula="of:=AVERAGE([.B257:.B260])" office:value-type="float" office:value="1018.8825" calcext:value-type="float">
            <text:p>1018.8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685" calcext:value-type="float">
            <text:p>742.6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4.682" calcext:value-type="float">
            <text:p>974.68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9.085" calcext:value-type="float">
            <text:p>779.0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2" calcext:value-type="float">
            <text:p>1016.92</text:p>
          </table:table-cell>
          <table:table-cell office:value-type="float" office:value="4" calcext:value-type="float">
            <text:p>4</text:p>
          </table:table-cell>
          <table:table-cell table:formula="of:=AVERAGE([.B262:.B265])" office:value-type="float" office:value="948.19925" calcext:value-type="float">
            <text:p>948.19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396" calcext:value-type="float">
            <text:p>985.39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74" calcext:value-type="float">
            <text:p>1010.7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2.472" calcext:value-type="float">
            <text:p>542.4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27" calcext:value-type="float">
            <text:p>1009.2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6" calcext:value-type="float">
            <text:p>6</text:p>
          </table:table-cell>
          <table:table-cell table:formula="of:=AVERAGE([.B267:.B270])" office:value-type="float" office:value="894.868" calcext:value-type="float">
            <text:p>894.8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4.447" calcext:value-type="float">
            <text:p>964.4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7.826" calcext:value-type="float">
            <text:p>727.82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36" calcext:value-type="float">
            <text:p>1000.3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79" calcext:value-type="float">
            <text:p>1016.79</text:p>
          </table:table-cell>
          <table:table-cell office:value-type="float" office:value="8" calcext:value-type="float">
            <text:p>8</text:p>
          </table:table-cell>
          <table:table-cell table:formula="of:=AVERAGE([.B272:.B275])" office:value-type="float" office:value="941.7715" calcext:value-type="float">
            <text:p>941.7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.7099" calcext:value-type="float">
            <text:p>81.709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3" calcext:value-type="float">
            <text:p>1022.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3.584" calcext:value-type="float">
            <text:p>963.58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213" calcext:value-type="float">
            <text:p>930.21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59" calcext:value-type="float">
            <text:p>1014.59</text:p>
          </table:table-cell>
          <table:table-cell office:value-type="float" office:value="10" calcext:value-type="float">
            <text:p>10</text:p>
          </table:table-cell>
          <table:table-cell table:formula="of:=AVERAGE([.B277:.B280])" office:value-type="float" office:value="982.60425" calcext:value-type="float">
            <text:p>982.60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0.348" calcext:value-type="float">
            <text:p>600.34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14" calcext:value-type="float">
            <text:p>1014.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226" calcext:value-type="float">
            <text:p>969.22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8.27" calcext:value-type="float">
            <text:p>1008.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1.557" calcext:value-type="float">
            <text:p>751.557</text:p>
          </table:table-cell>
          <table:table-cell office:value-type="float" office:value="12" calcext:value-type="float">
            <text:p>12</text:p>
          </table:table-cell>
          <table:table-cell table:formula="of:=AVERAGE([.B282:.B285])" office:value-type="float" office:value="935.79825" calcext:value-type="float">
            <text:p>935.79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2.301" calcext:value-type="float">
            <text:p>842.30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9.752" calcext:value-type="float">
            <text:p>789.75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5.045" calcext:value-type="float">
            <text:p>925.04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8" calcext:value-type="float">
            <text:p>1000.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8.796" calcext:value-type="float">
            <text:p>928.796</text:p>
          </table:table-cell>
          <table:table-cell office:value-type="float" office:value="14" calcext:value-type="float">
            <text:p>14</text:p>
          </table:table-cell>
          <table:table-cell table:formula="of:=AVERAGE([.B287:.B290])" office:value-type="float" office:value="911.09825" calcext:value-type="float">
            <text:p>911.09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2.028" calcext:value-type="float">
            <text:p>712.02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99" calcext:value-type="float">
            <text:p>1010.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978" calcext:value-type="float">
            <text:p>970.97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43" calcext:value-type="float">
            <text:p>920.4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9.092" calcext:value-type="float">
            <text:p>739.092</text:p>
          </table:table-cell>
          <table:table-cell office:value-type="float" office:value="16" calcext:value-type="float">
            <text:p>16</text:p>
          </table:table-cell>
          <table:table-cell table:formula="of:=AVERAGE([.B292:.B295])" office:value-type="float" office:value="910.3725" calcext:value-type="float">
            <text:p>910.3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7.456" calcext:value-type="float">
            <text:p>937.4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0.017" calcext:value-type="float">
            <text:p>990.01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287" calcext:value-type="float">
            <text:p>955.2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7.572" calcext:value-type="float">
            <text:p>987.5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0.604" calcext:value-type="float">
            <text:p>870.604</text:p>
          </table:table-cell>
          <table:table-cell office:value-type="float" office:value="18" calcext:value-type="float">
            <text:p>18</text:p>
          </table:table-cell>
          <table:table-cell table:formula="of:=AVERAGE([.B297:.B300])" office:value-type="float" office:value="950.87" calcext:value-type="float">
            <text:p>950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387" calcext:value-type="float">
            <text:p>927.38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6.73" calcext:value-type="float">
            <text:p>976.7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761" calcext:value-type="float">
            <text:p>965.76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841" calcext:value-type="float">
            <text:p>950.84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944" calcext:value-type="float">
            <text:p>930.944</text:p>
          </table:table-cell>
          <table:table-cell office:value-type="float" office:value="20" calcext:value-type="float">
            <text:p>20</text:p>
          </table:table-cell>
          <table:table-cell table:formula="of:=AVERAGE([.B302:.B305])" office:value-type="float" office:value="956.069" calcext:value-type="float">
            <text:p>956.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8.452" calcext:value-type="float">
            <text:p>938.45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91.421" calcext:value-type="float">
            <text:p>591.4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581" calcext:value-type="float">
            <text:p>948.58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2.637" calcext:value-type="float">
            <text:p>932.63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2.665" calcext:value-type="float">
            <text:p>622.665</text:p>
          </table:table-cell>
          <table:table-cell office:value-type="float" office:value="22" calcext:value-type="float">
            <text:p>22</text:p>
          </table:table-cell>
          <table:table-cell table:formula="of:=AVERAGE([.B307:.B310])" office:value-type="float" office:value="773.826" calcext:value-type="float">
            <text:p>773.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2.134" calcext:value-type="float">
            <text:p>922.13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3.354" calcext:value-type="float">
            <text:p>873.35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3.076" calcext:value-type="float">
            <text:p>793.07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74.351" calcext:value-type="float">
            <text:p>474.35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642" calcext:value-type="float">
            <text:p>955.642</text:p>
          </table:table-cell>
          <table:table-cell office:value-type="float" office:value="24" calcext:value-type="float">
            <text:p>24</text:p>
          </table:table-cell>
          <table:table-cell table:formula="of:=AVERAGE([.B312:.B315])" office:value-type="float" office:value="774.10575" calcext:value-type="float">
            <text:p>774.10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9.272" calcext:value-type="float">
            <text:p>849.27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5.793" calcext:value-type="float">
            <text:p>885.79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5.944" calcext:value-type="float">
            <text:p>725.94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54.53" calcext:value-type="float">
            <text:p>654.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165" calcext:value-type="float">
            <text:p>965.165</text:p>
          </table:table-cell>
          <table:table-cell office:value-type="float" office:value="26" calcext:value-type="float">
            <text:p>26</text:p>
          </table:table-cell>
          <table:table-cell table:formula="of:=AVERAGE([.B317:.B320])" office:value-type="float" office:value="807.858" calcext:value-type="float">
            <text:p>807.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18" calcext:value-type="float">
            <text:p>1009.1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423" calcext:value-type="float">
            <text:p>995.42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853" calcext:value-type="float">
            <text:p>900.85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3.477" calcext:value-type="float">
            <text:p>883.4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2.93" calcext:value-type="float">
            <text:p>992.93</text:p>
          </table:table-cell>
          <table:table-cell office:value-type="float" office:value="28" calcext:value-type="float">
            <text:p>28</text:p>
          </table:table-cell>
          <table:table-cell table:formula="of:=AVERAGE([.B322:.B325])" office:value-type="float" office:value="943.17075" calcext:value-type="float">
            <text:p>943.17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9.389" calcext:value-type="float">
            <text:p>939.3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52" calcext:value-type="float">
            <text:p>961.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778" calcext:value-type="float">
            <text:p>982.7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189" calcext:value-type="float">
            <text:p>979.1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VERAGE([.B327:.B330])" office:value-type="float" office:value="730.87175" calcext:value-type="float">
            <text:p>730.87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18" calcext:value-type="float">
            <text:p>984.51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588" calcext:value-type="float">
            <text:p>927.58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074" calcext:value-type="float">
            <text:p>970.07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434" calcext:value-type="float">
            <text:p>933.43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3.863" calcext:value-type="float">
            <text:p>983.863</text:p>
          </table:table-cell>
          <table:table-cell office:value-type="float" office:value="32" calcext:value-type="float">
            <text:p>32</text:p>
          </table:table-cell>
          <table:table-cell table:formula="of:=AVERAGE([.B332:.B335])" office:value-type="float" office:value="953.73975" calcext:value-type="float">
            <text:p>953.73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801" calcext:value-type="float">
            <text:p>972.80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8.672" calcext:value-type="float">
            <text:p>978.6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9.07" calcext:value-type="float">
            <text:p>999.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4.754" calcext:value-type="float">
            <text:p>954.75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9.077" calcext:value-type="float">
            <text:p>959.077</text:p>
          </table:table-cell>
          <table:table-cell office:value-type="float" office:value="34" calcext:value-type="float">
            <text:p>34</text:p>
          </table:table-cell>
          <table:table-cell table:formula="of:=AVERAGE([.B337:.B340])" office:value-type="float" office:value="972.89325" calcext:value-type="float">
            <text:p>972.89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8.028" calcext:value-type="float">
            <text:p>788.0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1.077" calcext:value-type="float">
            <text:p>621.07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9.528" calcext:value-type="float">
            <text:p>699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626" calcext:value-type="float">
            <text:p>979.62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489" calcext:value-type="float">
            <text:p>900.489</text:p>
          </table:table-cell>
          <table:table-cell office:value-type="float" office:value="36" calcext:value-type="float">
            <text:p>36</text:p>
          </table:table-cell>
          <table:table-cell table:formula="of:=AVERAGE([.B342:.B345])" office:value-type="float" office:value="800.18" calcext:value-type="float">
            <text:p>800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2.095" calcext:value-type="float">
            <text:p>222.0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893" calcext:value-type="float">
            <text:p>951.8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6.515" calcext:value-type="float">
            <text:p>966.5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4.772" calcext:value-type="float">
            <text:p>934.77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2.495" calcext:value-type="float">
            <text:p>902.495</text:p>
          </table:table-cell>
          <table:table-cell office:value-type="float" office:value="38" calcext:value-type="float">
            <text:p>38</text:p>
          </table:table-cell>
          <table:table-cell table:formula="of:=AVERAGE([.B347:.B350])" office:value-type="float" office:value="938.91875" calcext:value-type="float">
            <text:p>938.9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177" calcext:value-type="float">
            <text:p>950.17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1.039" calcext:value-type="float">
            <text:p>931.03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0.23" calcext:value-type="float">
            <text:p>960.2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26" calcext:value-type="float">
            <text:p>984.5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22" calcext:value-type="float">
            <text:p>972.22</text:p>
          </table:table-cell>
          <table:table-cell office:value-type="float" office:value="40" calcext:value-type="float">
            <text:p>40</text:p>
          </table:table-cell>
          <table:table-cell table:formula="of:=AVERAGE([.B352:.B355])" office:value-type="float" office:value="962.00375" calcext:value-type="float">
            <text:p>962.00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1.801" calcext:value-type="float">
            <text:p>811.80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1.144" calcext:value-type="float">
            <text:p>861.1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637" calcext:value-type="float">
            <text:p>935.6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686" calcext:value-type="float">
            <text:p>969.68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33" calcext:value-type="float">
            <text:p>985.633</text:p>
          </table:table-cell>
          <table:table-cell office:value-type="float" office:value="45" calcext:value-type="float">
            <text:p>45</text:p>
          </table:table-cell>
          <table:table-cell table:formula="of:=AVERAGE([.B357:.B360])" office:value-type="float" office:value="938.025" calcext:value-type="float">
            <text:p>938.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7.886" calcext:value-type="float">
            <text:p>717.88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4.142" calcext:value-type="float">
            <text:p>844.1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138" calcext:value-type="float">
            <text:p>901.13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1.274" calcext:value-type="float">
            <text:p>761.27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658" calcext:value-type="float">
            <text:p>901.658</text:p>
          </table:table-cell>
          <table:table-cell office:value-type="float" office:value="50" calcext:value-type="float">
            <text:p>50</text:p>
          </table:table-cell>
          <table:table-cell table:formula="of:=AVERAGE([.B362:.B365])" office:value-type="float" office:value="852.053" calcext:value-type="float">
            <text:p>852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6.32" calcext:value-type="float">
            <text:p>826.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2.407" calcext:value-type="float">
            <text:p>782.40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0.134" calcext:value-type="float">
            <text:p>540.1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362" calcext:value-type="float">
            <text:p>742.362</text:p>
          </table:table-cell>
          <table:table-cell office:value-type="float" office:value="55" calcext:value-type="float">
            <text:p>55</text:p>
          </table:table-cell>
          <table:table-cell table:formula="of:=AVERAGE([.B367:.B370])" office:value-type="float" office:value="768.73325" calcext:value-type="float">
            <text:p>768.73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0.429" calcext:value-type="float">
            <text:p>980.4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1.384" calcext:value-type="float">
            <text:p>601.3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5.678" calcext:value-type="float">
            <text:p>895.67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6.743" calcext:value-type="float">
            <text:p>716.74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45.404" calcext:value-type="float">
            <text:p>445.404</text:p>
          </table:table-cell>
          <table:table-cell office:value-type="float" office:value="60" calcext:value-type="float">
            <text:p>60</text:p>
          </table:table-cell>
          <table:table-cell table:formula="of:=AVERAGE([.B372:.B375])" office:value-type="float" office:value="664.80225" calcext:value-type="float">
            <text:p>664.80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4.002" calcext:value-type="float">
            <text:p>904.0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4.047" calcext:value-type="float">
            <text:p>554.0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2.681" calcext:value-type="float">
            <text:p>562.6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8.918" calcext:value-type="float">
            <text:p>908.9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7.784" calcext:value-type="float">
            <text:p>617.784</text:p>
          </table:table-cell>
          <table:table-cell office:value-type="float" office:value="0" calcext:value-type="float">
            <text:p>0</text:p>
          </table:table-cell>
          <table:table-cell table:formula="of:=AVERAGE([.B377:.B380])" office:value-type="float" office:value="660.8575" calcext:value-type="float">
            <text:p>660.8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1.617" calcext:value-type="float">
            <text:p>881.61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4.216" calcext:value-type="float">
            <text:p>304.2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45" calcext:value-type="float">
            <text:p>628.9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9.081" calcext:value-type="float">
            <text:p>669.08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8.67" calcext:value-type="float">
            <text:p>478.67</text:p>
          </table:table-cell>
          <table:table-cell office:value-type="float" office:value="2" calcext:value-type="float">
            <text:p>2</text:p>
          </table:table-cell>
          <table:table-cell table:formula="of:=AVERAGE([.B382:.B385])" office:value-type="float" office:value="520.228" calcext:value-type="float">
            <text:p>520.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5.132" calcext:value-type="float">
            <text:p>835.13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5.792" calcext:value-type="float">
            <text:p>785.79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05" calcext:value-type="float">
            <text:p>715.2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1" calcext:value-type="float">
            <text:p>715.2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0.834" calcext:value-type="float">
            <text:p>870.834</text:p>
          </table:table-cell>
          <table:table-cell office:value-type="float" office:value="4" calcext:value-type="float">
            <text:p>4</text:p>
          </table:table-cell>
          <table:table-cell table:formula="of:=AVERAGE([.B387:.B390])" office:value-type="float" office:value="771.76025" calcext:value-type="float">
            <text:p>771.76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4.881" calcext:value-type="float">
            <text:p>634.88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68.245" calcext:value-type="float">
            <text:p>268.24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8.363" calcext:value-type="float">
            <text:p>728.36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6.651" calcext:value-type="float">
            <text:p>536.65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411" calcext:value-type="float">
            <text:p>578.411</text:p>
          </table:table-cell>
          <table:table-cell office:value-type="float" office:value="6" calcext:value-type="float">
            <text:p>6</text:p>
          </table:table-cell>
          <table:table-cell table:formula="of:=AVERAGE([.B392:.B395])" office:value-type="float" office:value="527.9175" calcext:value-type="float">
            <text:p>527.9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3.599" calcext:value-type="float">
            <text:p>793.59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645" calcext:value-type="float">
            <text:p>727.64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9" calcext:value-type="float">
            <text:p>568.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205" calcext:value-type="float">
            <text:p>658.20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158" calcext:value-type="float">
            <text:p>630.158</text:p>
          </table:table-cell>
          <table:table-cell office:value-type="float" office:value="8" calcext:value-type="float">
            <text:p>8</text:p>
          </table:table-cell>
          <table:table-cell table:formula="of:=AVERAGE([.B397:.B400])" office:value-type="float" office:value="646.227" calcext:value-type="float">
            <text:p>646.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0.044" calcext:value-type="float">
            <text:p>830.04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66" calcext:value-type="float">
            <text:p>614.6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6.526" calcext:value-type="float">
            <text:p>646.5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758" calcext:value-type="float">
            <text:p>715.7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2.003" calcext:value-type="float">
            <text:p>852.003</text:p>
          </table:table-cell>
          <table:table-cell office:value-type="float" office:value="10" calcext:value-type="float">
            <text:p>10</text:p>
          </table:table-cell>
          <table:table-cell table:formula="of:=AVERAGE([.B402:.B405])" office:value-type="float" office:value="707.23675" calcext:value-type="float">
            <text:p>707.23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823" calcext:value-type="float">
            <text:p>552.82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9.945" calcext:value-type="float">
            <text:p>619.94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4.014" calcext:value-type="float">
            <text:p>414.0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825" calcext:value-type="float">
            <text:p>658.82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4.285" calcext:value-type="float">
            <text:p>644.285</text:p>
          </table:table-cell>
          <table:table-cell office:value-type="float" office:value="12" calcext:value-type="float">
            <text:p>12</text:p>
          </table:table-cell>
          <table:table-cell table:formula="of:=AVERAGE([.B407:.B410])" office:value-type="float" office:value="584.26725" calcext:value-type="float">
            <text:p>584.26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6.798" calcext:value-type="float">
            <text:p>406.7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7.571" calcext:value-type="float">
            <text:p>407.57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1.998" calcext:value-type="float">
            <text:p>551.9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333" calcext:value-type="float">
            <text:p>568.33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31.667" calcext:value-type="float">
            <text:p>431.667</text:p>
          </table:table-cell>
          <table:table-cell office:value-type="float" office:value="14" calcext:value-type="float">
            <text:p>14</text:p>
          </table:table-cell>
          <table:table-cell table:formula="of:=AVERAGE([.B412:.B415])" office:value-type="float" office:value="489.89225" calcext:value-type="float">
            <text:p>489.89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6.959" calcext:value-type="float">
            <text:p>686.95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4.207" calcext:value-type="float">
            <text:p>564.20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8.835" calcext:value-type="float">
            <text:p>538.83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9.257" calcext:value-type="float">
            <text:p>549.25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84.202" calcext:value-type="float">
            <text:p>384.202</text:p>
          </table:table-cell>
          <table:table-cell office:value-type="float" office:value="16" calcext:value-type="float">
            <text:p>16</text:p>
          </table:table-cell>
          <table:table-cell table:formula="of:=AVERAGE([.B417:.B420])" office:value-type="float" office:value="509.12525" calcext:value-type="float">
            <text:p>509.12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23" calcext:value-type="float">
            <text:p>727.2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6.808" calcext:value-type="float">
            <text:p>696.80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1.183" calcext:value-type="float">
            <text:p>761.18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25" calcext:value-type="float">
            <text:p>730.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5.559" calcext:value-type="float">
            <text:p>595.559</text:p>
          </table:table-cell>
          <table:table-cell office:value-type="float" office:value="18" calcext:value-type="float">
            <text:p>18</text:p>
          </table:table-cell>
          <table:table-cell table:formula="of:=AVERAGE([.B422:.B425])" office:value-type="float" office:value="695.95" calcext:value-type="float">
            <text:p>695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7.846" calcext:value-type="float">
            <text:p>637.84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886" calcext:value-type="float">
            <text:p>508.88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1.648" calcext:value-type="float">
            <text:p>291.6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644" calcext:value-type="float">
            <text:p>603.64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8.044" calcext:value-type="float">
            <text:p>528.044</text:p>
          </table:table-cell>
          <table:table-cell office:value-type="float" office:value="20" calcext:value-type="float">
            <text:p>20</text:p>
          </table:table-cell>
          <table:table-cell table:formula="of:=AVERAGE([.B427:.B430])" office:value-type="float" office:value="483.0555" calcext:value-type="float">
            <text:p>483.0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22.047" calcext:value-type="float">
            <text:p>322.04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415" calcext:value-type="float">
            <text:p>0.4954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7.701" calcext:value-type="float">
            <text:p>297.70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0.334" calcext:value-type="float">
            <text:p>290.33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38.067" calcext:value-type="float">
            <text:p>238.067</text:p>
          </table:table-cell>
          <table:table-cell office:value-type="float" office:value="22" calcext:value-type="float">
            <text:p>22</text:p>
          </table:table-cell>
          <table:table-cell table:formula="of:=AVERAGE([.B432:.B435])" office:value-type="float" office:value="206.64935375" calcext:value-type="float">
            <text:p>206.64935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7.472" calcext:value-type="float">
            <text:p>777.47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383" calcext:value-type="float">
            <text:p>643.38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78.832" calcext:value-type="float">
            <text:p>278.83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0.859" calcext:value-type="float">
            <text:p>690.85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5.196" calcext:value-type="float">
            <text:p>505.196</text:p>
          </table:table-cell>
          <table:table-cell office:value-type="float" office:value="24" calcext:value-type="float">
            <text:p>24</text:p>
          </table:table-cell>
          <table:table-cell table:formula="of:=AVERAGE([.B437:.B440])" office:value-type="float" office:value="529.5675" calcext:value-type="float">
            <text:p>529.5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6.131" calcext:value-type="float">
            <text:p>576.13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7.209" calcext:value-type="float">
            <text:p>417.20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1.055" calcext:value-type="float">
            <text:p>681.05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5.735" calcext:value-type="float">
            <text:p>475.73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523" calcext:value-type="float">
            <text:p>670.523</text:p>
          </table:table-cell>
          <table:table-cell office:value-type="float" office:value="26" calcext:value-type="float">
            <text:p>26</text:p>
          </table:table-cell>
          <table:table-cell table:formula="of:=AVERAGE([.B442:.B445])" office:value-type="float" office:value="561.1305" calcext:value-type="float">
            <text:p>561.1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9.938" calcext:value-type="float">
            <text:p>599.9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91.525" calcext:value-type="float">
            <text:p>391.52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3.444" calcext:value-type="float">
            <text:p>623.4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3.266" calcext:value-type="float">
            <text:p>483.26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9.569" calcext:value-type="float">
            <text:p>689.569</text:p>
          </table:table-cell>
          <table:table-cell office:value-type="float" office:value="28" calcext:value-type="float">
            <text:p>28</text:p>
          </table:table-cell>
          <table:table-cell table:formula="of:=AVERAGE([.B447:.B450])" office:value-type="float" office:value="546.951" calcext:value-type="float">
            <text:p>546.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67" calcext:value-type="float">
            <text:p>780.5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022" calcext:value-type="float">
            <text:p>578.0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0.622" calcext:value-type="float">
            <text:p>480.6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1.19" calcext:value-type="float">
            <text:p>591.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33" calcext:value-type="float">
            <text:p>628.933</text:p>
          </table:table-cell>
          <table:table-cell office:value-type="float" office:value="30" calcext:value-type="float">
            <text:p>30</text:p>
          </table:table-cell>
          <table:table-cell table:formula="of:=AVERAGE([.B452:.B455])" office:value-type="float" office:value="569.69175" calcext:value-type="float">
            <text:p>569.69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7.252" calcext:value-type="float">
            <text:p>657.25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8" calcext:value-type="float">
            <text:p>780.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2.02" calcext:value-type="float">
            <text:p>702.0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284" calcext:value-type="float">
            <text:p>508.2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5.396" calcext:value-type="float">
            <text:p>655.396</text:p>
          </table:table-cell>
          <table:table-cell office:value-type="float" office:value="32" calcext:value-type="float">
            <text:p>32</text:p>
          </table:table-cell>
          <table:table-cell table:formula="of:=AVERAGE([.B457:.B460])" office:value-type="float" office:value="661.57" calcext:value-type="float">
            <text:p>661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2.87" calcext:value-type="float">
            <text:p>612.8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7.438" calcext:value-type="float">
            <text:p>697.43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3.635" calcext:value-type="float">
            <text:p>523.63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1.977" calcext:value-type="float">
            <text:p>721.97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7.389" calcext:value-type="float">
            <text:p>457.389</text:p>
          </table:table-cell>
          <table:table-cell office:value-type="float" office:value="34" calcext:value-type="float">
            <text:p>34</text:p>
          </table:table-cell>
          <table:table-cell table:formula="of:=AVERAGE([.B462:.B465])" office:value-type="float" office:value="600.10975" calcext:value-type="float">
            <text:p>600.10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0.981" calcext:value-type="float">
            <text:p>620.98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7.04" calcext:value-type="float">
            <text:p>307.0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039" calcext:value-type="float">
            <text:p>603.03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528" calcext:value-type="float">
            <text:p>676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6.765" calcext:value-type="float">
            <text:p>666.765</text:p>
          </table:table-cell>
          <table:table-cell office:value-type="float" office:value="36" calcext:value-type="float">
            <text:p>36</text:p>
          </table:table-cell>
          <table:table-cell table:formula="of:=AVERAGE([.B467:.B470])" office:value-type="float" office:value="563.343" calcext:value-type="float">
            <text:p>563.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7.136" calcext:value-type="float">
            <text:p>747.13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2.2" calcext:value-type="float">
            <text:p>542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998" calcext:value-type="float">
            <text:p>843.99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144" calcext:value-type="float">
            <text:p>753.14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4.28" calcext:value-type="float">
            <text:p>654.28</text:p>
          </table:table-cell>
          <table:table-cell office:value-type="float" office:value="38" calcext:value-type="float">
            <text:p>38</text:p>
          </table:table-cell>
          <table:table-cell table:formula="of:=AVERAGE([.B472:.B475])" office:value-type="float" office:value="698.4055" calcext:value-type="float">
            <text:p>698.4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6.865" calcext:value-type="float">
            <text:p>796.86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3.362" calcext:value-type="float">
            <text:p>693.36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03" calcext:value-type="float">
            <text:p>753.0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76" calcext:value-type="float">
            <text:p>794.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199" calcext:value-type="float">
            <text:p>715.199</text:p>
          </table:table-cell>
          <table:table-cell office:value-type="float" office:value="40" calcext:value-type="float">
            <text:p>40</text:p>
          </table:table-cell>
          <table:table-cell table:formula="of:=AVERAGE([.B477:.B480])" office:value-type="float" office:value="739.08775" calcext:value-type="float">
            <text:p>739.08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6.29" calcext:value-type="float">
            <text:p>456.2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703" calcext:value-type="float">
            <text:p>678.70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0.346" calcext:value-type="float">
            <text:p>680.3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17.746" calcext:value-type="float">
            <text:p>517.7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8.391" calcext:value-type="float">
            <text:p>488.391</text:p>
          </table:table-cell>
          <table:table-cell office:value-type="float" office:value="45" calcext:value-type="float">
            <text:p>45</text:p>
          </table:table-cell>
          <table:table-cell table:formula="of:=AVERAGE([.B482:.B485])" office:value-type="float" office:value="591.2965" calcext:value-type="float">
            <text:p>591.2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7.996" calcext:value-type="float">
            <text:p>497.99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80.006" calcext:value-type="float">
            <text:p>580.00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534" calcext:value-type="float">
            <text:p>630.53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3.017" calcext:value-type="float">
            <text:p>473.01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6.577" calcext:value-type="float">
            <text:p>786.577</text:p>
          </table:table-cell>
          <table:table-cell office:value-type="float" office:value="50" calcext:value-type="float">
            <text:p>50</text:p>
          </table:table-cell>
          <table:table-cell table:formula="of:=AVERAGE([.B487:.B490])" office:value-type="float" office:value="617.5335" calcext:value-type="float">
            <text:p>617.5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279" calcext:value-type="float">
            <text:p>670.2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61.761" calcext:value-type="float">
            <text:p>361.76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0.281" calcext:value-type="float">
            <text:p>640.28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20.902" calcext:value-type="float">
            <text:p>420.90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8.558" calcext:value-type="float">
            <text:p>498.558</text:p>
          </table:table-cell>
          <table:table-cell office:value-type="float" office:value="55" calcext:value-type="float">
            <text:p>55</text:p>
          </table:table-cell>
          <table:table-cell table:formula="of:=AVERAGE([.B492:.B495])" office:value-type="float" office:value="480.3755" calcext:value-type="float">
            <text:p>480.3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6.301" calcext:value-type="float">
            <text:p>616.30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74" calcext:value-type="float">
            <text:p>730.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2.521" calcext:value-type="float">
            <text:p>592.52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9.629" calcext:value-type="float">
            <text:p>709.6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5.852" calcext:value-type="float">
            <text:p>465.852</text:p>
          </table:table-cell>
          <table:table-cell office:value-type="float" office:value="60" calcext:value-type="float">
            <text:p>60</text:p>
          </table:table-cell>
          <table:table-cell table:formula="of:=AVERAGE([.B497:.B500])" office:value-type="float" office:value="624.6855" calcext:value-type="float">
            <text:p>624.6855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draw:text-style-name="P1" svg:width="15.999cm" svg:height="8.999cm" svg:x="13.224cm" svg:y="11.734cm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0.974538" calcext:value-type="float">
            <text:p>0.974538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0144" calcext:value-type="float">
            <text:p>0.9901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0.990212333333333" calcext:value-type="float">
            <text:p>0.9902123333</text:p>
          </table:table-cell>
          <table:table-cell table:formula="of:=[.D130]" office:value-type="float" office:value="0.544148" calcext:value-type="float">
            <text:p>0.544148</text:p>
          </table:table-cell>
          <table:table-cell table:formula="of:=[.D255]" office:value-type="float" office:value="0.73922" calcext:value-type="float">
            <text:p>0.73922</text:p>
          </table:table-cell>
          <table:table-cell table:formula="of:=[.D380]" office:value-type="float" office:value="0.708506" calcext:value-type="float">
            <text:p>0.7085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936071333333333" calcext:value-type="float">
            <text:p>0.9360713333</text:p>
          </table:table-cell>
          <table:table-cell table:formula="of:=[.D135]" office:value-type="float" office:value="0.530116666666667" calcext:value-type="float">
            <text:p>0.5301166667</text:p>
          </table:table-cell>
          <table:table-cell table:formula="of:=[.D260]" office:value-type="float" office:value="0.666872" calcext:value-type="float">
            <text:p>0.666872</text:p>
          </table:table-cell>
          <table:table-cell table:formula="of:=[.D385]" office:value-type="float" office:value="0.471646333333333" calcext:value-type="float">
            <text:p>0.471646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4661" calcext:value-type="float">
            <text:p>0.9946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781177" calcext:value-type="float">
            <text:p>0.781177</text:p>
          </table:table-cell>
          <table:table-cell table:formula="of:=[.D140]" office:value-type="float" office:value="0.454757333333333" calcext:value-type="float">
            <text:p>0.4547573333</text:p>
          </table:table-cell>
          <table:table-cell table:formula="of:=[.D265]" office:value-type="float" office:value="0.733881" calcext:value-type="float">
            <text:p>0.733881</text:p>
          </table:table-cell>
          <table:table-cell table:formula="of:=[.D390]" office:value-type="float" office:value="0.658022333333333" calcext:value-type="float">
            <text:p>0.658022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5832" calcext:value-type="float">
            <text:p>0.985832</text:p>
          </table:table-cell>
          <table:table-cell/>
          <table:table-cell table:formula="of:=(SUM([.B1:.B5])-MIN([.B1:.B5])-MAX([.B1:.B5]))/3" office:value-type="float" office:value="0.990212333333333" calcext:value-type="float">
            <text:p>0.990212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753251333333333" calcext:value-type="float">
            <text:p>0.7532513333</text:p>
          </table:table-cell>
          <table:table-cell table:formula="of:=[.D145]" office:value-type="float" office:value="0.559274666666666" calcext:value-type="float">
            <text:p>0.5592746667</text:p>
          </table:table-cell>
          <table:table-cell table:formula="of:=[.D270]" office:value-type="float" office:value="0.822313666666667" calcext:value-type="float">
            <text:p>0.8223136667</text:p>
          </table:table-cell>
          <table:table-cell table:formula="of:=[.D395]" office:value-type="float" office:value="0.397303" calcext:value-type="float">
            <text:p>0.39730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67666" calcext:value-type="float">
            <text:p>0.67666</text:p>
          </table:table-cell>
          <table:table-cell table:formula="of:=[.D150]" office:value-type="float" office:value="0.531417" calcext:value-type="float">
            <text:p>0.531417</text:p>
          </table:table-cell>
          <table:table-cell table:formula="of:=[.D275]" office:value-type="float" office:value="0.533539" calcext:value-type="float">
            <text:p>0.533539</text:p>
          </table:table-cell>
          <table:table-cell table:formula="of:=[.D400]" office:value-type="float" office:value="0.563969333333333" calcext:value-type="float">
            <text:p>0.56396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7988" calcext:value-type="float">
            <text:p>0.9379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729705666666666" calcext:value-type="float">
            <text:p>0.7297056667</text:p>
          </table:table-cell>
          <table:table-cell table:formula="of:=[.D155]" office:value-type="float" office:value="0.569267333333333" calcext:value-type="float">
            <text:p>0.5692673333</text:p>
          </table:table-cell>
          <table:table-cell table:formula="of:=[.D280]" office:value-type="float" office:value="0.726078" calcext:value-type="float">
            <text:p>0.726078</text:p>
          </table:table-cell>
          <table:table-cell table:formula="of:=[.D405]" office:value-type="float" office:value="0.785961333333333" calcext:value-type="float">
            <text:p>0.78596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777755" calcext:value-type="float">
            <text:p>0.777755</text:p>
          </table:table-cell>
          <table:table-cell table:formula="of:=[.D160]" office:value-type="float" office:value="0.586858333333333" calcext:value-type="float">
            <text:p>0.5868583333</text:p>
          </table:table-cell>
          <table:table-cell table:formula="of:=[.D285]" office:value-type="float" office:value="0.202258933333333" calcext:value-type="float">
            <text:p>0.2022589333</text:p>
          </table:table-cell>
          <table:table-cell table:formula="of:=[.D410]" office:value-type="float" office:value="0.629668" calcext:value-type="float">
            <text:p>0.62966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924" calcext:value-type="float">
            <text:p>0.609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791992" calcext:value-type="float">
            <text:p>0.791992</text:p>
          </table:table-cell>
          <table:table-cell table:formula="of:=[.D165]" office:value-type="float" office:value="0.619644333333333" calcext:value-type="float">
            <text:p>0.6196443333</text:p>
          </table:table-cell>
          <table:table-cell table:formula="of:=[.D290]" office:value-type="float" office:value="0.447980666666667" calcext:value-type="float">
            <text:p>0.4479806667</text:p>
          </table:table-cell>
          <table:table-cell table:formula="of:=[.D415]" office:value-type="float" office:value="0.446403666666667" calcext:value-type="float">
            <text:p>0.446403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6:.B10])-MIN([.B6:.B10])-MAX([.B6:.B10]))/3" office:value-type="float" office:value="0.936071333333333" calcext:value-type="float">
            <text:p>0.93607133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774606333333333" calcext:value-type="float">
            <text:p>0.7746063333</text:p>
          </table:table-cell>
          <table:table-cell table:formula="of:=[.D170]" office:value-type="float" office:value="0.544421666666667" calcext:value-type="float">
            <text:p>0.5444216667</text:p>
          </table:table-cell>
          <table:table-cell table:formula="of:=[.D295]" office:value-type="float" office:value="0.595003333333333" calcext:value-type="float">
            <text:p>0.5950033333</text:p>
          </table:table-cell>
          <table:table-cell table:formula="of:=[.D420]" office:value-type="float" office:value="0.534578" calcext:value-type="float">
            <text:p>0.5345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8296" calcext:value-type="float">
            <text:p>0.9882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787200333333333" calcext:value-type="float">
            <text:p>0.7872003333</text:p>
          </table:table-cell>
          <table:table-cell table:formula="of:=[.D175]" office:value-type="float" office:value="0.547707" calcext:value-type="float">
            <text:p>0.547707</text:p>
          </table:table-cell>
          <table:table-cell table:formula="of:=[.D300]" office:value-type="float" office:value="0.474743333333333" calcext:value-type="float">
            <text:p>0.4747433333</text:p>
          </table:table-cell>
          <table:table-cell table:formula="of:=[.D425]" office:value-type="float" office:value="0.556708" calcext:value-type="float">
            <text:p>0.55670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65708" calcext:value-type="float">
            <text:p>0.66570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713757666666667" calcext:value-type="float">
            <text:p>0.7137576667</text:p>
          </table:table-cell>
          <table:table-cell table:formula="of:=[.D180]" office:value-type="float" office:value="0.581382333333333" calcext:value-type="float">
            <text:p>0.5813823333</text:p>
          </table:table-cell>
          <table:table-cell table:formula="of:=[.D305]" office:value-type="float" office:value="0.434086333333333" calcext:value-type="float">
            <text:p>0.4340863333</text:p>
          </table:table-cell>
          <table:table-cell table:formula="of:=[.D430]" office:value-type="float" office:value="0.439142333333333" calcext:value-type="float">
            <text:p>0.439142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5503" calcext:value-type="float">
            <text:p>0.9655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756468333333333" calcext:value-type="float">
            <text:p>0.7564683333</text:p>
          </table:table-cell>
          <table:table-cell table:formula="of:=[.D185]" office:value-type="float" office:value="0.577207333333333" calcext:value-type="float">
            <text:p>0.5772073333</text:p>
          </table:table-cell>
          <table:table-cell table:formula="of:=[.D310]" office:value-type="float" office:value="0.423477333333333" calcext:value-type="float">
            <text:p>0.4234773333</text:p>
          </table:table-cell>
          <table:table-cell table:formula="of:=[.D435]" office:value-type="float" office:value="0.188105333333333" calcext:value-type="float">
            <text:p>0.188105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35934" calcext:value-type="float">
            <text:p>0.63593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769815333333333" calcext:value-type="float">
            <text:p>0.7698153333</text:p>
          </table:table-cell>
          <table:table-cell table:formula="of:=[.D190]" office:value-type="float" office:value="0.584941666666667" calcext:value-type="float">
            <text:p>0.5849416667</text:p>
          </table:table-cell>
          <table:table-cell table:formula="of:=[.D315]" office:value-type="float" office:value="0.55551" calcext:value-type="float">
            <text:p>0.55551</text:p>
          </table:table-cell>
          <table:table-cell table:formula="of:=[.D440]" office:value-type="float" office:value="0.569501666666667" calcext:value-type="float">
            <text:p>0.56950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232" calcext:value-type="float">
            <text:p>0.71232</text:p>
          </table:table-cell>
          <table:table-cell/>
          <table:table-cell table:formula="of:=(SUM([.B11:.B15])-MIN([.B11:.B15])-MAX([.B11:.B15]))/3" office:value-type="float" office:value="0.781177" calcext:value-type="float">
            <text:p>0.78117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808692666666667" calcext:value-type="float">
            <text:p>0.8086926667</text:p>
          </table:table-cell>
          <table:table-cell table:formula="of:=[.D195]" office:value-type="float" office:value="0.576797" calcext:value-type="float">
            <text:p>0.576797</text:p>
          </table:table-cell>
          <table:table-cell table:formula="of:=[.D320]" office:value-type="float" office:value="0.592265666666667" calcext:value-type="float">
            <text:p>0.5922656667</text:p>
          </table:table-cell>
          <table:table-cell table:formula="of:=[.D445]" office:value-type="float" office:value="0.539765" calcext:value-type="float">
            <text:p>0.53976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8604" calcext:value-type="float">
            <text:p>0.83860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790554666666667" calcext:value-type="float">
            <text:p>0.7905546667</text:p>
          </table:table-cell>
          <table:table-cell table:formula="of:=[.D200]" office:value-type="float" office:value="0.629569" calcext:value-type="float">
            <text:p>0.629569</text:p>
          </table:table-cell>
          <table:table-cell table:formula="of:=[.D325]" office:value-type="float" office:value="0.458863666666667" calcext:value-type="float">
            <text:p>0.4588636667</text:p>
          </table:table-cell>
          <table:table-cell table:formula="of:=[.D450]" office:value-type="float" office:value="0.434301333333333" calcext:value-type="float">
            <text:p>0.43430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00821" calcext:value-type="float">
            <text:p>0.50082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808555666666666" calcext:value-type="float">
            <text:p>0.8085556667</text:p>
          </table:table-cell>
          <table:table-cell table:formula="of:=[.D205]" office:value-type="float" office:value="0.637508333333333" calcext:value-type="float">
            <text:p>0.6375083333</text:p>
          </table:table-cell>
          <table:table-cell table:formula="of:=[.D330]" office:value-type="float" office:value="0.451266666666667" calcext:value-type="float">
            <text:p>0.4512666667</text:p>
          </table:table-cell>
          <table:table-cell table:formula="of:=[.D455]" office:value-type="float" office:value="0.671853333333333" calcext:value-type="float">
            <text:p>0.67185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7803" calcext:value-type="float">
            <text:p>0.70780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787611333333333" calcext:value-type="float">
            <text:p>0.7876113333</text:p>
          </table:table-cell>
          <table:table-cell table:formula="of:=[.D210]" office:value-type="float" office:value="0.628542" calcext:value-type="float">
            <text:p>0.628542</text:p>
          </table:table-cell>
          <table:table-cell table:formula="of:=[.D335]" office:value-type="float" office:value="0.760438" calcext:value-type="float">
            <text:p>0.760438</text:p>
          </table:table-cell>
          <table:table-cell table:formula="of:=[.D460]" office:value-type="float" office:value="0.618949" calcext:value-type="float">
            <text:p>0.61894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803148666666666" calcext:value-type="float">
            <text:p>0.8031486667</text:p>
          </table:table-cell>
          <table:table-cell table:formula="of:=[.D215]" office:value-type="float" office:value="0.632375333333333" calcext:value-type="float">
            <text:p>0.6323753333</text:p>
          </table:table-cell>
          <table:table-cell table:formula="of:=[.D340]" office:value-type="float" office:value="0.510198666666667" calcext:value-type="float">
            <text:p>0.5101986667</text:p>
          </table:table-cell>
          <table:table-cell table:formula="of:=[.D465]" office:value-type="float" office:value="0.536652666666667" calcext:value-type="float">
            <text:p>0.536652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6181" calcext:value-type="float">
            <text:p>0.876181</text:p>
          </table:table-cell>
          <table:table-cell/>
          <table:table-cell table:formula="of:=(SUM([.B16:.B20])-MIN([.B16:.B20])-MAX([.B16:.B20]))/3" office:value-type="float" office:value="0.753251333333333" calcext:value-type="float">
            <text:p>0.75325133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804928" calcext:value-type="float">
            <text:p>0.804928</text:p>
          </table:table-cell>
          <table:table-cell table:formula="of:=[.D220]" office:value-type="float" office:value="0.637098" calcext:value-type="float">
            <text:p>0.637098</text:p>
          </table:table-cell>
          <table:table-cell table:formula="of:=[.D345]" office:value-type="float" office:value="0.682272333333333" calcext:value-type="float">
            <text:p>0.6822723333</text:p>
          </table:table-cell>
          <table:table-cell table:formula="of:=[.D470]" office:value-type="float" office:value="0.579183666666667" calcext:value-type="float">
            <text:p>0.579183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154" calcext:value-type="float">
            <text:p>0.6515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798357333333333" calcext:value-type="float">
            <text:p>0.7983573333</text:p>
          </table:table-cell>
          <table:table-cell table:formula="of:=[.D225]" office:value-type="float" office:value="0.625872666666667" calcext:value-type="float">
            <text:p>0.6258726667</text:p>
          </table:table-cell>
          <table:table-cell table:formula="of:=[.D350]" office:value-type="float" office:value="0.415400666666667" calcext:value-type="float">
            <text:p>0.4154006667</text:p>
          </table:table-cell>
          <table:table-cell table:formula="of:=[.D475]" office:value-type="float" office:value="0.620332" calcext:value-type="float">
            <text:p>0.62033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7598" calcext:value-type="float">
            <text:p>0.60759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767488" calcext:value-type="float">
            <text:p>0.767488</text:p>
          </table:table-cell>
          <table:table-cell table:formula="of:=[.D230]" office:value-type="float" office:value="0.663312666666667" calcext:value-type="float">
            <text:p>0.6633126667</text:p>
          </table:table-cell>
          <table:table-cell table:formula="of:=[.D355]" office:value-type="float" office:value="0.576865333333333" calcext:value-type="float">
            <text:p>0.5768653333</text:p>
          </table:table-cell>
          <table:table-cell table:formula="of:=[.D480]" office:value-type="float" office:value="0.706431333333333" calcext:value-type="float">
            <text:p>0.70643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79877" calcext:value-type="float">
            <text:p>0.67987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779603" calcext:value-type="float">
            <text:p>0.779603</text:p>
          </table:table-cell>
          <table:table-cell table:formula="of:=[.D235]" office:value-type="float" office:value="0.640657" calcext:value-type="float">
            <text:p>0.640657</text:p>
          </table:table-cell>
          <table:table-cell table:formula="of:=[.D360]" office:value-type="float" office:value="0.683162333333333" calcext:value-type="float">
            <text:p>0.6831623333</text:p>
          </table:table-cell>
          <table:table-cell table:formula="of:=[.D485]" office:value-type="float" office:value="0.565006666666667" calcext:value-type="float">
            <text:p>0.56500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8563" calcext:value-type="float">
            <text:p>0.69856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766940666666667" calcext:value-type="float">
            <text:p>0.7669406667</text:p>
          </table:table-cell>
          <table:table-cell table:formula="of:=[.D240]" office:value-type="float" office:value="0.675154" calcext:value-type="float">
            <text:p>0.675154</text:p>
          </table:table-cell>
          <table:table-cell table:formula="of:=[.D365]" office:value-type="float" office:value="0.60219" calcext:value-type="float">
            <text:p>0.60219</text:p>
          </table:table-cell>
          <table:table-cell table:formula="of:=[.D490]" office:value-type="float" office:value="0.546680333333333" calcext:value-type="float">
            <text:p>0.546680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953" calcext:value-type="float">
            <text:p>0.828953</text:p>
          </table:table-cell>
          <table:table-cell/>
          <table:table-cell table:formula="of:=(SUM([.B21:.B25])-MIN([.B21:.B25])-MAX([.B21:.B25]))/3" office:value-type="float" office:value="0.67666" calcext:value-type="float">
            <text:p>0.6766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755852" calcext:value-type="float">
            <text:p>0.755852</text:p>
          </table:table-cell>
          <table:table-cell table:formula="of:=[.D245]" office:value-type="float" office:value="0.649007666666667" calcext:value-type="float">
            <text:p>0.6490076667</text:p>
          </table:table-cell>
          <table:table-cell table:formula="of:=[.D370]" office:value-type="float" office:value="0.541136333333333" calcext:value-type="float">
            <text:p>0.5411363333</text:p>
          </table:table-cell>
          <table:table-cell table:formula="of:=[.D495]" office:value-type="float" office:value="0.580567" calcext:value-type="float">
            <text:p>0.5805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93634" calcext:value-type="float">
            <text:p>0.59363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764271333333333" calcext:value-type="float">
            <text:p>0.7642713333</text:p>
          </table:table-cell>
          <table:table-cell table:formula="of:=[.D250]" office:value-type="float" office:value="0.655647" calcext:value-type="float">
            <text:p>0.655647</text:p>
          </table:table-cell>
          <table:table-cell table:formula="of:=[.D375]" office:value-type="float" office:value="0.722655666666667" calcext:value-type="float">
            <text:p>0.7226556667</text:p>
          </table:table-cell>
          <table:table-cell table:formula="of:=[.D500]" office:value-type="float" office:value="0.652835333333333" calcext:value-type="float">
            <text:p>0.652835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5421" calcext:value-type="float">
            <text:p>0.685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2259" calcext:value-type="float">
            <text:p>0.8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1437" calcext:value-type="float">
            <text:p>0.70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5277" calcext:value-type="float">
            <text:p>0.895277</text:p>
          </table:table-cell>
          <table:table-cell/>
          <table:table-cell table:formula="of:=(SUM([.B26:.B30])-MIN([.B26:.B30])-MAX([.B26:.B30]))/3" office:value-type="float" office:value="0.729705666666666" calcext:value-type="float">
            <text:p>0.72970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7659" calcext:value-type="float">
            <text:p>0.7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4353" calcext:value-type="float">
            <text:p>0.7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542" calcext:value-type="float">
            <text:p>0.82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037" calcext:value-type="float">
            <text:p>0.7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31:.B35])-MIN([.B31:.B35])-MAX([.B31:.B35]))/3" office:value-type="float" office:value="0.777755" calcext:value-type="float">
            <text:p>0.777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2752" calcext:value-type="float">
            <text:p>0.782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795" calcext:value-type="float">
            <text:p>0.7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/>
          <table:table-cell table:formula="of:=(SUM([.B36:.B40])-MIN([.B36:.B40])-MAX([.B36:.B40]))/3" office:value-type="float" office:value="0.791992" calcext:value-type="float">
            <text:p>0.791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6057" calcext:value-type="float">
            <text:p>0.756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2464" calcext:value-type="float">
            <text:p>0.70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5647" calcext:value-type="float">
            <text:p>0.755647</text:p>
          </table:table-cell>
          <table:table-cell/>
          <table:table-cell table:formula="of:=(SUM([.B41:.B45])-MIN([.B41:.B45])-MAX([.B41:.B45]))/3" office:value-type="float" office:value="0.774606333333333" calcext:value-type="float">
            <text:p>0.77460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9363" calcext:value-type="float">
            <text:p>0.7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32" calcext:value-type="float">
            <text:p>0.8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209" calcext:value-type="float">
            <text:p>0.85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2505" calcext:value-type="float">
            <text:p>0.742505</text:p>
          </table:table-cell>
          <table:table-cell/>
          <table:table-cell table:formula="of:=(SUM([.B46:.B50])-MIN([.B46:.B50])-MAX([.B46:.B50]))/3" office:value-type="float" office:value="0.787200333333333" calcext:value-type="float">
            <text:p>0.7872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846" calcext:value-type="float">
            <text:p>0.7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56263" calcext:value-type="float">
            <text:p>0.556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29569" calcext:value-type="float">
            <text:p>0.6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3244" calcext:value-type="float">
            <text:p>0.763244</text:p>
          </table:table-cell>
          <table:table-cell/>
          <table:table-cell table:formula="of:=(SUM([.B51:.B55])-MIN([.B51:.B55])-MAX([.B51:.B55]))/3" office:value-type="float" office:value="0.713757666666667" calcext:value-type="float">
            <text:p>0.71375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6961" calcext:value-type="float">
            <text:p>0.73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579" calcext:value-type="float">
            <text:p>0.8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56:.B60])-MIN([.B56:.B60])-MAX([.B56:.B60]))/3" office:value-type="float" office:value="0.756468333333333" calcext:value-type="float">
            <text:p>0.75646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28131" calcext:value-type="float">
            <text:p>0.5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374" calcext:value-type="float">
            <text:p>0.81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7782" calcext:value-type="float">
            <text:p>0.737782</text:p>
          </table:table-cell>
          <table:table-cell/>
          <table:table-cell table:formula="of:=(SUM([.B61:.B65])-MIN([.B61:.B65])-MAX([.B61:.B65]))/3" office:value-type="float" office:value="0.769815333333333" calcext:value-type="float">
            <text:p>0.76981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064" calcext:value-type="float">
            <text:p>0.7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357" calcext:value-type="float">
            <text:p>0.79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665" calcext:value-type="float">
            <text:p>0.84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0657" calcext:value-type="float">
            <text:p>0.840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2361" calcext:value-type="float">
            <text:p>0.752361</text:p>
          </table:table-cell>
          <table:table-cell/>
          <table:table-cell table:formula="of:=(SUM([.B66:.B70])-MIN([.B66:.B70])-MAX([.B66:.B70]))/3" office:value-type="float" office:value="0.808692666666667" calcext:value-type="float">
            <text:p>0.80869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563" calcext:value-type="float">
            <text:p>0.798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4066" calcext:value-type="float">
            <text:p>0.76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244" calcext:value-type="float">
            <text:p>0.863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9035" calcext:value-type="float">
            <text:p>0.80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/>
          <table:table-cell table:formula="of:=(SUM([.B71:.B75])-MIN([.B71:.B75])-MAX([.B71:.B75]))/3" office:value-type="float" office:value="0.790554666666667" calcext:value-type="float">
            <text:p>0.79055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8029" calcext:value-type="float">
            <text:p>0.7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7906" calcext:value-type="float">
            <text:p>0.8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1622" calcext:value-type="float">
            <text:p>0.831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7515" calcext:value-type="float">
            <text:p>0.727515</text:p>
          </table:table-cell>
          <table:table-cell/>
          <table:table-cell table:formula="of:=(SUM([.B76:.B80])-MIN([.B76:.B80])-MAX([.B76:.B80]))/3" office:value-type="float" office:value="0.808555666666666" calcext:value-type="float">
            <text:p>0.8085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815" calcext:value-type="float">
            <text:p>0.7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6181" calcext:value-type="float">
            <text:p>0.776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852" calcext:value-type="float">
            <text:p>0.855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838" calcext:value-type="float">
            <text:p>0.816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/>
          <table:table-cell table:formula="of:=(SUM([.B81:.B85])-MIN([.B81:.B85])-MAX([.B81:.B85]))/3" office:value-type="float" office:value="0.787611333333333" calcext:value-type="float">
            <text:p>0.78761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0062" calcext:value-type="float">
            <text:p>0.8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5955" calcext:value-type="float">
            <text:p>0.8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764" calcext:value-type="float">
            <text:p>0.844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9897" calcext:value-type="float">
            <text:p>0.749897</text:p>
          </table:table-cell>
          <table:table-cell/>
          <table:table-cell table:formula="of:=(SUM([.B86:.B90])-MIN([.B86:.B90])-MAX([.B86:.B90]))/3" office:value-type="float" office:value="0.803148666666666" calcext:value-type="float">
            <text:p>0.8031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9507" calcext:value-type="float">
            <text:p>0.819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166" calcext:value-type="float">
            <text:p>0.8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501" calcext:value-type="float">
            <text:p>0.7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91:.B95])-MIN([.B91:.B95])-MAX([.B91:.B95]))/3" office:value-type="float" office:value="0.804928" calcext:value-type="float">
            <text:p>0.804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6694" calcext:value-type="float">
            <text:p>0.82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179" calcext:value-type="float">
            <text:p>0.7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62" calcext:value-type="float">
            <text:p>0.8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199" calcext:value-type="float">
            <text:p>0.7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9425" calcext:value-type="float">
            <text:p>0.739425</text:p>
          </table:table-cell>
          <table:table-cell/>
          <table:table-cell table:formula="of:=(SUM([.B96:.B100])-MIN([.B96:.B100])-MAX([.B96:.B100]))/3" office:value-type="float" office:value="0.798357333333333" calcext:value-type="float">
            <text:p>0.7983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177" calcext:value-type="float">
            <text:p>0.822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103" calcext:value-type="float">
            <text:p>0.750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503" calcext:value-type="float">
            <text:p>0.7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6858" calcext:value-type="float">
            <text:p>0.7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8747" calcext:value-type="float">
            <text:p>0.728747</text:p>
          </table:table-cell>
          <table:table-cell/>
          <table:table-cell table:formula="of:=(SUM([.B101:.B105])-MIN([.B101:.B105])-MAX([.B101:.B105]))/3" office:value-type="float" office:value="0.767488" calcext:value-type="float">
            <text:p>0.767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8624" calcext:value-type="float">
            <text:p>0.808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9651" calcext:value-type="float">
            <text:p>0.709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5688" calcext:value-type="float">
            <text:p>0.79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2608" calcext:value-type="float">
            <text:p>0.7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513" calcext:value-type="float">
            <text:p>0.750513</text:p>
          </table:table-cell>
          <table:table-cell/>
          <table:table-cell table:formula="of:=(SUM([.B106:.B110])-MIN([.B106:.B110])-MAX([.B106:.B110]))/3" office:value-type="float" office:value="0.779603" calcext:value-type="float">
            <text:p>0.779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493" calcext:value-type="float">
            <text:p>0.7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9138" calcext:value-type="float">
            <text:p>0.759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3224" calcext:value-type="float">
            <text:p>0.693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4538" calcext:value-type="float">
            <text:p>0.7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7146" calcext:value-type="float">
            <text:p>0.767146</text:p>
          </table:table-cell>
          <table:table-cell/>
          <table:table-cell table:formula="of:=(SUM([.B111:.B115])-MIN([.B111:.B115])-MAX([.B111:.B115]))/3" office:value-type="float" office:value="0.766940666666667" calcext:value-type="float">
            <text:p>0.76694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228" calcext:value-type="float">
            <text:p>0.747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2895" calcext:value-type="float">
            <text:p>0.772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433" calcext:value-type="float">
            <text:p>0.747433</text:p>
          </table:table-cell>
          <table:table-cell/>
          <table:table-cell table:formula="of:=(SUM([.B116:.B120])-MIN([.B116:.B120])-MAX([.B116:.B120]))/3" office:value-type="float" office:value="0.755852" calcext:value-type="float">
            <text:p>0.75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532" calcext:value-type="float">
            <text:p>0.74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298" calcext:value-type="float">
            <text:p>0.7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7947" calcext:value-type="float">
            <text:p>0.697947</text:p>
          </table:table-cell>
          <table:table-cell/>
          <table:table-cell table:formula="of:=(SUM([.B121:.B125])-MIN([.B121:.B125])-MAX([.B121:.B125]))/3" office:value-type="float" office:value="0.764271333333333" calcext:value-type="float">
            <text:p>0.76427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076" calcext:value-type="float">
            <text:p>0.5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068" calcext:value-type="float">
            <text:p>0.541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23" calcext:value-type="float">
            <text:p>0.5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166" calcext:value-type="float">
            <text:p>0.5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692" calcext:value-type="float">
            <text:p>0.549692</text:p>
          </table:table-cell>
          <table:table-cell/>
          <table:table-cell table:formula="of:=(SUM([.B126:.B130])-MIN([.B126:.B130])-MAX([.B126:.B130]))/3" office:value-type="float" office:value="0.544148" calcext:value-type="float">
            <text:p>0.544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869" calcext:value-type="float">
            <text:p>0.571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807" calcext:value-type="float">
            <text:p>0.5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431" calcext:value-type="float">
            <text:p>0.4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0411" calcext:value-type="float">
            <text:p>0.500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3203" calcext:value-type="float">
            <text:p>0.723203</text:p>
          </table:table-cell>
          <table:table-cell/>
          <table:table-cell table:formula="of:=(SUM([.B131:.B135])-MIN([.B131:.B135])-MAX([.B131:.B135]))/3" office:value-type="float" office:value="0.530116666666667" calcext:value-type="float">
            <text:p>0.5301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296" calcext:value-type="float">
            <text:p>0.688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6448" calcext:value-type="float">
            <text:p>0.3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3101" calcext:value-type="float">
            <text:p>0.473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9097" calcext:value-type="float">
            <text:p>0.419097</text:p>
          </table:table-cell>
          <table:table-cell/>
          <table:table-cell table:formula="of:=(SUM([.B136:.B140])-MIN([.B136:.B140])-MAX([.B136:.B140]))/3" office:value-type="float" office:value="0.454757333333333" calcext:value-type="float">
            <text:p>0.4547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77" calcext:value-type="float">
            <text:p>0.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46" calcext:value-type="float">
            <text:p>0.2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9199" calcext:value-type="float">
            <text:p>0.3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883" calcext:value-type="float">
            <text:p>0.7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9795" calcext:value-type="float">
            <text:p>0.599795</text:p>
          </table:table-cell>
          <table:table-cell/>
          <table:table-cell table:formula="of:=(SUM([.B141:.B145])-MIN([.B141:.B145])-MAX([.B141:.B145]))/3" office:value-type="float" office:value="0.559274666666666" calcext:value-type="float">
            <text:p>0.55927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6858" calcext:value-type="float">
            <text:p>0.5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7166" calcext:value-type="float">
            <text:p>0.3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5832" calcext:value-type="float">
            <text:p>0.485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7146" calcext:value-type="float">
            <text:p>0.567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273" calcext:value-type="float">
            <text:p>0.541273</text:p>
          </table:table-cell>
          <table:table-cell/>
          <table:table-cell table:formula="of:=(SUM([.B146:.B150])-MIN([.B146:.B150])-MAX([.B146:.B150]))/3" office:value-type="float" office:value="0.531417" calcext:value-type="float">
            <text:p>0.531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3162" calcext:value-type="float">
            <text:p>0.583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3388" calcext:value-type="float">
            <text:p>0.453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784" calcext:value-type="float">
            <text:p>0.6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199" calcext:value-type="float">
            <text:p>0.5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5441" calcext:value-type="float">
            <text:p>0.555441</text:p>
          </table:table-cell>
          <table:table-cell/>
          <table:table-cell table:formula="of:=(SUM([.B151:.B155])-MIN([.B151:.B155])-MAX([.B151:.B155]))/3" office:value-type="float" office:value="0.569267333333333" calcext:value-type="float">
            <text:p>0.5692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579" calcext:value-type="float">
            <text:p>0.6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372" calcext:value-type="float">
            <text:p>0.53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624" calcext:value-type="float">
            <text:p>0.608624</text:p>
          </table:table-cell>
          <table:table-cell/>
          <table:table-cell table:formula="of:=(SUM([.B156:.B160])-MIN([.B156:.B160])-MAX([.B156:.B160]))/3" office:value-type="float" office:value="0.586858333333333" calcext:value-type="float">
            <text:p>0.58685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3183" calcext:value-type="float">
            <text:p>0.653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423" calcext:value-type="float">
            <text:p>0.5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214" calcext:value-type="float">
            <text:p>0.608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846" calcext:value-type="float">
            <text:p>0.64846</text:p>
          </table:table-cell>
          <table:table-cell/>
          <table:table-cell table:formula="of:=(SUM([.B161:.B165])-MIN([.B161:.B165])-MAX([.B161:.B165]))/3" office:value-type="float" office:value="0.619644333333333" calcext:value-type="float">
            <text:p>0.61964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8912" calcext:value-type="float">
            <text:p>0.588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5524" calcext:value-type="float">
            <text:p>0.43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345" calcext:value-type="float">
            <text:p>0.5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5729" calcext:value-type="float">
            <text:p>0.535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4086" calcext:value-type="float">
            <text:p>0.534086</text:p>
          </table:table-cell>
          <table:table-cell/>
          <table:table-cell table:formula="of:=(SUM([.B166:.B170])-MIN([.B166:.B170])-MAX([.B166:.B170]))/3" office:value-type="float" office:value="0.544421666666667" calcext:value-type="float">
            <text:p>0.5444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4353" calcext:value-type="float">
            <text:p>0.5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7577" calcext:value-type="float">
            <text:p>0.43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232" calcext:value-type="float">
            <text:p>0.6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6632" calcext:value-type="float">
            <text:p>0.516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71:.B175])-MIN([.B171:.B175])-MAX([.B171:.B175]))/3" office:value-type="float" office:value="0.547707" calcext:value-type="float">
            <text:p>0.547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8439" calcext:value-type="float">
            <text:p>0.578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883" calcext:value-type="float">
            <text:p>0.5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0246" calcext:value-type="float">
            <text:p>0.5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002" calcext:value-type="float">
            <text:p>0.677002</text:p>
          </table:table-cell>
          <table:table-cell/>
          <table:table-cell table:formula="of:=(SUM([.B176:.B180])-MIN([.B176:.B180])-MAX([.B176:.B180]))/3" office:value-type="float" office:value="0.581382333333333" calcext:value-type="float">
            <text:p>0.58138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5667" calcext:value-type="float">
            <text:p>0.5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191" calcext:value-type="float">
            <text:p>0.661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/>
          <table:table-cell table:formula="of:=(SUM([.B181:.B185])-MIN([.B181:.B185])-MAX([.B181:.B185]))/3" office:value-type="float" office:value="0.577207333333333" calcext:value-type="float">
            <text:p>0.57720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3429" calcext:value-type="float">
            <text:p>0.5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2731" calcext:value-type="float">
            <text:p>0.4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207" calcext:value-type="float">
            <text:p>0.677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2361" calcext:value-type="float">
            <text:p>0.5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9035" calcext:value-type="float">
            <text:p>0.609035</text:p>
          </table:table-cell>
          <table:table-cell/>
          <table:table-cell table:formula="of:=(SUM([.B186:.B190])-MIN([.B186:.B190])-MAX([.B186:.B190]))/3" office:value-type="float" office:value="0.584941666666667" calcext:value-type="float">
            <text:p>0.58494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8789" calcext:value-type="float">
            <text:p>0.5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021" calcext:value-type="float">
            <text:p>0.47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9528" calcext:value-type="float">
            <text:p>0.689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926" calcext:value-type="float">
            <text:p>0.627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3676" calcext:value-type="float">
            <text:p>0.533676</text:p>
          </table:table-cell>
          <table:table-cell/>
          <table:table-cell table:formula="of:=(SUM([.B191:.B195])-MIN([.B191:.B195])-MAX([.B191:.B195]))/3" office:value-type="float" office:value="0.576797" calcext:value-type="float">
            <text:p>0.576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612" calcext:value-type="float">
            <text:p>0.6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5708" calcext:value-type="float">
            <text:p>0.4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7433" calcext:value-type="float">
            <text:p>0.747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9959" calcext:value-type="float">
            <text:p>0.6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96:.B200])-MIN([.B196:.B200])-MAX([.B196:.B200]))/3" office:value-type="float" office:value="0.629569" calcext:value-type="float">
            <text:p>0.629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23" calcext:value-type="float">
            <text:p>0.6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6776" calcext:value-type="float">
            <text:p>0.5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864" calcext:value-type="float">
            <text:p>0.617864</text:p>
          </table:table-cell>
          <table:table-cell/>
          <table:table-cell table:formula="of:=(SUM([.B201:.B205])-MIN([.B201:.B205])-MAX([.B201:.B205]))/3" office:value-type="float" office:value="0.637508333333333" calcext:value-type="float">
            <text:p>0.63750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815" calcext:value-type="float">
            <text:p>0.5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741" calcext:value-type="float">
            <text:p>0.697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0678" calcext:value-type="float">
            <text:p>0.610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2587" calcext:value-type="float">
            <text:p>0.622587</text:p>
          </table:table-cell>
          <table:table-cell/>
          <table:table-cell table:formula="of:=(SUM([.B206:.B210])-MIN([.B206:.B210])-MAX([.B206:.B210]))/3" office:value-type="float" office:value="0.628542" calcext:value-type="float">
            <text:p>0.628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602" calcext:value-type="float">
            <text:p>0.6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663" calcext:value-type="float">
            <text:p>0.571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1971" calcext:value-type="float">
            <text:p>0.721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037" calcext:value-type="float">
            <text:p>0.6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5154" calcext:value-type="float">
            <text:p>0.575154</text:p>
          </table:table-cell>
          <table:table-cell/>
          <table:table-cell table:formula="of:=(SUM([.B211:.B215])-MIN([.B211:.B215])-MAX([.B211:.B215]))/3" office:value-type="float" office:value="0.632375333333333" calcext:value-type="float">
            <text:p>0.6323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1766" calcext:value-type="float">
            <text:p>0.62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3511" calcext:value-type="float">
            <text:p>0.673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756" calcext:value-type="float">
            <text:p>0.636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772" calcext:value-type="float">
            <text:p>0.652772</text:p>
          </table:table-cell>
          <table:table-cell/>
          <table:table-cell table:formula="of:=(SUM([.B216:.B220])-MIN([.B216:.B220])-MAX([.B216:.B220]))/3" office:value-type="float" office:value="0.637098" calcext:value-type="float">
            <text:p>0.637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384" calcext:value-type="float">
            <text:p>0.6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14" calcext:value-type="float">
            <text:p>0.6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/>
          <table:table-cell table:formula="of:=(SUM([.B221:.B225])-MIN([.B221:.B225])-MAX([.B221:.B225]))/3" office:value-type="float" office:value="0.625872666666667" calcext:value-type="float">
            <text:p>0.62587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6858" calcext:value-type="float">
            <text:p>0.6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6468" calcext:value-type="float">
            <text:p>0.556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6879" calcext:value-type="float">
            <text:p>0.65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316" calcext:value-type="float">
            <text:p>0.658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4743" calcext:value-type="float">
            <text:p>0.674743</text:p>
          </table:table-cell>
          <table:table-cell/>
          <table:table-cell table:formula="of:=(SUM([.B226:.B230])-MIN([.B226:.B230])-MAX([.B226:.B230]))/3" office:value-type="float" office:value="0.663312666666667" calcext:value-type="float">
            <text:p>0.66331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111" calcext:value-type="float">
            <text:p>0.65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659" calcext:value-type="float">
            <text:p>0.6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201" calcext:value-type="float">
            <text:p>0.646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536" calcext:value-type="float">
            <text:p>0.697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0554" calcext:value-type="float">
            <text:p>0.590554</text:p>
          </table:table-cell>
          <table:table-cell/>
          <table:table-cell table:formula="of:=(SUM([.B231:.B235])-MIN([.B231:.B235])-MAX([.B231:.B235]))/3" office:value-type="float" office:value="0.640657" calcext:value-type="float">
            <text:p>0.640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9363" calcext:value-type="float">
            <text:p>0.6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4189" calcext:value-type="float">
            <text:p>0.684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3491" calcext:value-type="float">
            <text:p>0.70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5462" calcext:value-type="float">
            <text:p>0.725462</text:p>
          </table:table-cell>
          <table:table-cell/>
          <table:table-cell table:formula="of:=(SUM([.B236:.B240])-MIN([.B236:.B240])-MAX([.B236:.B240]))/3" office:value-type="float" office:value="0.675154" calcext:value-type="float">
            <text:p>0.675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7495" calcext:value-type="float">
            <text:p>0.6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2423" calcext:value-type="float">
            <text:p>0.6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0739" calcext:value-type="float">
            <text:p>0.620739</text:p>
          </table:table-cell>
          <table:table-cell/>
          <table:table-cell table:formula="of:=(SUM([.B241:.B245])-MIN([.B241:.B245])-MAX([.B241:.B245]))/3" office:value-type="float" office:value="0.649007666666667" calcext:value-type="float">
            <text:p>0.64900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8604" calcext:value-type="float">
            <text:p>0.6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2444" calcext:value-type="float">
            <text:p>0.6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345" calcext:value-type="float">
            <text:p>0.6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8172" calcext:value-type="float">
            <text:p>0.668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4887" calcext:value-type="float">
            <text:p>0.664887</text:p>
          </table:table-cell>
          <table:table-cell/>
          <table:table-cell table:formula="of:=(SUM([.B246:.B250])-MIN([.B246:.B250])-MAX([.B246:.B250]))/3" office:value-type="float" office:value="0.655647" calcext:value-type="float">
            <text:p>0.6556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6304" calcext:value-type="float">
            <text:p>0.996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51:.B255])-MIN([.B251:.B255])-MAX([.B251:.B255]))/3" office:value-type="float" office:value="0.73922" calcext:value-type="float">
            <text:p>0.73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331" calcext:value-type="float">
            <text:p>0.997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587" calcext:value-type="float">
            <text:p>0.522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6879" calcext:value-type="float">
            <text:p>0.156879</text:p>
          </table:table-cell>
          <table:table-cell/>
          <table:table-cell table:formula="of:=(SUM([.B256:.B260])-MIN([.B256:.B260])-MAX([.B256:.B260]))/3" office:value-type="float" office:value="0.666872" calcext:value-type="float">
            <text:p>0.666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1478" calcext:value-type="float">
            <text:p>0.74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15606" calcext:value-type="float">
            <text:p>0.5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3614" calcext:value-type="float">
            <text:p>0.72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1:.B265])-MIN([.B261:.B265])-MAX([.B261:.B265]))/3" office:value-type="float" office:value="0.733881" calcext:value-type="float">
            <text:p>0.733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4456" calcext:value-type="float">
            <text:p>0.994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5175" calcext:value-type="float">
            <text:p>0.74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2546" calcext:value-type="float">
            <text:p>0.982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881" calcext:value-type="float">
            <text:p>0.73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6:.B270])-MIN([.B266:.B270])-MAX([.B266:.B270]))/3" office:value-type="float" office:value="0.822313666666667" calcext:value-type="float">
            <text:p>0.82231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655" calcext:value-type="float">
            <text:p>0.8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306" calcext:value-type="float">
            <text:p>0.13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/>
          <table:table-cell table:formula="of:=(SUM([.B271:.B275])-MIN([.B271:.B275])-MAX([.B271:.B275]))/3" office:value-type="float" office:value="0.533539" calcext:value-type="float">
            <text:p>0.533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77823" calcext:value-type="float">
            <text:p>0.177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014" calcext:value-type="float">
            <text:p>0.739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0246" calcext:value-type="float">
            <text:p>0.7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76:.B280])-MIN([.B276:.B280])-MAX([.B276:.B280]))/3" office:value-type="float" office:value="0.726078" calcext:value-type="float">
            <text:p>0.726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174538" calcext:value-type="float">
            <text:p>0.01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11294" calcext:value-type="float">
            <text:p>0.11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8029" calcext:value-type="float">
            <text:p>0.4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/>
          <table:table-cell table:formula="of:=(SUM([.B281:.B285])-MIN([.B281:.B285])-MAX([.B281:.B285]))/3" office:value-type="float" office:value="0.202258933333333" calcext:value-type="float">
            <text:p>0.2022589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4292" calcext:value-type="float">
            <text:p>0.7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232" calcext:value-type="float">
            <text:p>0.7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622" calcext:value-type="float">
            <text:p>0.631622</text:p>
          </table:table-cell>
          <table:table-cell/>
          <table:table-cell table:formula="of:=(SUM([.B286:.B290])-MIN([.B286:.B290])-MAX([.B286:.B290]))/3" office:value-type="float" office:value="0.447980666666667" calcext:value-type="float">
            <text:p>0.44798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20123" calcext:value-type="float">
            <text:p>0.06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1889" calcext:value-type="float">
            <text:p>0.6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8686" calcext:value-type="float">
            <text:p>0.718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4435" calcext:value-type="float">
            <text:p>0.424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2998" calcext:value-type="float">
            <text:p>0.722998</text:p>
          </table:table-cell>
          <table:table-cell/>
          <table:table-cell table:formula="of:=(SUM([.B291:.B295])-MIN([.B291:.B295])-MAX([.B291:.B295]))/3" office:value-type="float" office:value="0.595003333333333" calcext:value-type="float">
            <text:p>0.595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2074" calcext:value-type="float">
            <text:p>0.6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2772" calcext:value-type="float">
            <text:p>0.5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9569" calcext:value-type="float">
            <text:p>0.5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1889" calcext:value-type="float">
            <text:p>0.3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8378" calcext:value-type="float">
            <text:p>0.168378</text:p>
          </table:table-cell>
          <table:table-cell/>
          <table:table-cell table:formula="of:=(SUM([.B296:.B300])-MIN([.B296:.B300])-MAX([.B296:.B300]))/3" office:value-type="float" office:value="0.474743333333333" calcext:value-type="float">
            <text:p>0.4747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6489" calcext:value-type="float">
            <text:p>0.52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1828" calcext:value-type="float">
            <text:p>0.4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06571" calcext:value-type="float">
            <text:p>0.506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386" calcext:value-type="float">
            <text:p>0.3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7782" calcext:value-type="float">
            <text:p>0.337782</text:p>
          </table:table-cell>
          <table:table-cell/>
          <table:table-cell table:formula="of:=(SUM([.B301:.B305])-MIN([.B301:.B305])-MAX([.B301:.B305]))/3" office:value-type="float" office:value="0.434086333333333" calcext:value-type="float">
            <text:p>0.43408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82341" calcext:value-type="float">
            <text:p>0.382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9158" calcext:value-type="float">
            <text:p>0.12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5298" calcext:value-type="float">
            <text:p>0.6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2793" calcext:value-type="float">
            <text:p>0.222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0637" calcext:value-type="float">
            <text:p>0.970637</text:p>
          </table:table-cell>
          <table:table-cell/>
          <table:table-cell table:formula="of:=(SUM([.B306:.B310])-MIN([.B306:.B310])-MAX([.B306:.B310]))/3" office:value-type="float" office:value="0.423477333333333" calcext:value-type="float">
            <text:p>0.4234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1417" calcext:value-type="float">
            <text:p>0.7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77" calcext:value-type="float">
            <text:p>0.6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637" calcext:value-type="float">
            <text:p>0.570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7495" calcext:value-type="float">
            <text:p>0.1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8193" calcext:value-type="float">
            <text:p>0.438193</text:p>
          </table:table-cell>
          <table:table-cell/>
          <table:table-cell table:formula="of:=(SUM([.B311:.B315])-MIN([.B311:.B315])-MAX([.B311:.B315]))/3" office:value-type="float" office:value="0.55551" calcext:value-type="float">
            <text:p>0.55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12526" calcext:value-type="float">
            <text:p>0.612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1232" calcext:value-type="float">
            <text:p>0.6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3039" calcext:value-type="float">
            <text:p>0.5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0041" calcext:value-type="float">
            <text:p>0.3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037" calcext:value-type="float">
            <text:p>0.86037</text:p>
          </table:table-cell>
          <table:table-cell/>
          <table:table-cell table:formula="of:=(SUM([.B316:.B320])-MIN([.B316:.B320])-MAX([.B316:.B320]))/3" office:value-type="float" office:value="0.592265666666667" calcext:value-type="float">
            <text:p>0.5922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0472" calcext:value-type="float">
            <text:p>0.810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4497" calcext:value-type="float">
            <text:p>0.334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05544" calcext:value-type="float">
            <text:p>0.705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655" calcext:value-type="float">
            <text:p>0.33655</text:p>
          </table:table-cell>
          <table:table-cell/>
          <table:table-cell table:formula="of:=(SUM([.B321:.B325])-MIN([.B321:.B325])-MAX([.B321:.B325]))/3" office:value-type="float" office:value="0.458863666666667" calcext:value-type="float">
            <text:p>0.45886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1602" calcext:value-type="float">
            <text:p>0.4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4292" calcext:value-type="float">
            <text:p>0.6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3778" calcext:value-type="float">
            <text:p>0.883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46612" calcext:value-type="float">
            <text:p>0.1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7906" calcext:value-type="float">
            <text:p>0.257906</text:p>
          </table:table-cell>
          <table:table-cell/>
          <table:table-cell table:formula="of:=(SUM([.B326:.B330])-MIN([.B326:.B330])-MAX([.B326:.B330]))/3" office:value-type="float" office:value="0.451266666666667" calcext:value-type="float">
            <text:p>0.451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5277" calcext:value-type="float">
            <text:p>0.895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7351" calcext:value-type="float">
            <text:p>0.767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0945" calcext:value-type="float">
            <text:p>0.8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3018" calcext:value-type="float">
            <text:p>0.693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/>
          <table:table-cell table:formula="of:=(SUM([.B331:.B335])-MIN([.B331:.B335])-MAX([.B331:.B335]))/3" office:value-type="float" office:value="0.760438" calcext:value-type="float">
            <text:p>0.760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312" calcext:value-type="float">
            <text:p>0.304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417" calcext:value-type="float">
            <text:p>0.6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8337" calcext:value-type="float">
            <text:p>0.32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842" calcext:value-type="float">
            <text:p>0.570842</text:p>
          </table:table-cell>
          <table:table-cell/>
          <table:table-cell table:formula="of:=(SUM([.B336:.B340])-MIN([.B336:.B340])-MAX([.B336:.B340]))/3" office:value-type="float" office:value="0.510198666666667" calcext:value-type="float">
            <text:p>0.51019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928" calcext:value-type="float">
            <text:p>0.304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99179" calcext:value-type="float">
            <text:p>0.5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7885" calcext:value-type="float">
            <text:p>0.78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4784" calcext:value-type="float">
            <text:p>0.714784</text:p>
          </table:table-cell>
          <table:table-cell/>
          <table:table-cell table:formula="of:=(SUM([.B341:.B345])-MIN([.B341:.B345])-MAX([.B341:.B345]))/3" office:value-type="float" office:value="0.682272333333333" calcext:value-type="float">
            <text:p>0.68227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92608" calcext:value-type="float">
            <text:p>0.2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9815" calcext:value-type="float">
            <text:p>0.4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8789" calcext:value-type="float">
            <text:p>0.3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07598" calcext:value-type="float">
            <text:p>0.407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9199" calcext:value-type="float">
            <text:p>0.969199</text:p>
          </table:table-cell>
          <table:table-cell/>
          <table:table-cell table:formula="of:=(SUM([.B346:.B350])-MIN([.B346:.B350])-MAX([.B346:.B350]))/3" office:value-type="float" office:value="0.415400666666667" calcext:value-type="float">
            <text:p>0.41540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05955" calcext:value-type="float">
            <text:p>0.1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949" calcext:value-type="float">
            <text:p>0.474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1047" calcext:value-type="float">
            <text:p>0.571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846" calcext:value-type="float">
            <text:p>0.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4148" calcext:value-type="float">
            <text:p>0.844148</text:p>
          </table:table-cell>
          <table:table-cell/>
          <table:table-cell table:formula="of:=(SUM([.B351:.B355])-MIN([.B351:.B355])-MAX([.B351:.B355]))/3" office:value-type="float" office:value="0.576865333333333" calcext:value-type="float">
            <text:p>0.57686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80493" calcext:value-type="float">
            <text:p>0.4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16427" calcext:value-type="float">
            <text:p>0.3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0041" calcext:value-type="float">
            <text:p>0.8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29" calcext:value-type="float">
            <text:p>0.95729</text:p>
          </table:table-cell>
          <table:table-cell/>
          <table:table-cell table:formula="of:=(SUM([.B356:.B360])-MIN([.B356:.B360])-MAX([.B356:.B360]))/3" office:value-type="float" office:value="0.683162333333333" calcext:value-type="float">
            <text:p>0.68316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1951" calcext:value-type="float">
            <text:p>0.251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127" calcext:value-type="float">
            <text:p>0.4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694" calcext:value-type="float">
            <text:p>0.7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5503" calcext:value-type="float">
            <text:p>0.5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5133" calcext:value-type="float">
            <text:p>0.805133</text:p>
          </table:table-cell>
          <table:table-cell/>
          <table:table-cell table:formula="of:=(SUM([.B361:.B365])-MIN([.B361:.B365])-MAX([.B361:.B365]))/3" office:value-type="float" office:value="0.60219" calcext:value-type="float">
            <text:p>0.60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9405" calcext:value-type="float">
            <text:p>0.369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9055" calcext:value-type="float">
            <text:p>0.479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9938" calcext:value-type="float">
            <text:p>0.7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74949" calcext:value-type="float">
            <text:p>0.774949</text:p>
          </table:table-cell>
          <table:table-cell/>
          <table:table-cell table:formula="of:=(SUM([.B366:.B370])-MIN([.B366:.B370])-MAX([.B366:.B370]))/3" office:value-type="float" office:value="0.541136333333333" calcext:value-type="float">
            <text:p>0.54113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6016" calcext:value-type="float">
            <text:p>0.7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8789" calcext:value-type="float">
            <text:p>0.8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906" calcext:value-type="float">
            <text:p>0.9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998" calcext:value-type="float">
            <text:p>0.522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83162" calcext:value-type="float">
            <text:p>0.583162</text:p>
          </table:table-cell>
          <table:table-cell/>
          <table:table-cell table:formula="of:=(SUM([.B371:.B375])-MIN([.B371:.B375])-MAX([.B371:.B375]))/3" office:value-type="float" office:value="0.722655666666667" calcext:value-type="float">
            <text:p>0.7226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3817" calcext:value-type="float">
            <text:p>0.883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6598" calcext:value-type="float">
            <text:p>0.51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7967" calcext:value-type="float">
            <text:p>0.637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3734" calcext:value-type="float">
            <text:p>0.603734</text:p>
          </table:table-cell>
          <table:table-cell/>
          <table:table-cell table:formula="of:=(SUM([.B376:.B380])-MIN([.B376:.B380])-MAX([.B376:.B380]))/3" office:value-type="float" office:value="0.708506" calcext:value-type="float">
            <text:p>0.7085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6349" calcext:value-type="float">
            <text:p>0.4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2905" calcext:value-type="float">
            <text:p>0.552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2324" calcext:value-type="float">
            <text:p>0.592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5685" calcext:value-type="float">
            <text:p>0.43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59959" calcext:value-type="float">
            <text:p>0.359959</text:p>
          </table:table-cell>
          <table:table-cell/>
          <table:table-cell table:formula="of:=(SUM([.B381:.B385])-MIN([.B381:.B385])-MAX([.B381:.B385]))/3" office:value-type="float" office:value="0.471646333333333" calcext:value-type="float">
            <text:p>0.47164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6017" calcext:value-type="float">
            <text:p>0.55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9502" calcext:value-type="float">
            <text:p>0.569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2282" calcext:value-type="float">
            <text:p>0.95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8299" calcext:value-type="float">
            <text:p>0.758299</text:p>
          </table:table-cell>
          <table:table-cell/>
          <table:table-cell table:formula="of:=(SUM([.B386:.B390])-MIN([.B386:.B390])-MAX([.B386:.B390]))/3" office:value-type="float" office:value="0.658022333333333" calcext:value-type="float">
            <text:p>0.65802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7925" calcext:value-type="float">
            <text:p>0.49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6017" calcext:value-type="float">
            <text:p>0.306017</text:p>
          </table:table-cell>
          <table:table-cell/>
          <table:table-cell table:formula="of:=(SUM([.B391:.B395])-MIN([.B391:.B395])-MAX([.B391:.B395]))/3" office:value-type="float" office:value="0.397303" calcext:value-type="float">
            <text:p>0.397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564" calcext:value-type="float">
            <text:p>0.65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2531" calcext:value-type="float">
            <text:p>0.542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2075" calcext:value-type="float">
            <text:p>0.752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1743" calcext:value-type="float">
            <text:p>0.38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/>
          <table:table-cell table:formula="of:=(SUM([.B396:.B400])-MIN([.B396:.B400])-MAX([.B396:.B400]))/3" office:value-type="float" office:value="0.563969333333333" calcext:value-type="float">
            <text:p>0.56396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3071" calcext:value-type="float">
            <text:p>0.863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593" calcext:value-type="float">
            <text:p>0.62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26349" calcext:value-type="float">
            <text:p>0.9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9502" calcext:value-type="float">
            <text:p>0.819502</text:p>
          </table:table-cell>
          <table:table-cell/>
          <table:table-cell table:formula="of:=(SUM([.B401:.B405])-MIN([.B401:.B405])-MAX([.B401:.B405]))/3" office:value-type="float" office:value="0.785961333333333" calcext:value-type="float">
            <text:p>0.78596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9378" calcext:value-type="float">
            <text:p>0.649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34" calcext:value-type="float">
            <text:p>0.64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7137" calcext:value-type="float">
            <text:p>0.587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4398" calcext:value-type="float">
            <text:p>0.594398</text:p>
          </table:table-cell>
          <table:table-cell/>
          <table:table-cell table:formula="of:=(SUM([.B406:.B410])-MIN([.B406:.B410])-MAX([.B406:.B410]))/3" office:value-type="float" office:value="0.629668" calcext:value-type="float">
            <text:p>0.629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0747" calcext:value-type="float">
            <text:p>0.520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40249" calcext:value-type="float">
            <text:p>0.34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39" calcext:value-type="float">
            <text:p>0.4139</text:p>
          </table:table-cell>
          <table:table-cell/>
          <table:table-cell table:formula="of:=(SUM([.B411:.B415])-MIN([.B411:.B415])-MAX([.B411:.B415]))/3" office:value-type="float" office:value="0.446403666666667" calcext:value-type="float">
            <text:p>0.44640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1577" calcext:value-type="float">
            <text:p>0.571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6888" calcext:value-type="float">
            <text:p>0.46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9004" calcext:value-type="float">
            <text:p>0.63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4066" calcext:value-type="float">
            <text:p>0.4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8091" calcext:value-type="float">
            <text:p>0.558091</text:p>
          </table:table-cell>
          <table:table-cell/>
          <table:table-cell table:formula="of:=(SUM([.B416:.B420])-MIN([.B416:.B420])-MAX([.B416:.B420]))/3" office:value-type="float" office:value="0.534578" calcext:value-type="float">
            <text:p>0.534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4232" calcext:value-type="float">
            <text:p>0.784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6141" calcext:value-type="float">
            <text:p>0.476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917" calcext:value-type="float">
            <text:p>0.69917</text:p>
          </table:table-cell>
          <table:table-cell/>
          <table:table-cell table:formula="of:=(SUM([.B421:.B425])-MIN([.B421:.B425])-MAX([.B421:.B425]))/3" office:value-type="float" office:value="0.556708" calcext:value-type="float">
            <text:p>0.556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3278" calcext:value-type="float">
            <text:p>0.56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4689" calcext:value-type="float">
            <text:p>0.574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61411" calcext:value-type="float">
            <text:p>0.261411</text:p>
          </table:table-cell>
          <table:table-cell/>
          <table:table-cell table:formula="of:=(SUM([.B426:.B430])-MIN([.B426:.B430])-MAX([.B426:.B430]))/3" office:value-type="float" office:value="0.439142333333333" calcext:value-type="float">
            <text:p>0.43914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0332" calcext:value-type="float">
            <text:p>0.20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41701" calcext:value-type="float">
            <text:p>0.24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119295" calcext:value-type="float">
            <text:p>0.1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00103734" calcext:value-type="float">
            <text:p>0.00103734</text:p>
          </table:table-cell>
          <table:table-cell/>
          <table:table-cell table:formula="of:=(SUM([.B431:.B435])-MIN([.B431:.B435])-MAX([.B431:.B435]))/3" office:value-type="float" office:value="0.188105333333333" calcext:value-type="float">
            <text:p>0.18810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7759" calcext:value-type="float">
            <text:p>0.687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0373" calcext:value-type="float">
            <text:p>0.760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0207" calcext:value-type="float">
            <text:p>0.4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0539" calcext:value-type="float">
            <text:p>0.570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7012" calcext:value-type="float">
            <text:p>0.417012</text:p>
          </table:table-cell>
          <table:table-cell/>
          <table:table-cell table:formula="of:=(SUM([.B436:.B440])-MIN([.B436:.B440])-MAX([.B436:.B440]))/3" office:value-type="float" office:value="0.569501666666667" calcext:value-type="float">
            <text:p>0.56950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8963" calcext:value-type="float">
            <text:p>0.498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9295" calcext:value-type="float">
            <text:p>0.6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751" calcext:value-type="float">
            <text:p>0.6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1037" calcext:value-type="float">
            <text:p>0.50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5394" calcext:value-type="float">
            <text:p>0.455394</text:p>
          </table:table-cell>
          <table:table-cell/>
          <table:table-cell table:formula="of:=(SUM([.B441:.B445])-MIN([.B441:.B445])-MAX([.B441:.B445]))/3" office:value-type="float" office:value="0.539765" calcext:value-type="float">
            <text:p>0.539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361" calcext:value-type="float">
            <text:p>0.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1701" calcext:value-type="float">
            <text:p>0.49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7593" calcext:value-type="float">
            <text:p>0.37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/>
          <table:table-cell table:formula="of:=(SUM([.B446:.B450])-MIN([.B446:.B450])-MAX([.B446:.B450]))/3" office:value-type="float" office:value="0.434301333333333" calcext:value-type="float">
            <text:p>0.43430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668" calcext:value-type="float">
            <text:p>0.79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361" calcext:value-type="float">
            <text:p>0.68361</text:p>
          </table:table-cell>
          <table:table-cell/>
          <table:table-cell table:formula="of:=(SUM([.B451:.B455])-MIN([.B451:.B455])-MAX([.B451:.B455]))/3" office:value-type="float" office:value="0.671853333333333" calcext:value-type="float">
            <text:p>0.6718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4523" calcext:value-type="float">
            <text:p>0.51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3029" calcext:value-type="float">
            <text:p>0.723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61" calcext:value-type="float">
            <text:p>0.5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/>
          <table:table-cell table:formula="of:=(SUM([.B456:.B460])-MIN([.B456:.B460])-MAX([.B456:.B460]))/3" office:value-type="float" office:value="0.618949" calcext:value-type="float">
            <text:p>0.618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0456" calcext:value-type="float">
            <text:p>0.54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39" calcext:value-type="float">
            <text:p>0.5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0083" calcext:value-type="float">
            <text:p>0.53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9419" calcext:value-type="float">
            <text:p>0.539419</text:p>
          </table:table-cell>
          <table:table-cell/>
          <table:table-cell table:formula="of:=(SUM([.B461:.B465])-MIN([.B461:.B465])-MAX([.B461:.B465]))/3" office:value-type="float" office:value="0.536652666666667" calcext:value-type="float">
            <text:p>0.53665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7261" calcext:value-type="float">
            <text:p>0.50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8838" calcext:value-type="float">
            <text:p>0.57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/>
          <table:table-cell table:formula="of:=(SUM([.B466:.B470])-MIN([.B466:.B470])-MAX([.B466:.B470]))/3" office:value-type="float" office:value="0.579183666666667" calcext:value-type="float">
            <text:p>0.57918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6432" calcext:value-type="float">
            <text:p>0.45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4149" calcext:value-type="float">
            <text:p>0.754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0705" calcext:value-type="float">
            <text:p>0.380705</text:p>
          </table:table-cell>
          <table:table-cell/>
          <table:table-cell table:formula="of:=(SUM([.B471:.B475])-MIN([.B471:.B475])-MAX([.B471:.B475]))/3" office:value-type="float" office:value="0.620332" calcext:value-type="float">
            <text:p>0.620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7054" calcext:value-type="float">
            <text:p>0.80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1535" calcext:value-type="float">
            <text:p>0.68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4647" calcext:value-type="float">
            <text:p>0.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6473" calcext:value-type="float">
            <text:p>0.596473</text:p>
          </table:table-cell>
          <table:table-cell/>
          <table:table-cell table:formula="of:=(SUM([.B476:.B480])-MIN([.B476:.B480])-MAX([.B476:.B480]))/3" office:value-type="float" office:value="0.706431333333333" calcext:value-type="float">
            <text:p>0.70643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1079" calcext:value-type="float">
            <text:p>0.641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444" calcext:value-type="float">
            <text:p>0.48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4979" calcext:value-type="float">
            <text:p>0.554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4896" calcext:value-type="float">
            <text:p>0.524896</text:p>
          </table:table-cell>
          <table:table-cell/>
          <table:table-cell table:formula="of:=(SUM([.B481:.B485])-MIN([.B481:.B485])-MAX([.B481:.B485]))/3" office:value-type="float" office:value="0.565006666666667" calcext:value-type="float">
            <text:p>0.5650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3402" calcext:value-type="float">
            <text:p>0.483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9461" calcext:value-type="float">
            <text:p>0.67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851" calcext:value-type="float">
            <text:p>0.495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1992" calcext:value-type="float">
            <text:p>0.471992</text:p>
          </table:table-cell>
          <table:table-cell/>
          <table:table-cell table:formula="of:=(SUM([.B486:.B490])-MIN([.B486:.B490])-MAX([.B486:.B490]))/3" office:value-type="float" office:value="0.546680333333333" calcext:value-type="float">
            <text:p>0.54668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0996" calcext:value-type="float">
            <text:p>0.610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4274" calcext:value-type="float">
            <text:p>0.424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751" calcext:value-type="float">
            <text:p>0.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3195" calcext:value-type="float">
            <text:p>0.533195</text:p>
          </table:table-cell>
          <table:table-cell/>
          <table:table-cell table:formula="of:=(SUM([.B491:.B495])-MIN([.B491:.B495])-MAX([.B491:.B495]))/3" office:value-type="float" office:value="0.580567" calcext:value-type="float">
            <text:p>0.5805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6224" calcext:value-type="float">
            <text:p>0.756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0498" calcext:value-type="float">
            <text:p>0.68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722" calcext:value-type="float">
            <text:p>0.6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0664" calcext:value-type="float">
            <text:p>0.490664</text:p>
          </table:table-cell>
          <table:table-cell/>
          <table:table-cell table:formula="of:=(SUM([.B496:.B500])-MIN([.B496:.B500])-MAX([.B496:.B500]))/3" office:value-type="float" office:value="0.652835333333333" calcext:value-type="float">
            <text:p>0.6528353333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draw:text-style-name="P1" svg:width="15.999cm" svg:height="8.999cm" svg:x="12.893cm" svg:y="12.027cm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10774" calcext:value-type="float">
            <text:p>3.10774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10176" calcext:value-type="float">
            <text:p>3.101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3.0942125" calcext:value-type="float">
            <text:p>3.0942125</text:p>
          </table:table-cell>
          <table:table-cell table:formula="of:=[.D130]" office:value-type="float" office:value="8.807655" calcext:value-type="float">
            <text:p>8.807655</text:p>
          </table:table-cell>
          <table:table-cell table:formula="of:=[.D255]" office:value-type="float" office:value="3.1303475" calcext:value-type="float">
            <text:p>3.1303475</text:p>
          </table:table-cell>
          <table:table-cell table:formula="of:=[.D380]" office:value-type="float" office:value="5.57155" calcext:value-type="float">
            <text:p>5.571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352" calcext:value-type="float">
            <text:p>3.083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3.782395" calcext:value-type="float">
            <text:p>3.782395</text:p>
          </table:table-cell>
          <table:table-cell table:formula="of:=[.D135]" office:value-type="float" office:value="7.208165" calcext:value-type="float">
            <text:p>7.208165</text:p>
          </table:table-cell>
          <table:table-cell table:formula="of:=[.D260]" office:value-type="float" office:value="3.114345" calcext:value-type="float">
            <text:p>3.114345</text:p>
          </table:table-cell>
          <table:table-cell table:formula="of:=[.D385]" office:value-type="float" office:value="6.5137425" calcext:value-type="float">
            <text:p>6.51374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701" calcext:value-type="float">
            <text:p>3.097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4.51649" calcext:value-type="float">
            <text:p>4.51649</text:p>
          </table:table-cell>
          <table:table-cell table:formula="of:=[.D140]" office:value-type="float" office:value="7.91505" calcext:value-type="float">
            <text:p>7.91505</text:p>
          </table:table-cell>
          <table:table-cell table:formula="of:=[.D265]" office:value-type="float" office:value="3.3474725" calcext:value-type="float">
            <text:p>3.3474725</text:p>
          </table:table-cell>
          <table:table-cell table:formula="of:=[.D390]" office:value-type="float" office:value="5.3371725" calcext:value-type="float">
            <text:p>5.3371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456" calcext:value-type="float">
            <text:p>3.09456</text:p>
          </table:table-cell>
          <table:table-cell/>
          <table:table-cell table:formula="of:=AVERAGE([.B2:.B5])" office:value-type="float" office:value="3.0942125" calcext:value-type="float">
            <text:p>3.09421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5.29252" calcext:value-type="float">
            <text:p>5.29252</text:p>
          </table:table-cell>
          <table:table-cell table:formula="of:=[.D145]" office:value-type="float" office:value="7.8129925" calcext:value-type="float">
            <text:p>7.8129925</text:p>
          </table:table-cell>
          <table:table-cell table:formula="of:=[.D270]" office:value-type="float" office:value="3.8201025" calcext:value-type="float">
            <text:p>3.8201025</text:p>
          </table:table-cell>
          <table:table-cell table:formula="of:=[.D395]" office:value-type="float" office:value="5.7754075" calcext:value-type="float">
            <text:p>5.7754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0227" calcext:value-type="float">
            <text:p>3.202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5.0384325" calcext:value-type="float">
            <text:p>5.0384325</text:p>
          </table:table-cell>
          <table:table-cell table:formula="of:=[.D150]" office:value-type="float" office:value="7.6435025" calcext:value-type="float">
            <text:p>7.6435025</text:p>
          </table:table-cell>
          <table:table-cell table:formula="of:=[.D275]" office:value-type="float" office:value="4.38741666666667" calcext:value-type="float">
            <text:p>4.3874166667</text:p>
          </table:table-cell>
          <table:table-cell table:formula="of:=[.D400]" office:value-type="float" office:value="5.9340825" calcext:value-type="float">
            <text:p>5.93408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047" calcext:value-type="float">
            <text:p>3.3504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5.026035" calcext:value-type="float">
            <text:p>5.026035</text:p>
          </table:table-cell>
          <table:table-cell table:formula="of:=[.D155]" office:value-type="float" office:value="5.83712" calcext:value-type="float">
            <text:p>5.83712</text:p>
          </table:table-cell>
          <table:table-cell table:formula="of:=[.D280]" office:value-type="float" office:value="3.996285" calcext:value-type="float">
            <text:p>3.996285</text:p>
          </table:table-cell>
          <table:table-cell table:formula="of:=[.D405]" office:value-type="float" office:value="5.9255025" calcext:value-type="float">
            <text:p>5.9255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033" calcext:value-type="float">
            <text:p>3.080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4.8864075" calcext:value-type="float">
            <text:p>4.8864075</text:p>
          </table:table-cell>
          <table:table-cell table:formula="of:=[.D160]" office:value-type="float" office:value="5.816755" calcext:value-type="float">
            <text:p>5.816755</text:p>
          </table:table-cell>
          <table:table-cell table:formula="of:=[.D285]" office:value-type="float" office:value="3.99000333333333" calcext:value-type="float">
            <text:p>3.9900033333</text:p>
          </table:table-cell>
          <table:table-cell table:formula="of:=[.D410]" office:value-type="float" office:value="6.32578" calcext:value-type="float">
            <text:p>6.325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658" calcext:value-type="float">
            <text:p>5.416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4.668135" calcext:value-type="float">
            <text:p>4.668135</text:p>
          </table:table-cell>
          <table:table-cell table:formula="of:=[.D165]" office:value-type="float" office:value="6.29496" calcext:value-type="float">
            <text:p>6.29496</text:p>
          </table:table-cell>
          <table:table-cell table:formula="of:=[.D290]" office:value-type="float" office:value="4.26461333333333" calcext:value-type="float">
            <text:p>4.2646133333</text:p>
          </table:table-cell>
          <table:table-cell table:formula="of:=[.D415]" office:value-type="float" office:value="5.1421025" calcext:value-type="float">
            <text:p>5.1421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822" calcext:value-type="float">
            <text:p>3.2822</text:p>
          </table:table-cell>
          <table:table-cell/>
          <table:table-cell table:formula="of:=AVERAGE([.B7:.B10])" office:value-type="float" office:value="3.782395" calcext:value-type="float">
            <text:p>3.78239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5.299475" calcext:value-type="float">
            <text:p>5.299475</text:p>
          </table:table-cell>
          <table:table-cell table:formula="of:=[.D170]" office:value-type="float" office:value="7.1974525" calcext:value-type="float">
            <text:p>7.1974525</text:p>
          </table:table-cell>
          <table:table-cell table:formula="of:=[.D295]" office:value-type="float" office:value="4.6070425" calcext:value-type="float">
            <text:p>4.6070425</text:p>
          </table:table-cell>
          <table:table-cell table:formula="of:=[.D420]" office:value-type="float" office:value="5.42288" calcext:value-type="float">
            <text:p>5.4228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718" calcext:value-type="float">
            <text:p>3.357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5.741925" calcext:value-type="float">
            <text:p>5.741925</text:p>
          </table:table-cell>
          <table:table-cell table:formula="of:=[.D175]" office:value-type="float" office:value="7.8666475" calcext:value-type="float">
            <text:p>7.8666475</text:p>
          </table:table-cell>
          <table:table-cell table:formula="of:=[.D300]" office:value-type="float" office:value="4.5610525" calcext:value-type="float">
            <text:p>4.5610525</text:p>
          </table:table-cell>
          <table:table-cell table:formula="of:=[.D425]" office:value-type="float" office:value="5.226975" calcext:value-type="float">
            <text:p>5.226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0275" calcext:value-type="float">
            <text:p>5.7027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4.821" calcext:value-type="float">
            <text:p>4.821</text:p>
          </table:table-cell>
          <table:table-cell table:formula="of:=[.D180]" office:value-type="float" office:value="6.4045225" calcext:value-type="float">
            <text:p>6.4045225</text:p>
          </table:table-cell>
          <table:table-cell table:formula="of:=[.D305]" office:value-type="float" office:value="4.1644425" calcext:value-type="float">
            <text:p>4.1644425</text:p>
          </table:table-cell>
          <table:table-cell table:formula="of:=[.D430]" office:value-type="float" office:value="5.2601625" calcext:value-type="float">
            <text:p>5.26016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1416" calcext:value-type="float">
            <text:p>3.5141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5.2811475" calcext:value-type="float">
            <text:p>5.2811475</text:p>
          </table:table-cell>
          <table:table-cell table:formula="of:=[.D185]" office:value-type="float" office:value="7.113735" calcext:value-type="float">
            <text:p>7.113735</text:p>
          </table:table-cell>
          <table:table-cell table:formula="of:=[.D310]" office:value-type="float" office:value="4.87004" calcext:value-type="float">
            <text:p>4.87004</text:p>
          </table:table-cell>
          <table:table-cell table:formula="of:=[.D435]" office:value-type="float" office:value="17.7547025" calcext:value-type="float">
            <text:p>17.7547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509" calcext:value-type="float">
            <text:p>5.0850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5.095515" calcext:value-type="float">
            <text:p>5.095515</text:p>
          </table:table-cell>
          <table:table-cell table:formula="of:=[.D190]" office:value-type="float" office:value="8.163075" calcext:value-type="float">
            <text:p>8.163075</text:p>
          </table:table-cell>
          <table:table-cell table:formula="of:=[.D315]" office:value-type="float" office:value="4.3442325" calcext:value-type="float">
            <text:p>4.3442325</text:p>
          </table:table-cell>
          <table:table-cell table:formula="of:=[.D440]" office:value-type="float" office:value="5.3402925" calcext:value-type="float">
            <text:p>5.3402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6396" calcext:value-type="float">
            <text:p>3.76396</text:p>
          </table:table-cell>
          <table:table-cell/>
          <table:table-cell table:formula="of:=AVERAGE([.B12:.B15])" office:value-type="float" office:value="4.51649" calcext:value-type="float">
            <text:p>4.5164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5.819945" calcext:value-type="float">
            <text:p>5.819945</text:p>
          </table:table-cell>
          <table:table-cell table:formula="of:=[.D195]" office:value-type="float" office:value="6.4413375" calcext:value-type="float">
            <text:p>6.4413375</text:p>
          </table:table-cell>
          <table:table-cell table:formula="of:=[.D320]" office:value-type="float" office:value="4.6002875" calcext:value-type="float">
            <text:p>4.6002875</text:p>
          </table:table-cell>
          <table:table-cell table:formula="of:=[.D445]" office:value-type="float" office:value="16.314175" calcext:value-type="float">
            <text:p>16.314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526" calcext:value-type="float">
            <text:p>4.3552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5.338355" calcext:value-type="float">
            <text:p>5.338355</text:p>
          </table:table-cell>
          <table:table-cell table:formula="of:=[.D200]" office:value-type="float" office:value="7.25312" calcext:value-type="float">
            <text:p>7.25312</text:p>
          </table:table-cell>
          <table:table-cell table:formula="of:=[.D325]" office:value-type="float" office:value="4.41841" calcext:value-type="float">
            <text:p>4.41841</text:p>
          </table:table-cell>
          <table:table-cell table:formula="of:=[.D450]" office:value-type="float" office:value="10.03967" calcext:value-type="float">
            <text:p>10.039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42952" calcext:value-type="float">
            <text:p>7.4295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5.2438725" calcext:value-type="float">
            <text:p>5.2438725</text:p>
          </table:table-cell>
          <table:table-cell table:formula="of:=[.D205]" office:value-type="float" office:value="6.2023275" calcext:value-type="float">
            <text:p>6.2023275</text:p>
          </table:table-cell>
          <table:table-cell table:formula="of:=[.D330]" office:value-type="float" office:value="5.509745" calcext:value-type="float">
            <text:p>5.509745</text:p>
          </table:table-cell>
          <table:table-cell table:formula="of:=[.D455]" office:value-type="float" office:value="7.0143075" calcext:value-type="float">
            <text:p>7.0143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634" calcext:value-type="float">
            <text:p>5.2463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4.8306925" calcext:value-type="float">
            <text:p>4.8306925</text:p>
          </table:table-cell>
          <table:table-cell table:formula="of:=[.D210]" office:value-type="float" office:value="7.083975" calcext:value-type="float">
            <text:p>7.083975</text:p>
          </table:table-cell>
          <table:table-cell table:formula="of:=[.D335]" office:value-type="float" office:value="4.84408" calcext:value-type="float">
            <text:p>4.84408</text:p>
          </table:table-cell>
          <table:table-cell table:formula="of:=[.D460]" office:value-type="float" office:value="7.0163525" calcext:value-type="float">
            <text:p>7.01635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3805" calcext:value-type="float">
            <text:p>5.1380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5.007255" calcext:value-type="float">
            <text:p>5.007255</text:p>
          </table:table-cell>
          <table:table-cell table:formula="of:=[.D215]" office:value-type="float" office:value="6.8532175" calcext:value-type="float">
            <text:p>6.8532175</text:p>
          </table:table-cell>
          <table:table-cell table:formula="of:=[.D340]" office:value-type="float" office:value="4.1016" calcext:value-type="float">
            <text:p>4.1016</text:p>
          </table:table-cell>
          <table:table-cell table:formula="of:=[.D465]" office:value-type="float" office:value="5.7372975" calcext:value-type="float">
            <text:p>5.7372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617" calcext:value-type="float">
            <text:p>3.35617</text:p>
          </table:table-cell>
          <table:table-cell/>
          <table:table-cell table:formula="of:=AVERAGE([.B17:.B20])" office:value-type="float" office:value="5.29252" calcext:value-type="float">
            <text:p>5.2925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5.0505475" calcext:value-type="float">
            <text:p>5.0505475</text:p>
          </table:table-cell>
          <table:table-cell table:formula="of:=[.D220]" office:value-type="float" office:value="6.4960025" calcext:value-type="float">
            <text:p>6.4960025</text:p>
          </table:table-cell>
          <table:table-cell table:formula="of:=[.D345]" office:value-type="float" office:value="4.946165" calcext:value-type="float">
            <text:p>4.946165</text:p>
          </table:table-cell>
          <table:table-cell table:formula="of:=[.D470]" office:value-type="float" office:value="5.5040975" calcext:value-type="float">
            <text:p>5.5040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3091" calcext:value-type="float">
            <text:p>5.3309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4.7400875" calcext:value-type="float">
            <text:p>4.7400875</text:p>
          </table:table-cell>
          <table:table-cell table:formula="of:=[.D225]" office:value-type="float" office:value="7.131955" calcext:value-type="float">
            <text:p>7.131955</text:p>
          </table:table-cell>
          <table:table-cell table:formula="of:=[.D350]" office:value-type="float" office:value="4.7604775" calcext:value-type="float">
            <text:p>4.7604775</text:p>
          </table:table-cell>
          <table:table-cell table:formula="of:=[.D475]" office:value-type="float" office:value="8.682285" calcext:value-type="float">
            <text:p>8.68228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877" calcext:value-type="float">
            <text:p>5.288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4.99215" calcext:value-type="float">
            <text:p>4.99215</text:p>
          </table:table-cell>
          <table:table-cell table:formula="of:=[.D230]" office:value-type="float" office:value="6.5575725" calcext:value-type="float">
            <text:p>6.5575725</text:p>
          </table:table-cell>
          <table:table-cell table:formula="of:=[.D355]" office:value-type="float" office:value="4.0256675" calcext:value-type="float">
            <text:p>4.0256675</text:p>
          </table:table-cell>
          <table:table-cell table:formula="of:=[.D480]" office:value-type="float" office:value="15.51389" calcext:value-type="float">
            <text:p>15.5138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3247" calcext:value-type="float">
            <text:p>5.8324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5.2035275" calcext:value-type="float">
            <text:p>5.2035275</text:p>
          </table:table-cell>
          <table:table-cell table:formula="of:=[.D235]" office:value-type="float" office:value="7.23491" calcext:value-type="float">
            <text:p>7.23491</text:p>
          </table:table-cell>
          <table:table-cell table:formula="of:=[.D360]" office:value-type="float" office:value="4.4673125" calcext:value-type="float">
            <text:p>4.4673125</text:p>
          </table:table-cell>
          <table:table-cell table:formula="of:=[.D485]" office:value-type="float" office:value="6.45613" calcext:value-type="float">
            <text:p>6.4561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3019" calcext:value-type="float">
            <text:p>5.0301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5.0093925" calcext:value-type="float">
            <text:p>5.0093925</text:p>
          </table:table-cell>
          <table:table-cell table:formula="of:=[.D240]" office:value-type="float" office:value="7.2147325" calcext:value-type="float">
            <text:p>7.2147325</text:p>
          </table:table-cell>
          <table:table-cell table:formula="of:=[.D365]" office:value-type="float" office:value="4.29165" calcext:value-type="float">
            <text:p>4.29165</text:p>
          </table:table-cell>
          <table:table-cell table:formula="of:=[.D490]" office:value-type="float" office:value="8.36407" calcext:value-type="float">
            <text:p>8.3640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023" calcext:value-type="float">
            <text:p>4.0023</text:p>
          </table:table-cell>
          <table:table-cell/>
          <table:table-cell table:formula="of:=AVERAGE([.B22:.B25])" office:value-type="float" office:value="5.0384325" calcext:value-type="float">
            <text:p>5.03843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4.784655" calcext:value-type="float">
            <text:p>4.784655</text:p>
          </table:table-cell>
          <table:table-cell table:formula="of:=[.D245]" office:value-type="float" office:value="7.2584675" calcext:value-type="float">
            <text:p>7.2584675</text:p>
          </table:table-cell>
          <table:table-cell table:formula="of:=[.D370]" office:value-type="float" office:value="4.48728" calcext:value-type="float">
            <text:p>4.48728</text:p>
          </table:table-cell>
          <table:table-cell table:formula="of:=[.D495]" office:value-type="float" office:value="8.4516075" calcext:value-type="float">
            <text:p>8.4516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0792" calcext:value-type="float">
            <text:p>6.2079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5.0391625" calcext:value-type="float">
            <text:p>5.0391625</text:p>
          </table:table-cell>
          <table:table-cell table:formula="of:=[.D250]" office:value-type="float" office:value="7.250215" calcext:value-type="float">
            <text:p>7.250215</text:p>
          </table:table-cell>
          <table:table-cell table:formula="of:=[.D375]" office:value-type="float" office:value="4.9617575" calcext:value-type="float">
            <text:p>4.9617575</text:p>
          </table:table-cell>
          <table:table-cell table:formula="of:=[.D500]" office:value-type="float" office:value="7.8715475" calcext:value-type="float">
            <text:p>7.8715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754" calcext:value-type="float">
            <text:p>5.22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9557" calcext:value-type="float">
            <text:p>5.39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2592" calcext:value-type="float">
            <text:p>5.72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5511" calcext:value-type="float">
            <text:p>3.75511</text:p>
          </table:table-cell>
          <table:table-cell/>
          <table:table-cell table:formula="of:=AVERAGE([.B27:.B30])" office:value-type="float" office:value="5.026035" calcext:value-type="float">
            <text:p>5.026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4052" calcext:value-type="float">
            <text:p>5.84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4387" calcext:value-type="float">
            <text:p>5.44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6772" calcext:value-type="float">
            <text:p>4.36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5269" calcext:value-type="float">
            <text:p>5.35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8135" calcext:value-type="float">
            <text:p>4.38135</text:p>
          </table:table-cell>
          <table:table-cell/>
          <table:table-cell table:formula="of:=AVERAGE([.B32:.B35])" office:value-type="float" office:value="4.8864075" calcext:value-type="float">
            <text:p>4.8864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2175" calcext:value-type="float">
            <text:p>5.52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801" calcext:value-type="float">
            <text:p>4.7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929" calcext:value-type="float">
            <text:p>4.64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907" calcext:value-type="float">
            <text:p>4.78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617" calcext:value-type="float">
            <text:p>4.51617</text:p>
          </table:table-cell>
          <table:table-cell/>
          <table:table-cell table:formula="of:=AVERAGE([.B37:.B40])" office:value-type="float" office:value="4.668135" calcext:value-type="float">
            <text:p>4.668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858" calcext:value-type="float">
            <text:p>5.21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53868" calcext:value-type="float">
            <text:p>6.53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83" calcext:value-type="float">
            <text:p>4.7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068" calcext:value-type="float">
            <text:p>4.95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024" calcext:value-type="float">
            <text:p>4.98024</text:p>
          </table:table-cell>
          <table:table-cell/>
          <table:table-cell table:formula="of:=AVERAGE([.B42:.B45])" office:value-type="float" office:value="5.299475" calcext:value-type="float">
            <text:p>5.299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056" calcext:value-type="float">
            <text:p>4.99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7449" calcext:value-type="float">
            <text:p>5.27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31061" calcext:value-type="float">
            <text:p>7.31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389" calcext:value-type="float">
            <text:p>4.59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871" calcext:value-type="float">
            <text:p>5.78871</text:p>
          </table:table-cell>
          <table:table-cell/>
          <table:table-cell table:formula="of:=AVERAGE([.B47:.B50])" office:value-type="float" office:value="5.741925" calcext:value-type="float">
            <text:p>5.741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3588" calcext:value-type="float">
            <text:p>5.23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3937" calcext:value-type="float">
            <text:p>4.73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248" calcext:value-type="float">
            <text:p>4.8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9772" calcext:value-type="float">
            <text:p>4.79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443" calcext:value-type="float">
            <text:p>4.87443</text:p>
          </table:table-cell>
          <table:table-cell/>
          <table:table-cell table:formula="of:=AVERAGE([.B52:.B55])" office:value-type="float" office:value="4.821" calcext:value-type="float">
            <text:p>4.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291" calcext:value-type="float">
            <text:p>5.29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6261" calcext:value-type="float">
            <text:p>5.26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6901" calcext:value-type="float">
            <text:p>4.86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7767" calcext:value-type="float">
            <text:p>5.77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53" calcext:value-type="float">
            <text:p>5.2153</text:p>
          </table:table-cell>
          <table:table-cell/>
          <table:table-cell table:formula="of:=AVERAGE([.B57:.B60])" office:value-type="float" office:value="5.2811475" calcext:value-type="float">
            <text:p>5.2811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029" calcext:value-type="float">
            <text:p>5.22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285" calcext:value-type="float">
            <text:p>4.70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794" calcext:value-type="float">
            <text:p>5.14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215" calcext:value-type="float">
            <text:p>5.4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912" calcext:value-type="float">
            <text:p>5.11912</text:p>
          </table:table-cell>
          <table:table-cell/>
          <table:table-cell table:formula="of:=AVERAGE([.B62:.B65])" office:value-type="float" office:value="5.095515" calcext:value-type="float">
            <text:p>5.0955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009" calcext:value-type="float">
            <text:p>4.91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2146" calcext:value-type="float">
            <text:p>4.82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2074" calcext:value-type="float">
            <text:p>6.2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1276" calcext:value-type="float">
            <text:p>7.1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0998" calcext:value-type="float">
            <text:p>5.10998</text:p>
          </table:table-cell>
          <table:table-cell/>
          <table:table-cell table:formula="of:=AVERAGE([.B67:.B70])" office:value-type="float" office:value="5.819945" calcext:value-type="float">
            <text:p>5.8199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0701" calcext:value-type="float">
            <text:p>5.00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045" calcext:value-type="float">
            <text:p>5.11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4459" calcext:value-type="float">
            <text:p>4.74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0778" calcext:value-type="float">
            <text:p>5.40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0906" calcext:value-type="float">
            <text:p>6.0906</text:p>
          </table:table-cell>
          <table:table-cell/>
          <table:table-cell table:formula="of:=AVERAGE([.B72:.B75])" office:value-type="float" office:value="5.338355" calcext:value-type="float">
            <text:p>5.338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817" calcext:value-type="float">
            <text:p>5.08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668" calcext:value-type="float">
            <text:p>4.90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1771" calcext:value-type="float">
            <text:p>5.3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181" calcext:value-type="float">
            <text:p>5.14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0929" calcext:value-type="float">
            <text:p>5.60929</text:p>
          </table:table-cell>
          <table:table-cell/>
          <table:table-cell table:formula="of:=AVERAGE([.B77:.B80])" office:value-type="float" office:value="5.2438725" calcext:value-type="float">
            <text:p>5.2438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481" calcext:value-type="float">
            <text:p>4.76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934" calcext:value-type="float">
            <text:p>4.62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597" calcext:value-type="float">
            <text:p>4.49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465" calcext:value-type="float">
            <text:p>5.29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281" calcext:value-type="float">
            <text:p>4.90281</text:p>
          </table:table-cell>
          <table:table-cell/>
          <table:table-cell table:formula="of:=AVERAGE([.B82:.B85])" office:value-type="float" office:value="4.8306925" calcext:value-type="float">
            <text:p>4.8306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64745" calcext:value-type="float">
            <text:p>6.64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741" calcext:value-type="float">
            <text:p>4.5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8557" calcext:value-type="float">
            <text:p>5.18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593" calcext:value-type="float">
            <text:p>4.71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5342" calcext:value-type="float">
            <text:p>5.55342</text:p>
          </table:table-cell>
          <table:table-cell/>
          <table:table-cell table:formula="of:=AVERAGE([.B87:.B90])" office:value-type="float" office:value="5.007255" calcext:value-type="float">
            <text:p>5.007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255" calcext:value-type="float">
            <text:p>4.54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4917" calcext:value-type="float">
            <text:p>5.0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54" calcext:value-type="float">
            <text:p>5.4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627" calcext:value-type="float">
            <text:p>4.75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135" calcext:value-type="float">
            <text:p>4.98135</text:p>
          </table:table-cell>
          <table:table-cell/>
          <table:table-cell table:formula="of:=AVERAGE([.B92:.B95])" office:value-type="float" office:value="5.0505475" calcext:value-type="float">
            <text:p>5.0505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8972" calcext:value-type="float">
            <text:p>4.48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481" calcext:value-type="float">
            <text:p>4.77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388" calcext:value-type="float">
            <text:p>4.51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166" calcext:value-type="float">
            <text:p>5.08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AVERAGE([.B97:.B100])" office:value-type="float" office:value="4.7400875" calcext:value-type="float">
            <text:p>4.7400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5486" calcext:value-type="float">
            <text:p>4.45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37" calcext:value-type="float">
            <text:p>4.9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658" calcext:value-type="float">
            <text:p>4.91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798" calcext:value-type="float">
            <text:p>5.25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34" calcext:value-type="float">
            <text:p>4.80034</text:p>
          </table:table-cell>
          <table:table-cell/>
          <table:table-cell table:formula="of:=AVERAGE([.B102:.B105])" office:value-type="float" office:value="4.99215" calcext:value-type="float">
            <text:p>4.99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249" calcext:value-type="float">
            <text:p>5.22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0832" calcext:value-type="float">
            <text:p>5.90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5512" calcext:value-type="float">
            <text:p>4.55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289" calcext:value-type="float">
            <text:p>4.56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778" calcext:value-type="float">
            <text:p>5.78778</text:p>
          </table:table-cell>
          <table:table-cell/>
          <table:table-cell table:formula="of:=AVERAGE([.B107:.B110])" office:value-type="float" office:value="5.2035275" calcext:value-type="float">
            <text:p>5.203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7878" calcext:value-type="float">
            <text:p>5.47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194" calcext:value-type="float">
            <text:p>5.28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2756" calcext:value-type="float">
            <text:p>5.62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669" calcext:value-type="float">
            <text:p>4.62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0138" calcext:value-type="float">
            <text:p>4.50138</text:p>
          </table:table-cell>
          <table:table-cell/>
          <table:table-cell table:formula="of:=AVERAGE([.B112:.B115])" office:value-type="float" office:value="5.0093925" calcext:value-type="float">
            <text:p>5.009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746" calcext:value-type="float">
            <text:p>4.8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502" calcext:value-type="float">
            <text:p>4.94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2858" calcext:value-type="float">
            <text:p>5.1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2471" calcext:value-type="float">
            <text:p>4.42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031" calcext:value-type="float">
            <text:p>4.64031</text:p>
          </table:table-cell>
          <table:table-cell/>
          <table:table-cell table:formula="of:=AVERAGE([.B117:.B120])" office:value-type="float" office:value="4.784655" calcext:value-type="float">
            <text:p>4.784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58" calcext:value-type="float">
            <text:p>4.9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068" calcext:value-type="float">
            <text:p>4.62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908" calcext:value-type="float">
            <text:p>5.9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167" calcext:value-type="float">
            <text:p>4.87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35" calcext:value-type="float">
            <text:p>4.6735</text:p>
          </table:table-cell>
          <table:table-cell/>
          <table:table-cell table:formula="of:=AVERAGE([.B122:.B125])" office:value-type="float" office:value="5.0391625" calcext:value-type="float">
            <text:p>5.0391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17865" calcext:value-type="float">
            <text:p>8.17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36068" calcext:value-type="float">
            <text:p>9.36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135" calcext:value-type="float">
            <text:p>8.36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14253" calcext:value-type="float">
            <text:p>9.14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606" calcext:value-type="float">
            <text:p>8.36606</text:p>
          </table:table-cell>
          <table:table-cell/>
          <table:table-cell table:formula="of:=AVERAGE([.B127:.B130])" office:value-type="float" office:value="8.807655" calcext:value-type="float">
            <text:p>8.807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5841" calcext:value-type="float">
            <text:p>7.45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335" calcext:value-type="float">
            <text:p>8.5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9753" calcext:value-type="float">
            <text:p>7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4657" calcext:value-type="float">
            <text:p>7.04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5506" calcext:value-type="float">
            <text:p>5.55506</text:p>
          </table:table-cell>
          <table:table-cell/>
          <table:table-cell table:formula="of:=AVERAGE([.B132:.B135])" office:value-type="float" office:value="7.208165" calcext:value-type="float">
            <text:p>7.208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9753" calcext:value-type="float">
            <text:p>6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1915" calcext:value-type="float">
            <text:p>10.1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111" calcext:value-type="float">
            <text:p>8.96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5999" calcext:value-type="float">
            <text:p>6.75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476" calcext:value-type="float">
            <text:p>5.7476</text:p>
          </table:table-cell>
          <table:table-cell/>
          <table:table-cell table:formula="of:=AVERAGE([.B137:.B140])" office:value-type="float" office:value="7.91505" calcext:value-type="float">
            <text:p>7.91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1746" calcext:value-type="float">
            <text:p>6.1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1974" calcext:value-type="float">
            <text:p>11.1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7955" calcext:value-type="float">
            <text:p>8.87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9603" calcext:value-type="float">
            <text:p>5.09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7899" calcext:value-type="float">
            <text:p>6.07899</text:p>
          </table:table-cell>
          <table:table-cell/>
          <table:table-cell table:formula="of:=AVERAGE([.B142:.B145])" office:value-type="float" office:value="7.8129925" calcext:value-type="float">
            <text:p>7.8129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749" calcext:value-type="float">
            <text:p>8.96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295" calcext:value-type="float">
            <text:p>10.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5267" calcext:value-type="float">
            <text:p>9.65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662" calcext:value-type="float">
            <text:p>5.35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972" calcext:value-type="float">
            <text:p>5.26972</text:p>
          </table:table-cell>
          <table:table-cell/>
          <table:table-cell table:formula="of:=AVERAGE([.B147:.B150])" office:value-type="float" office:value="7.6435025" calcext:value-type="float">
            <text:p>7.6435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27" calcext:value-type="float">
            <text:p>6.37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1051" calcext:value-type="float">
            <text:p>7.71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3664" calcext:value-type="float">
            <text:p>4.63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6681" calcext:value-type="float">
            <text:p>5.66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3452" calcext:value-type="float">
            <text:p>5.33452</text:p>
          </table:table-cell>
          <table:table-cell/>
          <table:table-cell table:formula="of:=AVERAGE([.B152:.B155])" office:value-type="float" office:value="5.83712" calcext:value-type="float">
            <text:p>5.83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6072" calcext:value-type="float">
            <text:p>9.76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0405" calcext:value-type="float">
            <text:p>7.00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7862" calcext:value-type="float">
            <text:p>4.47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608" calcext:value-type="float">
            <text:p>6.0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5827" calcext:value-type="float">
            <text:p>5.75827</text:p>
          </table:table-cell>
          <table:table-cell/>
          <table:table-cell table:formula="of:=AVERAGE([.B157:.B160])" office:value-type="float" office:value="5.816755" calcext:value-type="float">
            <text:p>5.816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0209" calcext:value-type="float">
            <text:p>5.90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9855" calcext:value-type="float">
            <text:p>7.09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4432" calcext:value-type="float">
            <text:p>5.64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9423" calcext:value-type="float">
            <text:p>6.09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4274" calcext:value-type="float">
            <text:p>6.34274</text:p>
          </table:table-cell>
          <table:table-cell/>
          <table:table-cell table:formula="of:=AVERAGE([.B162:.B165])" office:value-type="float" office:value="6.29496" calcext:value-type="float">
            <text:p>6.29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7724" calcext:value-type="float">
            <text:p>7.77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97881" calcext:value-type="float">
            <text:p>7.97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7338" calcext:value-type="float">
            <text:p>7.67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9805" calcext:value-type="float">
            <text:p>5.99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3957" calcext:value-type="float">
            <text:p>7.13957</text:p>
          </table:table-cell>
          <table:table-cell/>
          <table:table-cell table:formula="of:=AVERAGE([.B167:.B170])" office:value-type="float" office:value="7.1974525" calcext:value-type="float">
            <text:p>7.1974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8173" calcext:value-type="float">
            <text:p>6.98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0721" calcext:value-type="float">
            <text:p>9.60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7702" calcext:value-type="float">
            <text:p>8.57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95" calcext:value-type="float">
            <text:p>6.0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5286" calcext:value-type="float">
            <text:p>7.25286</text:p>
          </table:table-cell>
          <table:table-cell/>
          <table:table-cell table:formula="of:=AVERAGE([.B172:.B175])" office:value-type="float" office:value="7.8666475" calcext:value-type="float">
            <text:p>7.8666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9266" calcext:value-type="float">
            <text:p>7.79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786" calcext:value-type="float">
            <text:p>7.18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8639" calcext:value-type="float">
            <text:p>5.68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1852" calcext:value-type="float">
            <text:p>7.11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2532" calcext:value-type="float">
            <text:p>5.62532</text:p>
          </table:table-cell>
          <table:table-cell/>
          <table:table-cell table:formula="of:=AVERAGE([.B177:.B180])" office:value-type="float" office:value="6.4045225" calcext:value-type="float">
            <text:p>6.4045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6736" calcext:value-type="float">
            <text:p>6.56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2267" calcext:value-type="float">
            <text:p>8.32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1777" calcext:value-type="float">
            <text:p>6.2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127" calcext:value-type="float">
            <text:p>7.81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0323" calcext:value-type="float">
            <text:p>6.10323</text:p>
          </table:table-cell>
          <table:table-cell/>
          <table:table-cell table:formula="of:=AVERAGE([.B182:.B185])" office:value-type="float" office:value="7.113735" calcext:value-type="float">
            <text:p>7.113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6315" calcext:value-type="float">
            <text:p>6.46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3733" calcext:value-type="float">
            <text:p>8.43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0416" calcext:value-type="float">
            <text:p>6.30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04365" calcext:value-type="float">
            <text:p>9.04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6716" calcext:value-type="float">
            <text:p>8.86716</text:p>
          </table:table-cell>
          <table:table-cell/>
          <table:table-cell table:formula="of:=AVERAGE([.B187:.B190])" office:value-type="float" office:value="8.163075" calcext:value-type="float">
            <text:p>8.163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829" calcext:value-type="float">
            <text:p>6.33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50155" calcext:value-type="float">
            <text:p>7.50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677" calcext:value-type="float">
            <text:p>5.26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951" calcext:value-type="float">
            <text:p>6.4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0193" calcext:value-type="float">
            <text:p>6.50193</text:p>
          </table:table-cell>
          <table:table-cell/>
          <table:table-cell table:formula="of:=AVERAGE([.B192:.B195])" office:value-type="float" office:value="6.4413375" calcext:value-type="float">
            <text:p>6.4413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4325" calcext:value-type="float">
            <text:p>6.84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3536" calcext:value-type="float">
            <text:p>8.63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7671" calcext:value-type="float">
            <text:p>6.47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3613" calcext:value-type="float">
            <text:p>6.23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6428" calcext:value-type="float">
            <text:p>7.66428</text:p>
          </table:table-cell>
          <table:table-cell/>
          <table:table-cell table:formula="of:=AVERAGE([.B197:.B200])" office:value-type="float" office:value="7.25312" calcext:value-type="float">
            <text:p>7.25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474" calcext:value-type="float">
            <text:p>6.0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5001" calcext:value-type="float">
            <text:p>6.35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6767" calcext:value-type="float">
            <text:p>5.96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2082" calcext:value-type="float">
            <text:p>6.22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081" calcext:value-type="float">
            <text:p>6.27081</text:p>
          </table:table-cell>
          <table:table-cell/>
          <table:table-cell table:formula="of:=AVERAGE([.B202:.B205])" office:value-type="float" office:value="6.2023275" calcext:value-type="float">
            <text:p>6.202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1091" calcext:value-type="float">
            <text:p>7.01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8595" calcext:value-type="float">
            <text:p>7.48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6782" calcext:value-type="float">
            <text:p>6.06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71" calcext:value-type="float">
            <text:p>6.2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0503" calcext:value-type="float">
            <text:p>8.50503</text:p>
          </table:table-cell>
          <table:table-cell/>
          <table:table-cell table:formula="of:=AVERAGE([.B207:.B210])" office:value-type="float" office:value="7.083975" calcext:value-type="float">
            <text:p>7.083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431" calcext:value-type="float">
            <text:p>5.5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9535" calcext:value-type="float">
            <text:p>6.59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4483" calcext:value-type="float">
            <text:p>6.94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3064" calcext:value-type="float">
            <text:p>7.23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4205" calcext:value-type="float">
            <text:p>6.64205</text:p>
          </table:table-cell>
          <table:table-cell/>
          <table:table-cell table:formula="of:=AVERAGE([.B212:.B215])" office:value-type="float" office:value="6.8532175" calcext:value-type="float">
            <text:p>6.8532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4455" calcext:value-type="float">
            <text:p>9.74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1892" calcext:value-type="float">
            <text:p>6.51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053" calcext:value-type="float">
            <text:p>5.26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5526" calcext:value-type="float">
            <text:p>6.45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493" calcext:value-type="float">
            <text:p>7.7493</text:p>
          </table:table-cell>
          <table:table-cell/>
          <table:table-cell table:formula="of:=AVERAGE([.B217:.B220])" office:value-type="float" office:value="6.4960025" calcext:value-type="float">
            <text:p>6.4960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0417" calcext:value-type="float">
            <text:p>7.60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4114" calcext:value-type="float">
            <text:p>7.34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4158" calcext:value-type="float">
            <text:p>6.24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131" calcext:value-type="float">
            <text:p>7.1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6379" calcext:value-type="float">
            <text:p>7.76379</text:p>
          </table:table-cell>
          <table:table-cell/>
          <table:table-cell table:formula="of:=AVERAGE([.B222:.B225])" office:value-type="float" office:value="7.131955" calcext:value-type="float">
            <text:p>7.131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6151" calcext:value-type="float">
            <text:p>11.6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1085" calcext:value-type="float">
            <text:p>7.3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6546" calcext:value-type="float">
            <text:p>6.96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9892" calcext:value-type="float">
            <text:p>5.89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5506" calcext:value-type="float">
            <text:p>6.05506</text:p>
          </table:table-cell>
          <table:table-cell/>
          <table:table-cell table:formula="of:=AVERAGE([.B227:.B230])" office:value-type="float" office:value="6.5575725" calcext:value-type="float">
            <text:p>6.5575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744" calcext:value-type="float">
            <text:p>6.02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7315" calcext:value-type="float">
            <text:p>6.17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09128" calcext:value-type="float">
            <text:p>8.09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2288" calcext:value-type="float">
            <text:p>5.9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75233" calcext:value-type="float">
            <text:p>8.75233</text:p>
          </table:table-cell>
          <table:table-cell/>
          <table:table-cell table:formula="of:=AVERAGE([.B232:.B235])" office:value-type="float" office:value="7.23491" calcext:value-type="float">
            <text:p>7.23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0381" calcext:value-type="float">
            <text:p>5.80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8465" calcext:value-type="float">
            <text:p>6.68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97" calcext:value-type="float">
            <text:p>8.5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2331" calcext:value-type="float">
            <text:p>6.52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2127" calcext:value-type="float">
            <text:p>7.12127</text:p>
          </table:table-cell>
          <table:table-cell/>
          <table:table-cell table:formula="of:=AVERAGE([.B237:.B240])" office:value-type="float" office:value="7.2147325" calcext:value-type="float">
            <text:p>7.2147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135" calcext:value-type="float">
            <text:p>8.52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743" calcext:value-type="float">
            <text:p>6.33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4526" calcext:value-type="float">
            <text:p>7.84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3446" calcext:value-type="float">
            <text:p>7.03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672" calcext:value-type="float">
            <text:p>7.81672</text:p>
          </table:table-cell>
          <table:table-cell/>
          <table:table-cell table:formula="of:=AVERAGE([.B242:.B245])" office:value-type="float" office:value="7.2584675" calcext:value-type="float">
            <text:p>7.2584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3213" calcext:value-type="float">
            <text:p>6.03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9596" calcext:value-type="float">
            <text:p>8.49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218" calcext:value-type="float">
            <text:p>7.06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89" calcext:value-type="float">
            <text:p>7.0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82" calcext:value-type="float">
            <text:p>6.37382</text:p>
          </table:table-cell>
          <table:table-cell/>
          <table:table-cell table:formula="of:=AVERAGE([.B247:.B250])" office:value-type="float" office:value="7.250215" calcext:value-type="float">
            <text:p>7.25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29" calcext:value-type="float">
            <text:p>3.0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0159" calcext:value-type="float">
            <text:p>3.30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52" calcext:value-type="float">
            <text:p>3.0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813" calcext:value-type="float">
            <text:p>3.08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47" calcext:value-type="float">
            <text:p>3.06647</text:p>
          </table:table-cell>
          <table:table-cell/>
          <table:table-cell table:formula="of:=AVERAGE([.B252:.B255])" office:value-type="float" office:value="3.1303475" calcext:value-type="float">
            <text:p>3.1303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945" calcext:value-type="float">
            <text:p>3.09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0912" calcext:value-type="float">
            <text:p>3.10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45" calcext:value-type="float">
            <text:p>3.1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473" calcext:value-type="float">
            <text:p>3.06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6208" calcext:value-type="float">
            <text:p>3.16208</text:p>
          </table:table-cell>
          <table:table-cell/>
          <table:table-cell table:formula="of:=AVERAGE([.B257:.B260])" office:value-type="float" office:value="3.114345" calcext:value-type="float">
            <text:p>3.114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91" calcext:value-type="float">
            <text:p>3.1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605" calcext:value-type="float">
            <text:p>3.2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7758" calcext:value-type="float">
            <text:p>3.97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554" calcext:value-type="float">
            <text:p>3.08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27" calcext:value-type="float">
            <text:p>3.06627</text:p>
          </table:table-cell>
          <table:table-cell/>
          <table:table-cell table:formula="of:=AVERAGE([.B262:.B265])" office:value-type="float" office:value="3.3474725" calcext:value-type="float">
            <text:p>3.347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3435" calcext:value-type="float">
            <text:p>4.13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363" calcext:value-type="float">
            <text:p>3.3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086" calcext:value-type="float">
            <text:p>4.1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3674" calcext:value-type="float">
            <text:p>4.73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51" calcext:value-type="float">
            <text:p>3.06651</text:p>
          </table:table-cell>
          <table:table-cell/>
          <table:table-cell table:formula="of:=AVERAGE([.B267:.B270])" office:value-type="float" office:value="3.8201025" calcext:value-type="float">
            <text:p>3.820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368" calcext:value-type="float">
            <text:p>4.31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5557" calcext:value-type="float">
            <text:p>3.65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4678" calcext:value-type="float">
            <text:p>6.34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599" calcext:value-type="float">
            <text:p>3.1599</text:p>
          </table:table-cell>
          <table:table-cell/>
          <table:table-cell table:formula="of:=AVERAGE([.B272:.B275])" office:value-type="float" office:value="4.38741666666667" calcext:value-type="float">
            <text:p>4.3874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6798" calcext:value-type="float">
            <text:p>5.46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677" calcext:value-type="float">
            <text:p>3.19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0031" calcext:value-type="float">
            <text:p>4.20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7348" calcext:value-type="float">
            <text:p>5.47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458" calcext:value-type="float">
            <text:p>3.11458</text:p>
          </table:table-cell>
          <table:table-cell/>
          <table:table-cell table:formula="of:=AVERAGE([.B277:.B280])" office:value-type="float" office:value="3.996285" calcext:value-type="float">
            <text:p>3.996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1085" calcext:value-type="float">
            <text:p>5.7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5178" calcext:value-type="float">
            <text:p>3.95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4404" calcext:value-type="float">
            <text:p>3.44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419" calcext:value-type="float">
            <text:p>4.57419</text:p>
          </table:table-cell>
          <table:table-cell/>
          <table:table-cell table:formula="of:=AVERAGE([.B282:.B285])" office:value-type="float" office:value="3.99000333333333" calcext:value-type="float">
            <text:p>3.990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3969" calcext:value-type="float">
            <text:p>4.63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096" calcext:value-type="float">
            <text:p>4.00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5319" calcext:value-type="float">
            <text:p>4.15319</text:p>
          </table:table-cell>
          <table:table-cell/>
          <table:table-cell table:formula="of:=AVERAGE([.B287:.B290])" office:value-type="float" office:value="4.26461333333333" calcext:value-type="float">
            <text:p>4.2646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1215" calcext:value-type="float">
            <text:p>5.5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937" calcext:value-type="float">
            <text:p>4.14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2775" calcext:value-type="float">
            <text:p>4.32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464" calcext:value-type="float">
            <text:p>3.8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12641" calcext:value-type="float">
            <text:p>6.12641</text:p>
          </table:table-cell>
          <table:table-cell/>
          <table:table-cell table:formula="of:=AVERAGE([.B292:.B295])" office:value-type="float" office:value="4.6070425" calcext:value-type="float">
            <text:p>4.6070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1838" calcext:value-type="float">
            <text:p>3.5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9755" calcext:value-type="float">
            <text:p>6.09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117" calcext:value-type="float">
            <text:p>4.00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3004" calcext:value-type="float">
            <text:p>3.83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545" calcext:value-type="float">
            <text:p>4.31545</text:p>
          </table:table-cell>
          <table:table-cell/>
          <table:table-cell table:formula="of:=AVERAGE([.B297:.B300])" office:value-type="float" office:value="4.5610525" calcext:value-type="float">
            <text:p>4.5610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1448" calcext:value-type="float">
            <text:p>4.61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077" calcext:value-type="float">
            <text:p>4.95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96" calcext:value-type="float">
            <text:p>4.00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2505" calcext:value-type="float">
            <text:p>4.1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7299" calcext:value-type="float">
            <text:p>3.57299</text:p>
          </table:table-cell>
          <table:table-cell/>
          <table:table-cell table:formula="of:=AVERAGE([.B302:.B305])" office:value-type="float" office:value="4.1644425" calcext:value-type="float">
            <text:p>4.1644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68" calcext:value-type="float">
            <text:p>5.0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1787" calcext:value-type="float">
            <text:p>4.4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1772" calcext:value-type="float">
            <text:p>4.7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0287" calcext:value-type="float">
            <text:p>6.0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417" calcext:value-type="float">
            <text:p>4.3417</text:p>
          </table:table-cell>
          <table:table-cell/>
          <table:table-cell table:formula="of:=AVERAGE([.B307:.B310])" office:value-type="float" office:value="4.87004" calcext:value-type="float">
            <text:p>4.87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054" calcext:value-type="float">
            <text:p>4.02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6535" calcext:value-type="float">
            <text:p>5.26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457" calcext:value-type="float">
            <text:p>4.01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7912" calcext:value-type="float">
            <text:p>3.27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789" calcext:value-type="float">
            <text:p>4.81789</text:p>
          </table:table-cell>
          <table:table-cell/>
          <table:table-cell table:formula="of:=AVERAGE([.B312:.B315])" office:value-type="float" office:value="4.3442325" calcext:value-type="float">
            <text:p>4.3442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6403" calcext:value-type="float">
            <text:p>4.26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732" calcext:value-type="float">
            <text:p>5.72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764" calcext:value-type="float">
            <text:p>4.97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2255" calcext:value-type="float">
            <text:p>3.32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7364" calcext:value-type="float">
            <text:p>4.37364</text:p>
          </table:table-cell>
          <table:table-cell/>
          <table:table-cell table:formula="of:=AVERAGE([.B317:.B320])" office:value-type="float" office:value="4.6002875" calcext:value-type="float">
            <text:p>4.6002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4576" calcext:value-type="float">
            <text:p>4.44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752" calcext:value-type="float">
            <text:p>3.0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241" calcext:value-type="float">
            <text:p>4.0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7749" calcext:value-type="float">
            <text:p>5.57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9854" calcext:value-type="float">
            <text:p>4.99854</text:p>
          </table:table-cell>
          <table:table-cell/>
          <table:table-cell table:formula="of:=AVERAGE([.B322:.B325])" office:value-type="float" office:value="4.41841" calcext:value-type="float">
            <text:p>4.41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469" calcext:value-type="float">
            <text:p>4.64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141" calcext:value-type="float">
            <text:p>4.55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9421" calcext:value-type="float">
            <text:p>6.29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1365" calcext:value-type="float">
            <text:p>4.21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97971" calcext:value-type="float">
            <text:p>6.97971</text:p>
          </table:table-cell>
          <table:table-cell/>
          <table:table-cell table:formula="of:=AVERAGE([.B327:.B330])" office:value-type="float" office:value="5.509745" calcext:value-type="float">
            <text:p>5.509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758" calcext:value-type="float">
            <text:p>4.55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8984" calcext:value-type="float">
            <text:p>4.18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1096" calcext:value-type="float">
            <text:p>6.21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5631" calcext:value-type="float">
            <text:p>5.85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921" calcext:value-type="float">
            <text:p>3.11921</text:p>
          </table:table-cell>
          <table:table-cell/>
          <table:table-cell table:formula="of:=AVERAGE([.B332:.B335])" office:value-type="float" office:value="4.84408" calcext:value-type="float">
            <text:p>4.84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1" calcext:value-type="float">
            <text:p>3.1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801" calcext:value-type="float">
            <text:p>3.4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0681" calcext:value-type="float">
            <text:p>4.10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82" calcext:value-type="float">
            <text:p>4.00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067" calcext:value-type="float">
            <text:p>4.81067</text:p>
          </table:table-cell>
          <table:table-cell/>
          <table:table-cell table:formula="of:=AVERAGE([.B337:.B340])" office:value-type="float" office:value="4.1016" calcext:value-type="float">
            <text:p>4.1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3553" calcext:value-type="float">
            <text:p>3.13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72922" calcext:value-type="float">
            <text:p>3.72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379" calcext:value-type="float">
            <text:p>5.72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8693" calcext:value-type="float">
            <text:p>4.38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94472" calcext:value-type="float">
            <text:p>5.94472</text:p>
          </table:table-cell>
          <table:table-cell/>
          <table:table-cell table:formula="of:=AVERAGE([.B342:.B345])" office:value-type="float" office:value="4.946165" calcext:value-type="float">
            <text:p>4.946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715" calcext:value-type="float">
            <text:p>4.00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9975" calcext:value-type="float">
            <text:p>4.19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9115" calcext:value-type="float">
            <text:p>3.99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81608" calcext:value-type="float">
            <text:p>6.81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3493" calcext:value-type="float">
            <text:p>4.03493</text:p>
          </table:table-cell>
          <table:table-cell/>
          <table:table-cell table:formula="of:=AVERAGE([.B347:.B350])" office:value-type="float" office:value="4.7604775" calcext:value-type="float">
            <text:p>4.7604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4.6479" calcext:value-type="float">
            <text:p>14.6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2854" calcext:value-type="float">
            <text:p>3.2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0813" calcext:value-type="float">
            <text:p>3.50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3376" calcext:value-type="float">
            <text:p>4.23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3224" calcext:value-type="float">
            <text:p>5.13224</text:p>
          </table:table-cell>
          <table:table-cell/>
          <table:table-cell table:formula="of:=AVERAGE([.B352:.B355])" office:value-type="float" office:value="4.0256675" calcext:value-type="float">
            <text:p>4.0256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4426" calcext:value-type="float">
            <text:p>3.24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085" calcext:value-type="float">
            <text:p>4.43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691" calcext:value-type="float">
            <text:p>4.88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3629" calcext:value-type="float">
            <text:p>4.53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52" calcext:value-type="float">
            <text:p>4.0152</text:p>
          </table:table-cell>
          <table:table-cell/>
          <table:table-cell table:formula="of:=AVERAGE([.B357:.B360])" office:value-type="float" office:value="4.4673125" calcext:value-type="float">
            <text:p>4.4673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2023" calcext:value-type="float">
            <text:p>4.82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24" calcext:value-type="float">
            <text:p>4.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241" calcext:value-type="float">
            <text:p>3.8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4495" calcext:value-type="float">
            <text:p>4.24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524" calcext:value-type="float">
            <text:p>4.57524</text:p>
          </table:table-cell>
          <table:table-cell/>
          <table:table-cell table:formula="of:=AVERAGE([.B362:.B365])" office:value-type="float" office:value="4.29165" calcext:value-type="float">
            <text:p>4.29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9864" calcext:value-type="float">
            <text:p>4.69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6251" calcext:value-type="float">
            <text:p>5.06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954" calcext:value-type="float">
            <text:p>4.01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6843" calcext:value-type="float">
            <text:p>4.16843</text:p>
          </table:table-cell>
          <table:table-cell/>
          <table:table-cell table:formula="of:=AVERAGE([.B367:.B370])" office:value-type="float" office:value="4.48728" calcext:value-type="float">
            <text:p>4.48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8481" calcext:value-type="float">
            <text:p>4.78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3067" calcext:value-type="float">
            <text:p>5.33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1288" calcext:value-type="float">
            <text:p>4.51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486" calcext:value-type="float">
            <text:p>5.04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862" calcext:value-type="float">
            <text:p>4.95862</text:p>
          </table:table-cell>
          <table:table-cell/>
          <table:table-cell table:formula="of:=AVERAGE([.B372:.B375])" office:value-type="float" office:value="4.9617575" calcext:value-type="float">
            <text:p>4.961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4944" calcext:value-type="float">
            <text:p>4.04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304" calcext:value-type="float">
            <text:p>10.4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8023" calcext:value-type="float">
            <text:p>3.78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5483" calcext:value-type="float">
            <text:p>3.75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2074" calcext:value-type="float">
            <text:p>4.32074</text:p>
          </table:table-cell>
          <table:table-cell/>
          <table:table-cell table:formula="of:=AVERAGE([.B377:.B380])" office:value-type="float" office:value="5.57155" calcext:value-type="float">
            <text:p>5.57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3412" calcext:value-type="float">
            <text:p>12.3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288" calcext:value-type="float">
            <text:p>5.18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2357" calcext:value-type="float">
            <text:p>7.62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849" calcext:value-type="float">
            <text:p>5.06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8003" calcext:value-type="float">
            <text:p>8.18003</text:p>
          </table:table-cell>
          <table:table-cell/>
          <table:table-cell table:formula="of:=AVERAGE([.B382:.B385])" office:value-type="float" office:value="6.5137425" calcext:value-type="float">
            <text:p>6.5137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8933" calcext:value-type="float">
            <text:p>4.58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5762" calcext:value-type="float">
            <text:p>5.65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281" calcext:value-type="float">
            <text:p>5.23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1037" calcext:value-type="float">
            <text:p>5.7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789" calcext:value-type="float">
            <text:p>4.74789</text:p>
          </table:table-cell>
          <table:table-cell/>
          <table:table-cell table:formula="of:=AVERAGE([.B387:.B390])" office:value-type="float" office:value="5.3371725" calcext:value-type="float">
            <text:p>5.337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0259" calcext:value-type="float">
            <text:p>13.0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0524" calcext:value-type="float">
            <text:p>5.90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2242" calcext:value-type="float">
            <text:p>6.42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373" calcext:value-type="float">
            <text:p>5.51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6024" calcext:value-type="float">
            <text:p>5.26024</text:p>
          </table:table-cell>
          <table:table-cell/>
          <table:table-cell table:formula="of:=AVERAGE([.B392:.B395])" office:value-type="float" office:value="5.7754075" calcext:value-type="float">
            <text:p>5.7754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842" calcext:value-type="float">
            <text:p>9.40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633" calcext:value-type="float">
            <text:p>5.7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404" calcext:value-type="float">
            <text:p>5.69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8303" calcext:value-type="float">
            <text:p>7.78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596" calcext:value-type="float">
            <text:p>4.49596</text:p>
          </table:table-cell>
          <table:table-cell/>
          <table:table-cell table:formula="of:=AVERAGE([.B397:.B400])" office:value-type="float" office:value="5.9340825" calcext:value-type="float">
            <text:p>5.9340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32185" calcext:value-type="float">
            <text:p>8.32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8697" calcext:value-type="float">
            <text:p>5.78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974" calcext:value-type="float">
            <text:p>4.8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1604" calcext:value-type="float">
            <text:p>8.11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6" calcext:value-type="float">
            <text:p>4.9016</text:p>
          </table:table-cell>
          <table:table-cell/>
          <table:table-cell table:formula="of:=AVERAGE([.B402:.B405])" office:value-type="float" office:value="5.9255025" calcext:value-type="float">
            <text:p>5.9255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8187" calcext:value-type="float">
            <text:p>5.08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792" calcext:value-type="float">
            <text:p>5.14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599" calcext:value-type="float">
            <text:p>5.23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8641" calcext:value-type="float">
            <text:p>9.98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28" calcext:value-type="float">
            <text:p>4.9328</text:p>
          </table:table-cell>
          <table:table-cell/>
          <table:table-cell table:formula="of:=AVERAGE([.B407:.B410])" office:value-type="float" office:value="6.32578" calcext:value-type="float">
            <text:p>6.32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2872" calcext:value-type="float">
            <text:p>4.52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765" calcext:value-type="float">
            <text:p>4.99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7192" calcext:value-type="float">
            <text:p>6.07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43" calcext:value-type="float">
            <text:p>5.0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454" calcext:value-type="float">
            <text:p>4.49454</text:p>
          </table:table-cell>
          <table:table-cell/>
          <table:table-cell table:formula="of:=AVERAGE([.B412:.B415])" office:value-type="float" office:value="5.1421025" calcext:value-type="float">
            <text:p>5.142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77991" calcext:value-type="float">
            <text:p>8.77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0412" calcext:value-type="float">
            <text:p>6.20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9194" calcext:value-type="float">
            <text:p>5.39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429" calcext:value-type="float">
            <text:p>5.19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17" calcext:value-type="float">
            <text:p>4.90117</text:p>
          </table:table-cell>
          <table:table-cell/>
          <table:table-cell table:formula="of:=AVERAGE([.B417:.B420])" office:value-type="float" office:value="5.42288" calcext:value-type="float">
            <text:p>5.42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5696" calcext:value-type="float">
            <text:p>5.35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195" calcext:value-type="float">
            <text:p>5.13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98" calcext:value-type="float">
            <text:p>5.24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916" calcext:value-type="float">
            <text:p>5.53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581" calcext:value-type="float">
            <text:p>4.99581</text:p>
          </table:table-cell>
          <table:table-cell/>
          <table:table-cell table:formula="of:=AVERAGE([.B422:.B425])" office:value-type="float" office:value="5.226975" calcext:value-type="float">
            <text:p>5.226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517" calcext:value-type="float">
            <text:p>17.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1014" calcext:value-type="float">
            <text:p>4.81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784" calcext:value-type="float">
            <text:p>5.02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8304" calcext:value-type="float">
            <text:p>5.38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1963" calcext:value-type="float">
            <text:p>5.81963</text:p>
          </table:table-cell>
          <table:table-cell/>
          <table:table-cell table:formula="of:=AVERAGE([.B427:.B430])" office:value-type="float" office:value="5.2601625" calcext:value-type="float">
            <text:p>5.2601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453" calcext:value-type="float">
            <text:p>4.5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5736" calcext:value-type="float">
            <text:p>10.5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671" calcext:value-type="float">
            <text:p>5.53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843" calcext:value-type="float">
            <text:p>14.6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.2242" calcext:value-type="float">
            <text:p>40.2242</text:p>
          </table:table-cell>
          <table:table-cell/>
          <table:table-cell table:formula="of:=AVERAGE([.B432:.B435])" office:value-type="float" office:value="17.7547025" calcext:value-type="float">
            <text:p>17.7547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362" calcext:value-type="float">
            <text:p>5.03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761" calcext:value-type="float">
            <text:p>5.53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28" calcext:value-type="float">
            <text:p>5.24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078" calcext:value-type="float">
            <text:p>5.18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025" calcext:value-type="float">
            <text:p>5.4025</text:p>
          </table:table-cell>
          <table:table-cell/>
          <table:table-cell table:formula="of:=AVERAGE([.B437:.B440])" office:value-type="float" office:value="5.3402925" calcext:value-type="float">
            <text:p>5.3402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01124" calcext:value-type="float">
            <text:p>8.01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943" calcext:value-type="float">
            <text:p>9.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1343" calcext:value-type="float">
            <text:p>14.1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7227" calcext:value-type="float">
            <text:p>16.7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4.9054" calcext:value-type="float">
            <text:p>24.9054</text:p>
          </table:table-cell>
          <table:table-cell/>
          <table:table-cell table:formula="of:=AVERAGE([.B442:.B445])" office:value-type="float" office:value="16.314175" calcext:value-type="float">
            <text:p>16.314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593" calcext:value-type="float">
            <text:p>552.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474" calcext:value-type="float">
            <text:p>14.6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8048" calcext:value-type="float">
            <text:p>10.8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077" calcext:value-type="float">
            <text:p>5.6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09878" calcext:value-type="float">
            <text:p>9.09878</text:p>
          </table:table-cell>
          <table:table-cell/>
          <table:table-cell table:formula="of:=AVERAGE([.B447:.B450])" office:value-type="float" office:value="10.03967" calcext:value-type="float">
            <text:p>10.03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95" calcext:value-type="float">
            <text:p>10.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94" calcext:value-type="float">
            <text:p>4.9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4992" calcext:value-type="float">
            <text:p>12.4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9091" calcext:value-type="float">
            <text:p>5.59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5418" calcext:value-type="float">
            <text:p>5.05418</text:p>
          </table:table-cell>
          <table:table-cell/>
          <table:table-cell table:formula="of:=AVERAGE([.B452:.B455])" office:value-type="float" office:value="7.0143075" calcext:value-type="float">
            <text:p>7.0143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944" calcext:value-type="float">
            <text:p>4.98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4412" calcext:value-type="float">
            <text:p>7.74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394" calcext:value-type="float">
            <text:p>5.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233" calcext:value-type="float">
            <text:p>5.14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73956" calcext:value-type="float">
            <text:p>9.73956</text:p>
          </table:table-cell>
          <table:table-cell/>
          <table:table-cell table:formula="of:=AVERAGE([.B457:.B460])" office:value-type="float" office:value="7.0163525" calcext:value-type="float">
            <text:p>7.0163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9206" calcext:value-type="float">
            <text:p>5.49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843" calcext:value-type="float">
            <text:p>5.19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2328" calcext:value-type="float">
            <text:p>5.22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3807" calcext:value-type="float">
            <text:p>7.3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678" calcext:value-type="float">
            <text:p>5.14678</text:p>
          </table:table-cell>
          <table:table-cell/>
          <table:table-cell table:formula="of:=AVERAGE([.B462:.B465])" office:value-type="float" office:value="5.7372975" calcext:value-type="float">
            <text:p>5.7372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992" calcext:value-type="float">
            <text:p>5.00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501" calcext:value-type="float">
            <text:p>4.91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569" calcext:value-type="float">
            <text:p>5.13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1421" calcext:value-type="float">
            <text:p>5.01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148" calcext:value-type="float">
            <text:p>6.95148</text:p>
          </table:table-cell>
          <table:table-cell/>
          <table:table-cell table:formula="of:=AVERAGE([.B467:.B470])" office:value-type="float" office:value="5.5040975" calcext:value-type="float">
            <text:p>5.5040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9119" calcext:value-type="float">
            <text:p>13.9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188" calcext:value-type="float">
            <text:p>5.51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7754" calcext:value-type="float">
            <text:p>5.27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8.781" calcext:value-type="float">
            <text:p>18.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5872" calcext:value-type="float">
            <text:p>5.15872</text:p>
          </table:table-cell>
          <table:table-cell/>
          <table:table-cell table:formula="of:=AVERAGE([.B472:.B475])" office:value-type="float" office:value="8.682285" calcext:value-type="float">
            <text:p>8.682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6405" calcext:value-type="float">
            <text:p>17.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4381" calcext:value-type="float">
            <text:p>17.4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0546" calcext:value-type="float">
            <text:p>14.0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2106" calcext:value-type="float">
            <text:p>5.52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5.0418" calcext:value-type="float">
            <text:p>25.0418</text:p>
          </table:table-cell>
          <table:table-cell/>
          <table:table-cell table:formula="of:=AVERAGE([.B477:.B480])" office:value-type="float" office:value="15.51389" calcext:value-type="float">
            <text:p>15.51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9368" calcext:value-type="float">
            <text:p>5.29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7771" calcext:value-type="float">
            <text:p>10.7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1513" calcext:value-type="float">
            <text:p>5.21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106" calcext:value-type="float">
            <text:p>5.07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6123" calcext:value-type="float">
            <text:p>4.76123</text:p>
          </table:table-cell>
          <table:table-cell/>
          <table:table-cell table:formula="of:=AVERAGE([.B482:.B485])" office:value-type="float" office:value="6.45613" calcext:value-type="float">
            <text:p>6.45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815" calcext:value-type="float">
            <text:p>11.2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9274" calcext:value-type="float">
            <text:p>7.19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2411" calcext:value-type="float">
            <text:p>16.2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621" calcext:value-type="float">
            <text:p>4.99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623" calcext:value-type="float">
            <text:p>5.02623</text:p>
          </table:table-cell>
          <table:table-cell/>
          <table:table-cell table:formula="of:=AVERAGE([.B487:.B490])" office:value-type="float" office:value="8.36407" calcext:value-type="float">
            <text:p>8.36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7064" calcext:value-type="float">
            <text:p>4.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25834" calcext:value-type="float">
            <text:p>8.25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965" calcext:value-type="float">
            <text:p>5.92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164" calcext:value-type="float">
            <text:p>9.4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2168" calcext:value-type="float">
            <text:p>10.2168</text:p>
          </table:table-cell>
          <table:table-cell/>
          <table:table-cell table:formula="of:=AVERAGE([.B492:.B495])" office:value-type="float" office:value="8.4516075" calcext:value-type="float">
            <text:p>8.4516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866" calcext:value-type="float">
            <text:p>6.2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881" calcext:value-type="float">
            <text:p>4.9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1907" calcext:value-type="float">
            <text:p>9.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7591" calcext:value-type="float">
            <text:p>5.37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524" calcext:value-type="float">
            <text:p>11.2524</text:p>
          </table:table-cell>
          <table:table-cell/>
          <table:table-cell table:formula="of:=AVERAGE([.B497:.B500])" office:value-type="float" office:value="7.8715475" calcext:value-type="float">
            <text:p>7.87154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00／00／00</text:date>, <text:time style:data-style-name="N2" text:time-value="15:13:33.400042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7:08:32.762968688</dc:date>
    <meta:generator>LibreOffice/4.2.8.2$Linux_X86_64 LibreOffice_project/420m0$Build-2</meta:generator>
    <meta:editing-duration>PT3H4M51S</meta:editing-duration>
    <meta:editing-cycles>37</meta:editing-cycles>
    <meta:document-statistic meta:table-count="3" meta:cell-count="4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319cm" svg:y="0.18cm" svg:width="12.845cm" svg:height="8.646cm">
          <chartooo:coordinate-region svg:x="1.311cm" svg:y="0.38cm" svg:width="11.6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21.155">
                <text:p>1021.155</text:p>
                <draw:g>
                  <svg:desc>throught.G2:throught.G26</svg:desc>
                </draw:g>
              </table:table-cell>
              <table:table-cell office:value-type="float" office:value="696.0935">
                <text:p>696.0935</text:p>
                <draw:g>
                  <svg:desc>throught.H2:throught.H26</svg:desc>
                </draw:g>
              </table:table-cell>
              <table:table-cell office:value-type="float" office:value="1017.5675">
                <text:p>1017.5675</text:p>
                <draw:g>
                  <svg:desc>throught.I2:throught.I26</svg:desc>
                </draw:g>
              </table:table-cell>
              <table:table-cell office:value-type="float" office:value="660.8575">
                <text:p>660.8575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0.99">
                <text:p>1020.99</text:p>
              </table:table-cell>
              <table:table-cell office:value-type="float" office:value="659.37675">
                <text:p>659.37675</text:p>
              </table:table-cell>
              <table:table-cell office:value-type="float" office:value="1018.8825">
                <text:p>1018.8825</text:p>
              </table:table-cell>
              <table:table-cell office:value-type="float" office:value="520.228">
                <text:p>520.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9.46625">
                <text:p>1009.46625</text:p>
              </table:table-cell>
              <table:table-cell office:value-type="float" office:value="597.288">
                <text:p>597.288</text:p>
              </table:table-cell>
              <table:table-cell office:value-type="float" office:value="948.19925">
                <text:p>948.19925</text:p>
              </table:table-cell>
              <table:table-cell office:value-type="float" office:value="771.76025">
                <text:p>771.76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49.83575">
                <text:p>949.83575</text:p>
              </table:table-cell>
              <table:table-cell office:value-type="float" office:value="584.927">
                <text:p>584.927</text:p>
              </table:table-cell>
              <table:table-cell office:value-type="float" office:value="894.868">
                <text:p>894.868</text:p>
              </table:table-cell>
              <table:table-cell office:value-type="float" office:value="527.9175">
                <text:p>527.9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20.98925">
                <text:p>920.98925</text:p>
              </table:table-cell>
              <table:table-cell office:value-type="float" office:value="604.2295">
                <text:p>604.2295</text:p>
              </table:table-cell>
              <table:table-cell office:value-type="float" office:value="941.7715">
                <text:p>941.7715</text:p>
              </table:table-cell>
              <table:table-cell office:value-type="float" office:value="646.227">
                <text:p>646.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00.39">
                <text:p>900.39</text:p>
              </table:table-cell>
              <table:table-cell office:value-type="float" office:value="639.05125">
                <text:p>639.05125</text:p>
              </table:table-cell>
              <table:table-cell office:value-type="float" office:value="982.60425">
                <text:p>982.60425</text:p>
              </table:table-cell>
              <table:table-cell office:value-type="float" office:value="707.23675">
                <text:p>707.23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73.08525">
                <text:p>873.08525</text:p>
              </table:table-cell>
              <table:table-cell office:value-type="float" office:value="696.34125">
                <text:p>696.34125</text:p>
              </table:table-cell>
              <table:table-cell office:value-type="float" office:value="935.79825">
                <text:p>935.79825</text:p>
              </table:table-cell>
              <table:table-cell office:value-type="float" office:value="584.26725">
                <text:p>584.2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51.519">
                <text:p>851.519</text:p>
              </table:table-cell>
              <table:table-cell office:value-type="float" office:value="679.258">
                <text:p>679.258</text:p>
              </table:table-cell>
              <table:table-cell office:value-type="float" office:value="911.09825">
                <text:p>911.09825</text:p>
              </table:table-cell>
              <table:table-cell office:value-type="float" office:value="489.89225">
                <text:p>489.89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35.242">
                <text:p>835.242</text:p>
              </table:table-cell>
              <table:table-cell office:value-type="float" office:value="663.99325">
                <text:p>663.99325</text:p>
              </table:table-cell>
              <table:table-cell office:value-type="float" office:value="910.3725">
                <text:p>910.3725</text:p>
              </table:table-cell>
              <table:table-cell office:value-type="float" office:value="509.12525">
                <text:p>509.12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61.88375">
                <text:p>861.88375</text:p>
              </table:table-cell>
              <table:table-cell office:value-type="float" office:value="652.02625">
                <text:p>652.02625</text:p>
              </table:table-cell>
              <table:table-cell office:value-type="float" office:value="950.87">
                <text:p>950.87</text:p>
              </table:table-cell>
              <table:table-cell office:value-type="float" office:value="695.95">
                <text:p>695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20.19575">
                <text:p>820.19575</text:p>
              </table:table-cell>
              <table:table-cell office:value-type="float" office:value="662.0805">
                <text:p>662.0805</text:p>
              </table:table-cell>
              <table:table-cell office:value-type="float" office:value="956.069">
                <text:p>956.069</text:p>
              </table:table-cell>
              <table:table-cell office:value-type="float" office:value="483.0555">
                <text:p>483.0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791.191">
                <text:p>791.191</text:p>
              </table:table-cell>
              <table:table-cell office:value-type="float" office:value="685.0215">
                <text:p>685.0215</text:p>
              </table:table-cell>
              <table:table-cell office:value-type="float" office:value="773.826">
                <text:p>773.826</text:p>
              </table:table-cell>
              <table:table-cell office:value-type="float" office:value="206.64935375">
                <text:p>206.6493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21.523">
                <text:p>821.523</text:p>
              </table:table-cell>
              <table:table-cell office:value-type="float" office:value="630.139">
                <text:p>630.139</text:p>
              </table:table-cell>
              <table:table-cell office:value-type="float" office:value="774.10575">
                <text:p>774.10575</text:p>
              </table:table-cell>
              <table:table-cell office:value-type="float" office:value="529.5675">
                <text:p>529.5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08.12875">
                <text:p>808.12875</text:p>
              </table:table-cell>
              <table:table-cell office:value-type="float" office:value="656.444">
                <text:p>656.444</text:p>
              </table:table-cell>
              <table:table-cell office:value-type="float" office:value="807.858">
                <text:p>807.858</text:p>
              </table:table-cell>
              <table:table-cell office:value-type="float" office:value="561.1305">
                <text:p>561.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42.3005">
                <text:p>842.3005</text:p>
              </table:table-cell>
              <table:table-cell office:value-type="float" office:value="668.54725">
                <text:p>668.54725</text:p>
              </table:table-cell>
              <table:table-cell office:value-type="float" office:value="943.17075">
                <text:p>943.17075</text:p>
              </table:table-cell>
              <table:table-cell office:value-type="float" office:value="546.951">
                <text:p>546.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46.386">
                <text:p>846.386</text:p>
              </table:table-cell>
              <table:table-cell office:value-type="float" office:value="664.9235">
                <text:p>664.9235</text:p>
              </table:table-cell>
              <table:table-cell office:value-type="float" office:value="730.87175">
                <text:p>730.87175</text:p>
              </table:table-cell>
              <table:table-cell office:value-type="float" office:value="569.69175">
                <text:p>569.69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58.944">
                <text:p>858.944</text:p>
              </table:table-cell>
              <table:table-cell office:value-type="float" office:value="716.75175">
                <text:p>716.75175</text:p>
              </table:table-cell>
              <table:table-cell office:value-type="float" office:value="953.73975">
                <text:p>953.73975</text:p>
              </table:table-cell>
              <table:table-cell office:value-type="float" office:value="661.57">
                <text:p>661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47.8555">
                <text:p>847.8555</text:p>
              </table:table-cell>
              <table:table-cell office:value-type="float" office:value="731.6325">
                <text:p>731.6325</text:p>
              </table:table-cell>
              <table:table-cell office:value-type="float" office:value="972.89325">
                <text:p>972.89325</text:p>
              </table:table-cell>
              <table:table-cell office:value-type="float" office:value="600.10975">
                <text:p>600.10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848.98775">
                <text:p>848.98775</text:p>
              </table:table-cell>
              <table:table-cell office:value-type="float" office:value="743.613">
                <text:p>743.613</text:p>
              </table:table-cell>
              <table:table-cell office:value-type="float" office:value="800.18">
                <text:p>800.18</text:p>
              </table:table-cell>
              <table:table-cell office:value-type="float" office:value="563.343">
                <text:p>563.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25.046">
                <text:p>825.046</text:p>
              </table:table-cell>
              <table:table-cell office:value-type="float" office:value="711.52825">
                <text:p>711.52825</text:p>
              </table:table-cell>
              <table:table-cell office:value-type="float" office:value="938.91875">
                <text:p>938.91875</text:p>
              </table:table-cell>
              <table:table-cell office:value-type="float" office:value="698.4055">
                <text:p>698.4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47.5545">
                <text:p>847.5545</text:p>
              </table:table-cell>
              <table:table-cell office:value-type="float" office:value="696.90375">
                <text:p>696.90375</text:p>
              </table:table-cell>
              <table:table-cell office:value-type="float" office:value="962.00375">
                <text:p>962.00375</text:p>
              </table:table-cell>
              <table:table-cell office:value-type="float" office:value="739.08775">
                <text:p>739.08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847.05825">
                <text:p>847.05825</text:p>
              </table:table-cell>
              <table:table-cell office:value-type="float" office:value="756.8285">
                <text:p>756.8285</text:p>
              </table:table-cell>
              <table:table-cell office:value-type="float" office:value="938.025">
                <text:p>938.025</text:p>
              </table:table-cell>
              <table:table-cell office:value-type="float" office:value="591.2965">
                <text:p>591.2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849.687">
                <text:p>849.687</text:p>
              </table:table-cell>
              <table:table-cell office:value-type="float" office:value="715.8745">
                <text:p>715.8745</text:p>
              </table:table-cell>
              <table:table-cell office:value-type="float" office:value="852.053">
                <text:p>852.053</text:p>
              </table:table-cell>
              <table:table-cell office:value-type="float" office:value="617.5335">
                <text:p>617.5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830.27">
                <text:p>830.27</text:p>
              </table:table-cell>
              <table:table-cell office:value-type="float" office:value="703.6545">
                <text:p>703.6545</text:p>
              </table:table-cell>
              <table:table-cell office:value-type="float" office:value="768.73325">
                <text:p>768.73325</text:p>
              </table:table-cell>
              <table:table-cell office:value-type="float" office:value="480.3755">
                <text:p>480.3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847.47375">
                <text:p>847.47375</text:p>
              </table:table-cell>
              <table:table-cell office:value-type="float" office:value="735.7465">
                <text:p>735.7465</text:p>
              </table:table-cell>
              <table:table-cell office:value-type="float" office:value="664.80225">
                <text:p>664.80225</text:p>
              </table:table-cell>
              <table:table-cell office:value-type="float" office:value="624.6855">
                <text:p>624.6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0.990212333333333">
                <text:p>0.990212333333333</text:p>
                <draw:g>
                  <svg:desc>PDR.G2:PDR.G26</svg:desc>
                </draw:g>
              </table:table-cell>
              <table:table-cell office:value-type="float" office:value="0.544148">
                <text:p>0.544148</text:p>
                <draw:g>
                  <svg:desc>PDR.H2:PDR.H26</svg:desc>
                </draw:g>
              </table:table-cell>
              <table:table-cell office:value-type="float" office:value="0.73922">
                <text:p>0.73922</text:p>
                <draw:g>
                  <svg:desc>PDR.I2:PDR.I26</svg:desc>
                </draw:g>
              </table:table-cell>
              <table:table-cell office:value-type="float" office:value="0.708506">
                <text:p>0.708506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6071333333333">
                <text:p>0.936071333333333</text:p>
              </table:table-cell>
              <table:table-cell office:value-type="float" office:value="0.530116666666667">
                <text:p>0.530116666666667</text:p>
              </table:table-cell>
              <table:table-cell office:value-type="float" office:value="0.666872">
                <text:p>0.666872</text:p>
              </table:table-cell>
              <table:table-cell office:value-type="float" office:value="0.471646333333333">
                <text:p>0.471646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81177">
                <text:p>0.781177</text:p>
              </table:table-cell>
              <table:table-cell office:value-type="float" office:value="0.454757333333333">
                <text:p>0.454757333333333</text:p>
              </table:table-cell>
              <table:table-cell office:value-type="float" office:value="0.733881">
                <text:p>0.733881</text:p>
              </table:table-cell>
              <table:table-cell office:value-type="float" office:value="0.658022333333333">
                <text:p>0.658022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3251333333333">
                <text:p>0.753251333333333</text:p>
              </table:table-cell>
              <table:table-cell office:value-type="float" office:value="0.559274666666666">
                <text:p>0.559274666666666</text:p>
              </table:table-cell>
              <table:table-cell office:value-type="float" office:value="0.822313666666667">
                <text:p>0.822313666666667</text:p>
              </table:table-cell>
              <table:table-cell office:value-type="float" office:value="0.397303">
                <text:p>0.397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7666">
                <text:p>0.67666</text:p>
              </table:table-cell>
              <table:table-cell office:value-type="float" office:value="0.531417">
                <text:p>0.531417</text:p>
              </table:table-cell>
              <table:table-cell office:value-type="float" office:value="0.533539">
                <text:p>0.533539</text:p>
              </table:table-cell>
              <table:table-cell office:value-type="float" office:value="0.563969333333333">
                <text:p>0.563969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729705666666666">
                <text:p>0.729705666666666</text:p>
              </table:table-cell>
              <table:table-cell office:value-type="float" office:value="0.569267333333333">
                <text:p>0.569267333333333</text:p>
              </table:table-cell>
              <table:table-cell office:value-type="float" office:value="0.726078">
                <text:p>0.726078</text:p>
              </table:table-cell>
              <table:table-cell office:value-type="float" office:value="0.785961333333333">
                <text:p>0.785961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77755">
                <text:p>0.777755</text:p>
              </table:table-cell>
              <table:table-cell office:value-type="float" office:value="0.586858333333333">
                <text:p>0.586858333333333</text:p>
              </table:table-cell>
              <table:table-cell office:value-type="float" office:value="0.202258933333333">
                <text:p>0.202258933333333</text:p>
              </table:table-cell>
              <table:table-cell office:value-type="float" office:value="0.629668">
                <text:p>0.629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791992">
                <text:p>0.791992</text:p>
              </table:table-cell>
              <table:table-cell office:value-type="float" office:value="0.619644333333333">
                <text:p>0.619644333333333</text:p>
              </table:table-cell>
              <table:table-cell office:value-type="float" office:value="0.447980666666667">
                <text:p>0.447980666666667</text:p>
              </table:table-cell>
              <table:table-cell office:value-type="float" office:value="0.446403666666667">
                <text:p>0.446403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774606333333333">
                <text:p>0.774606333333333</text:p>
              </table:table-cell>
              <table:table-cell office:value-type="float" office:value="0.544421666666667">
                <text:p>0.544421666666667</text:p>
              </table:table-cell>
              <table:table-cell office:value-type="float" office:value="0.595003333333333">
                <text:p>0.595003333333333</text:p>
              </table:table-cell>
              <table:table-cell office:value-type="float" office:value="0.534578">
                <text:p>0.534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787200333333333">
                <text:p>0.787200333333333</text:p>
              </table:table-cell>
              <table:table-cell office:value-type="float" office:value="0.547707">
                <text:p>0.547707</text:p>
              </table:table-cell>
              <table:table-cell office:value-type="float" office:value="0.474743333333333">
                <text:p>0.474743333333333</text:p>
              </table:table-cell>
              <table:table-cell office:value-type="float" office:value="0.556708">
                <text:p>0.556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13757666666667">
                <text:p>0.713757666666667</text:p>
              </table:table-cell>
              <table:table-cell office:value-type="float" office:value="0.581382333333333">
                <text:p>0.581382333333333</text:p>
              </table:table-cell>
              <table:table-cell office:value-type="float" office:value="0.434086333333333">
                <text:p>0.434086333333333</text:p>
              </table:table-cell>
              <table:table-cell office:value-type="float" office:value="0.439142333333333">
                <text:p>0.439142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756468333333333">
                <text:p>0.756468333333333</text:p>
              </table:table-cell>
              <table:table-cell office:value-type="float" office:value="0.577207333333333">
                <text:p>0.577207333333333</text:p>
              </table:table-cell>
              <table:table-cell office:value-type="float" office:value="0.423477333333333">
                <text:p>0.423477333333333</text:p>
              </table:table-cell>
              <table:table-cell office:value-type="float" office:value="0.188105333333333">
                <text:p>0.188105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769815333333333">
                <text:p>0.769815333333333</text:p>
              </table:table-cell>
              <table:table-cell office:value-type="float" office:value="0.584941666666667">
                <text:p>0.584941666666667</text:p>
              </table:table-cell>
              <table:table-cell office:value-type="float" office:value="0.55551">
                <text:p>0.55551</text:p>
              </table:table-cell>
              <table:table-cell office:value-type="float" office:value="0.569501666666667">
                <text:p>0.56950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808692666666667">
                <text:p>0.808692666666667</text:p>
              </table:table-cell>
              <table:table-cell office:value-type="float" office:value="0.576797">
                <text:p>0.576797</text:p>
              </table:table-cell>
              <table:table-cell office:value-type="float" office:value="0.592265666666667">
                <text:p>0.592265666666667</text:p>
              </table:table-cell>
              <table:table-cell office:value-type="float" office:value="0.539765">
                <text:p>0.539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790554666666667">
                <text:p>0.790554666666667</text:p>
              </table:table-cell>
              <table:table-cell office:value-type="float" office:value="0.629569">
                <text:p>0.629569</text:p>
              </table:table-cell>
              <table:table-cell office:value-type="float" office:value="0.458863666666667">
                <text:p>0.458863666666667</text:p>
              </table:table-cell>
              <table:table-cell office:value-type="float" office:value="0.434301333333333">
                <text:p>0.434301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808555666666666">
                <text:p>0.808555666666666</text:p>
              </table:table-cell>
              <table:table-cell office:value-type="float" office:value="0.637508333333333">
                <text:p>0.637508333333333</text:p>
              </table:table-cell>
              <table:table-cell office:value-type="float" office:value="0.451266666666667">
                <text:p>0.451266666666667</text:p>
              </table:table-cell>
              <table:table-cell office:value-type="float" office:value="0.671853333333333">
                <text:p>0.67185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787611333333333">
                <text:p>0.787611333333333</text:p>
              </table:table-cell>
              <table:table-cell office:value-type="float" office:value="0.628542">
                <text:p>0.628542</text:p>
              </table:table-cell>
              <table:table-cell office:value-type="float" office:value="0.760438">
                <text:p>0.760438</text:p>
              </table:table-cell>
              <table:table-cell office:value-type="float" office:value="0.618949">
                <text:p>0.618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803148666666666">
                <text:p>0.803148666666666</text:p>
              </table:table-cell>
              <table:table-cell office:value-type="float" office:value="0.632375333333333">
                <text:p>0.632375333333333</text:p>
              </table:table-cell>
              <table:table-cell office:value-type="float" office:value="0.510198666666667">
                <text:p>0.510198666666667</text:p>
              </table:table-cell>
              <table:table-cell office:value-type="float" office:value="0.536652666666667">
                <text:p>0.536652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804928">
                <text:p>0.804928</text:p>
              </table:table-cell>
              <table:table-cell office:value-type="float" office:value="0.637098">
                <text:p>0.637098</text:p>
              </table:table-cell>
              <table:table-cell office:value-type="float" office:value="0.682272333333333">
                <text:p>0.682272333333333</text:p>
              </table:table-cell>
              <table:table-cell office:value-type="float" office:value="0.579183666666667">
                <text:p>0.579183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798357333333333">
                <text:p>0.798357333333333</text:p>
              </table:table-cell>
              <table:table-cell office:value-type="float" office:value="0.625872666666667">
                <text:p>0.625872666666667</text:p>
              </table:table-cell>
              <table:table-cell office:value-type="float" office:value="0.415400666666667">
                <text:p>0.415400666666667</text:p>
              </table:table-cell>
              <table:table-cell office:value-type="float" office:value="0.620332">
                <text:p>0.620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767488">
                <text:p>0.767488</text:p>
              </table:table-cell>
              <table:table-cell office:value-type="float" office:value="0.663312666666667">
                <text:p>0.663312666666667</text:p>
              </table:table-cell>
              <table:table-cell office:value-type="float" office:value="0.576865333333333">
                <text:p>0.576865333333333</text:p>
              </table:table-cell>
              <table:table-cell office:value-type="float" office:value="0.706431333333333">
                <text:p>0.706431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779603">
                <text:p>0.779603</text:p>
              </table:table-cell>
              <table:table-cell office:value-type="float" office:value="0.640657">
                <text:p>0.640657</text:p>
              </table:table-cell>
              <table:table-cell office:value-type="float" office:value="0.683162333333333">
                <text:p>0.683162333333333</text:p>
              </table:table-cell>
              <table:table-cell office:value-type="float" office:value="0.565006666666667">
                <text:p>0.56500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766940666666667">
                <text:p>0.766940666666667</text:p>
              </table:table-cell>
              <table:table-cell office:value-type="float" office:value="0.675154">
                <text:p>0.675154</text:p>
              </table:table-cell>
              <table:table-cell office:value-type="float" office:value="0.60219">
                <text:p>0.60219</text:p>
              </table:table-cell>
              <table:table-cell office:value-type="float" office:value="0.546680333333333">
                <text:p>0.546680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755852">
                <text:p>0.755852</text:p>
              </table:table-cell>
              <table:table-cell office:value-type="float" office:value="0.649007666666667">
                <text:p>0.649007666666667</text:p>
              </table:table-cell>
              <table:table-cell office:value-type="float" office:value="0.541136333333333">
                <text:p>0.541136333333333</text:p>
              </table:table-cell>
              <table:table-cell office:value-type="float" office:value="0.580567">
                <text:p>0.580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764271333333333">
                <text:p>0.764271333333333</text:p>
              </table:table-cell>
              <table:table-cell office:value-type="float" office:value="0.655647">
                <text:p>0.655647</text:p>
              </table:table-cell>
              <table:table-cell office:value-type="float" office:value="0.722655666666667">
                <text:p>0.722655666666667</text:p>
              </table:table-cell>
              <table:table-cell office:value-type="float" office:value="0.652835333333333">
                <text:p>0.652835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0.941cm" svg:y="0.379cm" svg:width="12.0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3.0942125">
                <text:p>3.0942125</text:p>
                <draw:g>
                  <svg:desc>Delay.G2:Delay.G26</svg:desc>
                </draw:g>
              </table:table-cell>
              <table:table-cell office:value-type="float" office:value="8.807655">
                <text:p>8.807655</text:p>
                <draw:g>
                  <svg:desc>Delay.H2:Delay.H26</svg:desc>
                </draw:g>
              </table:table-cell>
              <table:table-cell office:value-type="float" office:value="3.1303475">
                <text:p>3.1303475</text:p>
                <draw:g>
                  <svg:desc>Delay.I2:Delay.I26</svg:desc>
                </draw:g>
              </table:table-cell>
              <table:table-cell office:value-type="float" office:value="5.57155">
                <text:p>5.57155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2395">
                <text:p>3.782395</text:p>
              </table:table-cell>
              <table:table-cell office:value-type="float" office:value="7.208165">
                <text:p>7.208165</text:p>
              </table:table-cell>
              <table:table-cell office:value-type="float" office:value="3.114345">
                <text:p>3.114345</text:p>
              </table:table-cell>
              <table:table-cell office:value-type="float" office:value="6.5137425">
                <text:p>6.5137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1649">
                <text:p>4.51649</text:p>
              </table:table-cell>
              <table:table-cell office:value-type="float" office:value="7.91505">
                <text:p>7.91505</text:p>
              </table:table-cell>
              <table:table-cell office:value-type="float" office:value="3.3474725">
                <text:p>3.3474725</text:p>
              </table:table-cell>
              <table:table-cell office:value-type="float" office:value="5.3371725">
                <text:p>5.3371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29252">
                <text:p>5.29252</text:p>
              </table:table-cell>
              <table:table-cell office:value-type="float" office:value="7.8129925">
                <text:p>7.8129925</text:p>
              </table:table-cell>
              <table:table-cell office:value-type="float" office:value="3.8201025">
                <text:p>3.8201025</text:p>
              </table:table-cell>
              <table:table-cell office:value-type="float" office:value="5.7754075">
                <text:p>5.7754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0384325">
                <text:p>5.0384325</text:p>
              </table:table-cell>
              <table:table-cell office:value-type="float" office:value="7.6435025">
                <text:p>7.6435025</text:p>
              </table:table-cell>
              <table:table-cell office:value-type="float" office:value="4.38741666666667">
                <text:p>4.38741666666667</text:p>
              </table:table-cell>
              <table:table-cell office:value-type="float" office:value="5.9340825">
                <text:p>5.9340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026035">
                <text:p>5.026035</text:p>
              </table:table-cell>
              <table:table-cell office:value-type="float" office:value="5.83712">
                <text:p>5.83712</text:p>
              </table:table-cell>
              <table:table-cell office:value-type="float" office:value="3.996285">
                <text:p>3.996285</text:p>
              </table:table-cell>
              <table:table-cell office:value-type="float" office:value="5.9255025">
                <text:p>5.9255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8864075">
                <text:p>4.8864075</text:p>
              </table:table-cell>
              <table:table-cell office:value-type="float" office:value="5.816755">
                <text:p>5.816755</text:p>
              </table:table-cell>
              <table:table-cell office:value-type="float" office:value="3.99000333333333">
                <text:p>3.99000333333333</text:p>
              </table:table-cell>
              <table:table-cell office:value-type="float" office:value="6.32578">
                <text:p>6.32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.668135">
                <text:p>4.668135</text:p>
              </table:table-cell>
              <table:table-cell office:value-type="float" office:value="6.29496">
                <text:p>6.29496</text:p>
              </table:table-cell>
              <table:table-cell office:value-type="float" office:value="4.26461333333333">
                <text:p>4.26461333333333</text:p>
              </table:table-cell>
              <table:table-cell office:value-type="float" office:value="5.1421025">
                <text:p>5.142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.299475">
                <text:p>5.299475</text:p>
              </table:table-cell>
              <table:table-cell office:value-type="float" office:value="7.1974525">
                <text:p>7.1974525</text:p>
              </table:table-cell>
              <table:table-cell office:value-type="float" office:value="4.6070425">
                <text:p>4.6070425</text:p>
              </table:table-cell>
              <table:table-cell office:value-type="float" office:value="5.42288">
                <text:p>5.42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.741925">
                <text:p>5.741925</text:p>
              </table:table-cell>
              <table:table-cell office:value-type="float" office:value="7.8666475">
                <text:p>7.8666475</text:p>
              </table:table-cell>
              <table:table-cell office:value-type="float" office:value="4.5610525">
                <text:p>4.5610525</text:p>
              </table:table-cell>
              <table:table-cell office:value-type="float" office:value="5.226975">
                <text:p>5.226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821">
                <text:p>4.821</text:p>
              </table:table-cell>
              <table:table-cell office:value-type="float" office:value="6.4045225">
                <text:p>6.4045225</text:p>
              </table:table-cell>
              <table:table-cell office:value-type="float" office:value="4.1644425">
                <text:p>4.1644425</text:p>
              </table:table-cell>
              <table:table-cell office:value-type="float" office:value="5.2601625">
                <text:p>5.2601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.2811475">
                <text:p>5.2811475</text:p>
              </table:table-cell>
              <table:table-cell office:value-type="float" office:value="7.113735">
                <text:p>7.113735</text:p>
              </table:table-cell>
              <table:table-cell office:value-type="float" office:value="4.87004">
                <text:p>4.87004</text:p>
              </table:table-cell>
              <table:table-cell office:value-type="float" office:value="17.7547025">
                <text:p>17.7547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5.095515">
                <text:p>5.095515</text:p>
              </table:table-cell>
              <table:table-cell office:value-type="float" office:value="8.163075">
                <text:p>8.163075</text:p>
              </table:table-cell>
              <table:table-cell office:value-type="float" office:value="4.3442325">
                <text:p>4.3442325</text:p>
              </table:table-cell>
              <table:table-cell office:value-type="float" office:value="5.3402925">
                <text:p>5.3402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.819945">
                <text:p>5.819945</text:p>
              </table:table-cell>
              <table:table-cell office:value-type="float" office:value="6.4413375">
                <text:p>6.4413375</text:p>
              </table:table-cell>
              <table:table-cell office:value-type="float" office:value="4.6002875">
                <text:p>4.6002875</text:p>
              </table:table-cell>
              <table:table-cell office:value-type="float" office:value="16.314175">
                <text:p>16.314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5.338355">
                <text:p>5.338355</text:p>
              </table:table-cell>
              <table:table-cell office:value-type="float" office:value="7.25312">
                <text:p>7.25312</text:p>
              </table:table-cell>
              <table:table-cell office:value-type="float" office:value="4.41841">
                <text:p>4.41841</text:p>
              </table:table-cell>
              <table:table-cell office:value-type="float" office:value="10.03967">
                <text:p>10.03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.2438725">
                <text:p>5.2438725</text:p>
              </table:table-cell>
              <table:table-cell office:value-type="float" office:value="6.2023275">
                <text:p>6.2023275</text:p>
              </table:table-cell>
              <table:table-cell office:value-type="float" office:value="5.509745">
                <text:p>5.509745</text:p>
              </table:table-cell>
              <table:table-cell office:value-type="float" office:value="7.0143075">
                <text:p>7.0143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4.8306925">
                <text:p>4.8306925</text:p>
              </table:table-cell>
              <table:table-cell office:value-type="float" office:value="7.083975">
                <text:p>7.083975</text:p>
              </table:table-cell>
              <table:table-cell office:value-type="float" office:value="4.84408">
                <text:p>4.84408</text:p>
              </table:table-cell>
              <table:table-cell office:value-type="float" office:value="7.0163525">
                <text:p>7.0163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007255">
                <text:p>5.007255</text:p>
              </table:table-cell>
              <table:table-cell office:value-type="float" office:value="6.8532175">
                <text:p>6.8532175</text:p>
              </table:table-cell>
              <table:table-cell office:value-type="float" office:value="4.1016">
                <text:p>4.1016</text:p>
              </table:table-cell>
              <table:table-cell office:value-type="float" office:value="5.7372975">
                <text:p>5.7372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.0505475">
                <text:p>5.0505475</text:p>
              </table:table-cell>
              <table:table-cell office:value-type="float" office:value="6.4960025">
                <text:p>6.4960025</text:p>
              </table:table-cell>
              <table:table-cell office:value-type="float" office:value="4.946165">
                <text:p>4.946165</text:p>
              </table:table-cell>
              <table:table-cell office:value-type="float" office:value="5.5040975">
                <text:p>5.5040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.7400875">
                <text:p>4.7400875</text:p>
              </table:table-cell>
              <table:table-cell office:value-type="float" office:value="7.131955">
                <text:p>7.131955</text:p>
              </table:table-cell>
              <table:table-cell office:value-type="float" office:value="4.7604775">
                <text:p>4.7604775</text:p>
              </table:table-cell>
              <table:table-cell office:value-type="float" office:value="8.682285">
                <text:p>8.682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99215">
                <text:p>4.99215</text:p>
              </table:table-cell>
              <table:table-cell office:value-type="float" office:value="6.5575725">
                <text:p>6.5575725</text:p>
              </table:table-cell>
              <table:table-cell office:value-type="float" office:value="4.0256675">
                <text:p>4.0256675</text:p>
              </table:table-cell>
              <table:table-cell office:value-type="float" office:value="15.51389">
                <text:p>15.51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5.2035275">
                <text:p>5.2035275</text:p>
              </table:table-cell>
              <table:table-cell office:value-type="float" office:value="7.23491">
                <text:p>7.23491</text:p>
              </table:table-cell>
              <table:table-cell office:value-type="float" office:value="4.4673125">
                <text:p>4.4673125</text:p>
              </table:table-cell>
              <table:table-cell office:value-type="float" office:value="6.45613">
                <text:p>6.45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.0093925">
                <text:p>5.0093925</text:p>
              </table:table-cell>
              <table:table-cell office:value-type="float" office:value="7.2147325">
                <text:p>7.2147325</text:p>
              </table:table-cell>
              <table:table-cell office:value-type="float" office:value="4.29165">
                <text:p>4.29165</text:p>
              </table:table-cell>
              <table:table-cell office:value-type="float" office:value="8.36407">
                <text:p>8.36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4.784655">
                <text:p>4.784655</text:p>
              </table:table-cell>
              <table:table-cell office:value-type="float" office:value="7.2584675">
                <text:p>7.2584675</text:p>
              </table:table-cell>
              <table:table-cell office:value-type="float" office:value="4.48728">
                <text:p>4.48728</text:p>
              </table:table-cell>
              <table:table-cell office:value-type="float" office:value="8.4516075">
                <text:p>8.4516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.0391625">
                <text:p>5.0391625</text:p>
              </table:table-cell>
              <table:table-cell office:value-type="float" office:value="7.250215">
                <text:p>7.250215</text:p>
              </table:table-cell>
              <table:table-cell office:value-type="float" office:value="4.9617575">
                <text:p>4.9617575</text:p>
              </table:table-cell>
              <table:table-cell office:value-type="float" office:value="7.8715475">
                <text:p>7.8715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